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Times New Roman PS'" style:font-family-generic="roman"/>
    <style:font-face style:name="Times New Roman1" svg:font-family="'Times New Roman'" style:font-adornments="Lodia" style:font-family-generic="roman" style:font-pitch="variable"/>
    <style:font-face style:name="Times New Roman2" svg:font-family="'Times New Roman'" style:font-adornments="Negrita" style:font-family-generic="roman" style:font-pitch="variable"/>
    <style:font-face style:name="Times New Roman3" svg:font-family="'Times New Roman'"/>
    <style:font-face style:name="Times New Roman4" svg:font-family="'Times New Roman'" style:font-family-generic="roman"/>
    <style:font-face style:name="Times New Roman5" svg:font-family="'Times New Roman'" style:font-family-generic="roman" style:font-pitch="variable"/>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automatic-styles>
    <style:style style:name="co1" style:family="table-column">
      <style:table-column-properties fo:break-before="auto" style:column-width="2.258cm"/>
    </style:style>
    <style:style style:name="ro1"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style:font-name="Times New Roman5" fo:font-size="12pt" style:font-size-asian="12pt" style:font-size-complex="12pt"/>
    </style:style>
    <style:style style:name="ce3" style:family="table-cell" style:parent-style-name="Default">
      <style:table-cell-properties style:text-align-source="fix" style:repeat-content="false"/>
      <style:paragraph-properties fo:text-align="start" fo:margin-left="0cm"/>
      <style:text-properties style:font-name="Times New Roman5" fo:font-size="12pt" fo:font-style="italic" style:font-size-asian="12pt" style:font-style-asian="italic" style:font-size-complex="12pt" style:font-style-complex="italic"/>
    </style:style>
    <style:style style:name="ce2" style:family="table-cell" style:parent-style-name="Default">
      <style:table-cell-properties style:text-align-source="fix" style:repeat-content="false"/>
      <style:paragraph-properties fo:text-align="start" fo:margin-left="0cm"/>
      <style:text-properties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18" style:family="table-cell" style:parent-style-name="Default">
      <style:text-properties style:font-name="Times New Roman5" fo:font-size="12pt" fo:language="zxx" fo:country="none" fo:font-style="italic" style:font-name-asian="Andale Sans UI" style:font-size-asian="12pt" style:language-asian="zxx" style:country-asian="none" style:font-style-asian="italic" style:font-name-complex="Times New Roman5" style:font-size-complex="12pt" style:language-complex="zxx" style:country-complex="none" style:font-style-complex="italic"/>
    </style:style>
    <style:style style:name="ce19" style:family="table-cell" style:parent-style-name="Default">
      <style:text-properties style:font-name="Times New Roman5" fo:font-size="12pt" fo:font-style="normal" style:font-size-asian="12pt" style:font-style-asian="normal" style:font-size-complex="12pt" style:font-style-complex="normal"/>
    </style:style>
    <style:style style:name="ce21" style:family="table-cell" style:parent-style-name="Default">
      <style:text-properties style:font-name="Times New Roman5" fo:font-size="12pt" fo:font-style="italic" style:font-size-asian="12pt" style:font-style-asian="italic" style:font-size-complex="12pt" style:font-style-complex="italic"/>
    </style:style>
    <style:style style:name="ce4" style:family="table-cell" style:parent-style-name="Default">
      <style:table-cell-properties style:text-align-source="fix" style:repeat-content="false"/>
      <style:paragraph-properties fo:text-align="start" fo:margin-left="0cm"/>
      <style:text-properties style:font-name="Times New Roman5" fo:font-size="12pt" fo:language="none" fo:country="none" fo:font-style="italic" style:font-name-asian="Times New Roman4" style:font-size-asian="12pt" style:language-asian="none" style:country-asian="none" style:font-style-asian="italic" style:font-name-complex="Times New Roman4" style:font-size-complex="12pt" style:language-complex="none" style:country-complex="none" style:font-style-complex="italic"/>
    </style:style>
    <style:style style:name="ce22" style:family="table-cell" style:parent-style-name="Default">
      <style:text-properties fo:color="#000000" style:font-name="Times New Roman5" fo:font-size="12pt" fo:language="zxx" fo:country="none" fo:font-style="italic" style:font-name-asian="Andale Sans UI" style:font-size-asian="12pt" style:language-asian="zxx" style:country-asian="none" style:font-style-asian="italic" style:font-name-complex="Times New Roman5" style:font-size-complex="12pt" style:language-complex="zxx" style:country-complex="none" style:font-style-complex="italic"/>
    </style:style>
    <style:style style:name="ce13" style:family="table-cell" style:parent-style-name="Default">
      <style:text-properties style:font-name="Times New Roman5" fo:font-size="12pt" style:font-size-asian="12pt" style:font-size-complex="12pt"/>
    </style:style>
    <style:style style:name="ce32"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Times New Roman4" style:font-size-asian="12pt" style:language-asian="none" style:country-asian="none" style:font-style-asian="italic" style:font-weight-asian="normal" style:font-name-complex="Times New Roman4" style:font-size-complex="12pt" style:language-complex="none" style:country-complex="none" style:font-style-complex="italic"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size-asian="12pt" style:language-asian="none" style:country-asian="none" style:font-style-asian="italic" style:font-weight-asian="normal" style:font-size-complex="12pt" style:language-complex="none" style:country-complex="none" style:font-style-complex="italic"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start" fo:margin-left="0cm"/>
      <style:text-properties fo:color="#000000" style:font-name="Times New Roman" fo:font-size="11.5pt" fo:language="none" fo:country="none" fo:font-style="italic" style:font-name-asian="Times New Roman" style:font-size-asian="11.5pt" style:language-asian="none" style:country-asian="none" style:font-style-asian="italic" style:font-name-complex="Times New Roman" style:font-size-complex="11.5pt" style:language-complex="none" style:country-complex="none" style:font-style-complex="italic"/>
    </style:style>
    <style:style style:name="ce25" style:family="table-cell" style:parent-style-name="Default">
      <style:text-properties style:use-window-font-color="true" style:font-name="Times New Roman5" fo:font-size="12pt" fo:language="none" fo:country="none" fo:font-style="italic" style:font-name-asian="Andale Sans UI" style:font-size-asian="12pt" style:language-asian="none" style:country-asian="none" style:font-style-asian="italic" style:font-name-complex="Times New Roman5" style:font-size-complex="12pt" style:language-complex="none" style:country-complex="none" style:font-style-complex="italic"/>
    </style:style>
    <style:style style:name="ce33" style:family="table-cell" style:parent-style-name="Default">
      <style:text-properties fo:color="#000000" style:font-name="Times New Roman1" fo:font-size="12pt" fo:language="none" fo:country="none" fo:font-style="italic" style:font-name-asian="Andale Sans UI" style:font-size-asian="12pt" style:language-asian="none" style:country-asian="none" style:font-style-asian="italic" style:font-name-complex="Times New Roman5" style:font-size-complex="12pt" style:language-complex="none" style:country-complex="none" style:font-style-complex="italic"/>
    </style:style>
    <style:style style:name="ce34" style:family="table-cell" style:parent-style-name="Default">
      <style:text-properties fo:color="#000000" style:font-name="Times New Roman5" fo:font-size="12pt" fo:language="none" fo:country="none" fo:font-style="italic" style:font-name-asian="Andale Sans UI" style:font-size-asian="12pt" style:language-asian="none" style:country-asian="none" style:font-style-asian="italic" style:font-name-complex="Times New Roman5" style:font-size-complex="12pt" style:language-complex="none" style:country-complex="none" style:font-style-complex="italic"/>
    </style:style>
    <style:style style:name="ce39" style:family="table-cell" style:parent-style-name="Default">
      <style:text-properties fo:color="#000000" style:font-name="Times New Roman5" fo:font-size="12pt" fo:language="none" fo:country="none" fo:font-style="italic" style:font-name-asian="Times New Roman6" style:font-size-asian="12pt" style:language-asian="none" style:country-asian="none" style:font-style-asian="italic" style:font-name-complex="Times New Roman6" style:font-size-complex="12pt" style:language-complex="none" style:country-complex="none" style:font-style-complex="italic"/>
    </style:style>
    <style:style style:name="ce24" style:family="table-cell" style:parent-style-name="Default">
      <style:text-properties fo:color="#000000"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4" style:family="table-cell" style:parent-style-name="Default">
      <style:text-properties fo:color="#000000"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Times New Roman6" style:font-size-asian="12pt" style:language-asian="none" style:country-asian="none" style:font-style-asian="italic" style:font-weight-asian="normal" style:font-name-complex="Times New Roman6" style:font-size-complex="12pt" style:language-complex="none" style:country-complex="none" style:font-style-complex="italic" style:font-weight-complex="normal" style:text-emphasize="none" style:font-relief="none" style:text-overline-style="none" style:text-overline-color="font-color"/>
    </style:style>
    <style:style style:name="ce60" style:family="table-cell" style:parent-style-name="Default">
      <style:text-properties style:use-window-font-color="true" style:font-name="Times New Roman2" fo:font-size="12pt" fo:language="none" fo:country="none" fo:font-style="italic" style:font-name-asian="Times-Italic" style:font-size-asian="12pt" style:language-asian="none" style:country-asian="none" style:font-style-asian="italic" style:font-name-complex="Times-Italic" style:font-size-complex="12pt" style:language-complex="none" style:country-complex="none" style:font-style-complex="italic"/>
    </style:style>
    <style:style style:name="ce61" style:family="table-cell" style:parent-style-name="Default">
      <style:text-properties style:use-window-font-color="true" style:font-name="Times New Roman2" fo:font-size="12pt" fo:language="none" fo:country="none" fo:font-style="italic" style:font-name-asian="Times-BoldItalic" style:font-size-asian="12pt" style:language-asian="none" style:country-asian="none" style:font-style-asian="italic" style:font-name-complex="Times-BoldItalic" style:font-size-complex="12pt" style:language-complex="none" style:country-complex="none" style:font-style-complex="italic"/>
    </style:style>
    <style:style style:name="ce35" style:family="table-cell" style:parent-style-name="Default">
      <style:text-properties fo:color="#000000" style:font-name="Times New Roman5" fo:font-size="12pt" fo:language="none" fo:country="none" fo:font-style="italic" style:font-name-asian="Times New Roman" style:font-size-asian="12pt" style:language-asian="none" style:country-asian="none" style:font-style-asian="italic" style:font-name-complex="Times New Roman" style:font-size-complex="12pt" style:language-complex="none" style:country-complex="none" style:font-style-complex="italic"/>
    </style:style>
    <style:style style:name="ce53" style:family="table-cell" style:parent-style-name="Default">
      <style:text-properties style:use-window-font-color="true" style:font-name="Times New Roman5" fo:font-size="12pt" fo:language="none" fo:country="none" fo:font-style="italic" style:font-name-asian="TimesNewRomanPSMT" style:font-size-asian="12pt" style:language-asian="none" style:country-asian="none" style:font-style-asian="italic" style:font-name-complex="TimesNewRomanPSMT" style:font-size-complex="12pt" style:language-complex="none" style:country-complex="none" style:font-style-complex="italic"/>
    </style:style>
    <style:style style:name="ce45" style:family="table-cell" style:parent-style-name="Default">
      <style:text-properties fo:color="#000000"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Times" style:font-size-asian="12pt" style:language-asian="none" style:country-asian="none" style:font-style-asian="italic" style:font-weight-asian="normal" style:font-name-complex="Times" style:font-size-complex="12pt" style:language-complex="none" style:country-complex="none" style:font-style-complex="italic" style:font-weight-complex="normal" style:text-emphasize="none" style:font-relief="none" style:text-overline-style="none" style:text-overline-color="font-color"/>
    </style:style>
    <style:style style:name="ce47" style:family="table-cell" style:parent-style-name="Default">
      <style:text-properties fo:color="#000000" style:font-name="Times New Roman5" fo:font-size="12pt" fo:language="none" fo:country="none" fo:font-style="italic" style:font-name-asian="Times" style:font-size-asian="12pt" style:language-asian="none" style:country-asian="none" style:font-style-asian="italic" style:font-name-complex="Times" style:font-size-complex="12pt" style:language-complex="none" style:country-complex="none" style:font-style-complex="italic"/>
    </style:style>
    <style:style style:name="ce5" style:family="table-cell" style:parent-style-name="Default">
      <style:text-properties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6" style:family="table-cell" style:parent-style-name="Default">
      <style:table-cell-properties style:text-align-source="fix" style:repeat-content="false"/>
      <style:paragraph-properties fo:text-align="start" fo:margin-left="0cm"/>
      <style:text-properties style:font-name="Times New Roman5" fo:font-size="12pt" fo:font-style="italic" style:font-name-asian="Times New Roman4" style:font-size-asian="12pt" style:font-style-asian="italic" style:font-name-complex="Times New Roman4" style:font-size-complex="12pt" style:font-style-complex="italic"/>
    </style:style>
    <style:style style:name="ce68" style:family="table-cell" style:parent-style-name="Default">
      <style:text-properties style:use-window-font-color="true"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3" style:family="table-cell" style:parent-style-name="Default">
      <style:text-properties style:use-window-font-color="true" style:font-name="Times New Roman5" fo:font-size="12pt" fo:language="none" fo:country="none" fo:font-style="italic" style:font-name-asian="Times New Roman4" style:font-size-asian="12pt" style:language-asian="none" style:country-asian="none" style:font-style-asian="italic" style:font-name-complex="Times New Roman4" style:font-size-complex="12pt" style:language-complex="none" style:country-complex="none" style:font-style-complex="italic"/>
    </style:style>
    <style:style style:name="ce62" style:family="table-cell" style:parent-style-name="Default">
      <style:text-properties style:use-window-font-color="true" style:font-name="Times New Roman5" fo:font-size="12pt" fo:language="none" fo:country="none" fo:font-style="italic" style:font-name-asian="ArialUnicodeMS" style:font-size-asian="12pt" style:language-asian="none" style:country-asian="none" style:font-style-asian="italic" style:font-name-complex="ArialUnicodeMS" style:font-size-complex="12pt" style:language-complex="none" style:country-complex="none" style:font-style-complex="italic"/>
    </style:style>
    <style:style style:name="ce23" style:family="table-cell" style:parent-style-name="Default">
      <style:text-properties fo:color="#000000" style:font-name="Times New Roman1"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1" style:family="table-cell" style:parent-style-name="Default">
      <style:text-properties style:use-window-font-color="true" style:font-name="Times New Roman4" fo:font-size="12pt" fo:language="none" fo:country="none" fo:font-style="italic" style:font-name-asian="Times New Roman4" style:font-size-asian="12pt" style:language-asian="none" style:country-asian="none" style:font-style-asian="italic" style:font-name-complex="Times New Roman4" style:font-size-complex="12pt" style:language-complex="none" style:country-complex="none" style:font-style-complex="italic"/>
    </style:style>
    <style:style style:name="ce42"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style:text-underline-mode="continuous" style:text-overline-mode="continuous" style:text-line-through-mode="continuous" style:font-size-asian="12pt" style:language-asian="none" style:country-asian="none" style:font-style-asian="italic" style:font-size-complex="12pt" style:language-complex="none" style:country-complex="none" style:font-style-complex="italic" style:text-emphasize="none" style:font-relief="none" style:text-overline-style="none" style:text-overline-color="font-color"/>
    </style:style>
    <style:style style:name="ce52" style:family="table-cell" style:parent-style-name="Default">
      <style:text-properties style:use-window-font-color="true" style:text-outline="false" style:text-line-through-style="none" style:text-line-through-type="none" style:font-name="Times New Roman4" fo:font-size="12pt" fo:language="none" fo:country="none" fo:font-style="italic" fo:text-shadow="none" style:text-underline-style="none" style:text-underline-mode="continuous" style:text-overline-mode="continuous" style:text-line-through-mode="continuous" style:font-name-asian="Times New Roman4" style:font-size-asian="12pt" style:language-asian="none" style:country-asian="none" style:font-style-asian="italic" style:font-name-complex="Times New Roman4" style:font-size-complex="12pt" style:language-complex="none" style:country-complex="none" style:font-style-complex="italic" style:text-emphasize="none" style:font-relief="none" style:text-overline-style="none" style:text-overline-color="font-color"/>
    </style:style>
    <style:style style:name="ce54" style:family="table-cell" style:parent-style-name="Default">
      <style:text-properties style:use-window-font-color="true" style:font-name="Times New Roman4" fo:font-size="12pt" fo:language="none" fo:country="none" fo:font-style="italic" fo:font-weight="bold" style:font-name-asian="Times New Roman4" style:font-size-asian="12pt" style:language-asian="none" style:country-asian="none" style:font-style-asian="italic" style:font-weight-asian="bold" style:font-name-complex="Times New Roman4" style:font-size-complex="12pt" style:language-complex="none" style:country-complex="none" style:font-style-complex="italic" style:font-weight-complex="bold"/>
    </style:style>
    <style:style style:name="ce55" style:family="table-cell" style:parent-style-name="Default">
      <style:text-properties style:use-window-font-color="true" style:font-name="Times New Roman5" fo:font-size="12pt" fo:language="none" fo:country="none" fo:font-style="italic" fo:font-weight="bold" style:font-name-asian="Times New Roman4" style:font-size-asian="12pt" style:language-asian="none" style:country-asian="none" style:font-style-asian="italic" style:font-weight-asian="bold" style:font-name-complex="Times New Roman4" style:font-size-complex="12pt" style:language-complex="none" style:country-complex="none" style:font-style-complex="italic" style:font-weight-complex="bold"/>
    </style:style>
    <style:style style:name="ce56" style:family="table-cell" style:parent-style-name="Default">
      <style:text-properties style:use-window-font-color="true" style:font-name="Times New Roman5" fo:font-size="12pt" fo:language="none" fo:country="none" fo:font-style="italic" fo:font-weight="normal" style:font-name-asian="Times New Roman4" style:font-size-asian="12pt" style:language-asian="none" style:country-asian="none" style:font-style-asian="italic" style:font-weight-asian="normal" style:font-name-complex="Times New Roman4" style:font-size-complex="12pt" style:language-complex="none" style:country-complex="none" style:font-style-complex="italic" style:font-weight-complex="normal"/>
    </style:style>
    <style:style style:name="ce81" style:family="table-cell" style:parent-style-name="Default">
      <style:text-properties style:use-window-font-color="true" style:font-name="Times New Roman3" fo:font-size="12pt" fo:language="none" fo:country="none" fo:font-style="italic" fo:font-weight="normal" style:font-name-asian="Times New Roman4" style:font-size-asian="12pt" style:language-asian="none" style:country-asian="none" style:font-style-asian="italic" style:font-weight-asian="normal" style:font-name-complex="Times New Roman4" style:font-size-complex="12pt" style:language-complex="none" style:country-complex="none" style:font-style-complex="italic" style:font-weight-complex="normal"/>
    </style:style>
    <style:style style:name="ce73"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ArialNarrow" style:font-size-asian="12pt" style:language-asian="none" style:country-asian="none" style:font-style-asian="italic" style:font-weight-asian="normal" style:font-name-complex="ArialNarrow" style:font-size-complex="12pt" style:language-complex="none" style:country-complex="none" style:font-style-complex="italic" style:font-weight-complex="normal" style:text-emphasize="none" style:font-relief="none" style:text-overline-style="none" style:text-overline-color="font-color"/>
    </style:style>
    <style:style style:name="ce74" style:family="table-cell" style:parent-style-name="Default">
      <style:text-properties style:use-window-font-color="true" style:font-name="Times New Roman5" fo:font-size="12pt" fo:language="none" fo:country="none" fo:font-style="italic" style:font-name-asian="ArialNarrow" style:font-size-asian="12pt" style:language-asian="none" style:country-asian="none" style:font-style-asian="italic" style:font-name-complex="ArialNarrow" style:font-size-complex="12pt" style:language-complex="none" style:country-complex="none" style:font-style-complex="italic"/>
    </style:style>
    <style:style style:name="ce90"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italic" style:font-weight-asian="normal" style:font-name-complex="Tahoma" style:font-size-complex="6.80000019073486pt" style:language-complex="none" style:country-complex="none" style:font-style-complex="italic" style:font-weight-complex="normal" style:text-emphasize="none" style:font-relief="none" style:text-overline-style="none" style:text-overline-color="font-color"/>
    </style:style>
    <style:style style:name="ce93" style:family="table-cell" style:parent-style-name="Default">
      <style:text-properties style:use-window-font-color="true" style:font-name="Times New Roman5" fo:font-size="12pt" fo:language="none" fo:country="none" fo:font-style="italic" style:font-name-asian="AGaramond-Regular" style:font-size-asian="12pt" style:language-asian="none" style:country-asian="none" style:font-style-asian="italic" style:font-name-complex="AGaramond-Regular" style:font-size-complex="12pt" style:language-complex="none" style:country-complex="none" style:font-style-complex="italic"/>
    </style:style>
    <style:style style:name="ce95" style:family="table-cell" style:parent-style-name="Default">
      <style:text-properties style:use-window-font-color="true" style:font-name="Times New Roman5" fo:font-size="12pt" fo:language="none" fo:country="none" fo:font-style="italic" style:font-name-asian="Segoe UI" style:font-size-asian="6.80000019073486pt" style:language-asian="none" style:country-asian="none" style:font-style-asian="italic" style:font-name-complex="Tahoma" style:font-size-complex="6.80000019073486pt" style:language-complex="none" style:country-complex="none" style:font-style-complex="italic"/>
    </style:style>
    <style:style style:name="ce99" style:family="table-cell" style:parent-style-name="Default">
      <style:text-properties style:use-window-font-color="true" style:font-name="Times New Roman5"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96" style:family="table-cell" style:parent-style-name="Default">
      <style:text-properties style:use-window-font-color="true" style:font-name="Times New Roman5" fo:font-size="12pt" fo:language="none" fo:country="none" fo:font-style="italic" style:font-name-asian="CentaurMT" style:font-size-asian="12pt" style:language-asian="none" style:country-asian="none" style:font-style-asian="italic" style:font-name-complex="CentaurMT" style:font-size-complex="12pt" style:language-complex="none" style:country-complex="none" style:font-style-complex="italic"/>
    </style:style>
    <style:style style:name="ce102" style:family="table-cell" style:parent-style-name="Default">
      <style:text-properties fo:color="#000000" style:font-name="Times New Roman5"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105" style:family="table-cell" style:parent-style-name="Default">
      <style:text-properties fo:color="#000000" style:font-name="Times New Roman5" fo:font-size="12pt" fo:language="none" fo:country="none" fo:font-style="italic" style:font-name-asian="Garamond-Italic" style:font-size-asian="12pt" style:language-asian="none" style:country-asian="none" style:font-style-asian="italic" style:font-name-complex="Garamond-Italic" style:font-size-complex="12pt" style:language-complex="none" style:country-complex="none" style:font-style-complex="italic"/>
    </style:style>
    <style:style style:name="ce106" style:family="table-cell" style:parent-style-name="Default">
      <style:text-properties style:use-window-font-color="true" style:font-name="Times New Roman5" fo:font-size="12pt" fo:language="none" fo:country="none" fo:font-style="italic" style:font-name-asian="Times-Roman" style:font-size-asian="12pt" style:language-asian="none" style:country-asian="none" style:font-style-asian="italic" style:font-name-complex="Times-Roman" style:font-size-complex="12pt" style:language-complex="none" style:country-complex="none" style:font-style-complex="italic"/>
    </style:style>
    <style:style style:name="ce103" style:family="table-cell" style:parent-style-name="Default">
      <style:text-properties style:use-window-font-color="true" style:font-name="Times New Roman5" fo:font-size="12pt" fo:language="none" fo:country="none" fo:font-style="italic" style:font-name-asian="Times-Roman" style:font-size-asian="12pt" style:language-asian="none" style:country-asian="none" style:font-style-asian="italic" style:font-name-complex="Times-Roman" style:font-size-complex="12pt" style:language-complex="none" style:country-complex="none" style:font-style-complex="italic"/>
    </style:style>
    <style:style style:name="ce7" style:family="table-cell" style:parent-style-name="Default">
      <style:text-properties style:text-outline="false" style:text-line-through-style="none" style:text-line-through-type="none" style:font-name="Times New Roman5" fo:font-size="12pt" fo:language="en" fo:country="US"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Mangal" style:font-size-complex="12pt" style:language-complex="hi" style:country-complex="IN" style:font-style-complex="italic"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style:text-line-through-type="none" style:font-name="Times New Roman5"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ext-properties style:font-name="Times New Roman5" fo:font-size="12pt" fo:language="en" fo:country="US" style:font-size-asian="12pt" style:font-name-complex="Mangal" style:font-size-complex="12pt"/>
    </style:style>
    <style:style style:name="ce46" style:family="table-cell" style:parent-style-name="Default">
      <style:text-properties style:text-outline="false" style:text-line-through-style="none" style:text-line-through-type="none" style:font-name="Times New Roman5"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style:paragraph-properties fo:text-align="start" fo:margin-left="0cm"/>
      <style:text-properties style:font-name="Times New Roman5" fo:font-size="12pt" fo:language="en" fo:country="US" style:font-size-asian="12pt" style:font-name-complex="Mangal" style:font-size-complex="12pt"/>
    </style:style>
    <style:style style:name="ce9"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size-complex="12pt" style:language-complex="none" style:country-complex="none"/>
    </style:style>
    <style:style style:name="ce12"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name-complex="Times New Roman5" style:font-size-complex="12pt" style:language-complex="none" style:country-complex="none"/>
    </style:style>
    <style:style style:name="ce10" style:family="table-cell" style:parent-style-name="Default">
      <style:table-cell-properties style:text-align-source="fix" style:repeat-content="false"/>
      <style:paragraph-properties fo:text-align="start" fo:margin-left="0cm"/>
      <style:text-properties style:font-name="Times New Roman4" fo:font-size="12pt" fo:language="none" fo:country="none" style:font-name-asian="Segoe UI" style:font-size-asian="12pt" style:language-asian="none" style:country-asian="none" style:font-name-complex="Times New Roman4" style:font-size-complex="12pt" style:language-complex="none" style:country-complex="none"/>
    </style:style>
    <style:style style:name="ce11" style:family="table-cell" style:parent-style-name="Default">
      <style:text-properties style:font-name="Times New Roman5" fo:font-size="12pt" fo:language="none" fo:country="none" style:font-name-asian="Segoe UI" style:font-size-asian="12pt" style:language-asian="none" style:country-asian="none" style:font-size-complex="12pt" style:language-complex="none" style:country-complex="none"/>
    </style:style>
    <style:style style:name="ce28"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name-complex="Times New Roman4" style:font-size-complex="12pt" style:language-complex="none" style:country-complex="none"/>
    </style:style>
    <style:style style:name="ce14"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Times New Roman5"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style:paragraph-properties fo:text-align="start" fo:margin-left="0cm"/>
      <style:text-properties style:font-name="Times New Roman5" fo:font-size="12pt" fo:language="es" fo:country="ES" style:font-size-asian="12pt" style:font-name-complex="Lucida Sans" style:font-size-complex="12pt"/>
    </style:style>
    <style:style style:name="ce97" style:family="table-cell" style:parent-style-name="Default">
      <style:text-properties style:font-name="Times New Roman5" fo:font-size="12pt" fo:font-weight="normal" style:font-size-asian="12pt" style:font-weight-asian="normal" style:font-size-complex="12pt" style:font-weight-complex="normal"/>
    </style:style>
    <style:style style:name="ce121" style:family="table-cell" style:parent-style-name="Default">
      <style:table-cell-properties style:text-align-source="fix" style:repeat-content="false"/>
      <style:paragraph-properties fo:text-align="start" fo:margin-left="0cm"/>
      <style:text-properties style:font-name="Times New Roman5"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4"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Times New Roman5"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6" style:family="text">
      <style:text-properties style:font-name="Times New Roman5"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7" style:family="text">
      <style:text-properties style:font-name="Times New Roman5" fo:font-size="12pt" style:font-name-asian="Times New Roman4" style:font-name-complex="Times New Roman4" style:font-size-asian="12pt" style:font-size-complex="12pt"/>
    </style:style>
    <style:style style:name="T8" style:family="text">
      <style:text-properties style:font-name="Times New Roman5" fo:font-size="12pt" style:font-name-asian="Times New Roman4" style:font-name-complex="Times New Roman4" style:font-size-asian="12pt" style:font-size-complex="12pt" fo:font-weight="bold" style:font-weight-asian="bold" style:font-weight-complex="bold"/>
    </style:style>
    <style:style style:name="T9" style:family="text">
      <style:text-properties fo:font-style="italic" style:letter-kerning="true" fo:language="zxx" fo:country="none" style:language-asian="zxx" style:country-asian="none" style:language-complex="zxx" style:country-complex="none" style:font-name-complex="Times New Roman5" style:font-style-asian="italic" style:font-style-complex="italic"/>
    </style:style>
    <style:style style:name="T10" style:family="text">
      <style:text-properties fo:font-style="italic" style:letter-kerning="true" fo:language="zxx" fo:country="none" style:language-asian="zxx" style:country-asian="none" style:language-complex="zxx" style:country-complex="none" style:font-name-complex="Times New Roman5" style:font-style-asian="italic" style:font-style-complex="italic" fo:color="#000000" style:font-name="Times New Roman5" fo:font-size="12pt" fo:font-weight="bold" style:font-weight-asian="bold" style:font-weight-complex="bold"/>
    </style:style>
    <style:style style:name="T11" style:family="text">
      <style:text-properties fo:font-style="italic" style:letter-kerning="true" fo:language="zxx" fo:country="none" style:language-asian="zxx" style:country-asian="none" style:language-complex="zxx" style:country-complex="none" style:font-name-complex="Times New Roman5" style:font-style-asian="italic" style:font-style-complex="italic" style:font-name="Times New Roman5" fo:font-size="12pt" style:use-window-font-color="true"/>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style:font-name="Times New Roman5" fo:font-size="12pt" style:font-size-asian="12pt" style:font-size-complex="12pt"/>
    </style:style>
    <style:style style:name="T15" style:family="text">
      <style:text-properties style:font-name="Times New Roman5" fo:font-size="12pt" style:font-size-asian="12pt" style:font-size-complex="12pt" fo:font-weight="normal" style:font-weight-asian="normal" style:font-weight-complex="normal"/>
    </style:style>
    <style:style style:name="T16" style:family="text">
      <style:text-properties style:font-name="Times New Roman5" fo:font-size="12pt" style:font-size-asian="12pt" style:font-size-complex="12pt" fo:font-weight="bold" style:font-weight-asian="bold" style:font-weight-complex="bold"/>
    </style:style>
    <style:style style:name="T17" style:family="text">
      <style:text-properties style:font-name="Times New Roman5" fo:font-size="12pt" fo:font-weight="bold" style:font-size-asian="12pt" style:font-size-complex="12pt" style:font-weight-asian="bold" style:font-weight-complex="bold"/>
    </style:style>
    <style:style style:name="T18" style:family="text">
      <style:text-properties style:letter-kerning="true"/>
    </style:style>
    <style:style style:name="T19" style:family="text">
      <style:text-properties style:letter-kerning="true" fo:color="#000000" style:font-name="Times New Roman5" fo:font-size="12pt" fo:font-weight="bold" fo:font-style="italic"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0" style:family="text">
      <style:text-properties style:letter-kerning="true" style:font-name="Times New Roman5" fo:font-size="12pt" fo:font-style="italic" fo:language="zxx" fo:country="none" style:language-asian="zxx" style:country-asian="none" style:language-complex="zxx" style:country-complex="none" style:font-name-complex="Times New Roman5" style:font-style-asian="italic" style:font-style-complex="italic" style:use-window-font-color="true"/>
    </style:style>
    <style:style style:name="T21" style:family="text">
      <style:text-properties style:letter-kerning="true" style:font-name="Times New Roman5" fo:font-size="12pt" fo:font-weight="bold" fo:font-style="italic"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2" style:family="text">
      <style:text-properties style:font-name="Times New Roman5" fo:font-size="12pt" fo:font-weight="bold" fo:font-style="italic" style:letter-kerning="true"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3"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tyle-asian="italic" style:font-style-complex="italic"/>
    </style:style>
    <style:style style:name="T24" style:family="text">
      <style:text-properties fo:font-size="12pt" style:letter-kerning="true" style:font-size-asian="12pt" style:font-size-complex="12pt"/>
    </style:style>
    <style:style style:name="T25" style:family="text">
      <style:text-properties fo:font-size="12pt" style:letter-kerning="true" style:font-size-asian="12pt" style:font-size-complex="12pt" fo:font-weight="bold" fo:font-style="italic"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6"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5" style:font-style-asian="italic" style:font-style-complex="italic"/>
    </style:style>
    <style:style style:name="T27"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ize-asian="12pt" style:font-size-complex="12pt" style:font-style-asian="italic" style:font-style-complex="italic"/>
    </style:style>
    <style:style style:name="T28"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ize-asian="12pt" style:font-size-complex="12pt" style:font-style-asian="italic" style:font-style-complex="italic" fo:font-weight="normal" style:font-weight-asian="normal" style:font-weight-complex="normal"/>
    </style:style>
    <style:style style:name="T29"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ize-asian="12pt" style:font-size-complex="12pt" style:font-style-asian="italic" style:font-style-complex="italic" fo:font-weight="bold" style:font-weight-asian="bold" style:font-weight-complex="bold"/>
    </style:style>
    <style:style style:name="T30" style:family="text">
      <style:text-properties fo:font-weight="bold" style:font-weight-asian="bold" style:font-weight-complex="bold" style:font-name="Times New Roman4"/>
    </style:style>
    <style:style style:name="T31" style:family="text">
      <style:text-properties style:font-name="Times New Roman4"/>
    </style:style>
    <style:style style:name="T32" style:family="text">
      <style:text-properties style:letter-kerning="true" style:font-name="Times New Roman5" fo:font-size="12pt" fo:font-style="italic" fo:language="zxx" fo:country="none" style:language-asian="zxx" style:country-asian="none" style:language-complex="zxx" style:country-complex="none" style:font-name-complex="Times New Roman5" style:font-style-asian="italic" style:font-style-complex="italic"/>
    </style:style>
    <style:style style:name="T33" style:family="text">
      <style:text-properties fo:font-size="12pt" style:letter-kerning="true" style:font-size-asian="12pt" style:font-size-complex="12pt" fo:font-weight="normal" fo:font-style="italic" fo:language="zxx" fo:country="none" style:language-asian="zxx" style:country-asian="none" style:language-complex="zxx" style:country-complex="none" style:font-name-complex="Times New Roman5" style:font-weight-asian="normal" style:font-weight-complex="normal" style:font-style-asian="italic" style:font-style-complex="italic"/>
    </style:style>
    <style:style style:name="T34" style:family="text">
      <style:text-properties style:font-name="Times New Roman5" fo:font-size="12pt" fo:font-style="italic" style:font-size-asian="12pt" style:font-size-complex="12pt" style:font-style-asian="italic" style:font-style-complex="italic"/>
    </style:style>
    <style:style style:name="T35" style:family="text">
      <style:text-properties style:font-name="Times New Roman5" fo:font-size="12pt" fo:font-style="italic" style:font-size-asian="12pt" style:font-size-complex="12pt" style:font-style-asian="italic" style:font-style-complex="italic" fo:font-weight="bold" style:font-name-asian="Times New Roman4" style:font-name-complex="Times New Roman4" style:font-weight-asian="bold" style:font-weight-complex="bold"/>
    </style:style>
    <style:style style:name="T36" style:family="text">
      <style:text-properties style:font-name="Times New Roman5" fo:font-size="12pt" fo:font-style="italic" style:font-size-asian="12pt" style:font-size-complex="12pt" style:font-style-asian="italic" style:font-style-complex="italic" style:font-name-asian="Times New Roman4" style:font-name-complex="Times New Roman4"/>
    </style:style>
    <style:style style:name="T37"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5"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8"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5"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39"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5"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0" style:family="text">
      <style:text-properties style:letter-kerning="true" fo:color="#000000"/>
    </style:style>
    <style:style style:name="T41"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tyle-asian="italic" style:font-style-complex="italic" fo:font-weight="bold" style:font-weight-asian="bold" style:font-weight-complex="bold"/>
    </style:style>
    <style:style style:name="T42"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5" style:font-style-asian="italic" style:font-style-complex="italic" fo:font-weight="bold" style:font-weight-asian="bold" style:font-weight-complex="bold"/>
    </style:style>
    <style:style style:name="T43" style:family="text">
      <style:text-properties fo:font-size="12pt" fo:font-weight="bold" fo:font-style="italic" style:letter-kerning="true" fo:language="zxx" fo:country="none" style:language-asian="zxx" style:country-asian="none" style:language-complex="zxx" style:country-complex="none" style:font-name-complex="Times New Roman5" style:font-size-asian="12pt" style:font-size-complex="12pt" style:font-weight-asian="bold" style:font-weight-complex="bold" style:font-style-asian="italic" style:font-style-complex="italic"/>
    </style:style>
    <style:style style:name="T44"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5"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45"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5"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46"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5"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7" style:family="text">
      <style:text-properties style:font-name="Times New Roman4" fo:font-weight="bold" style:font-weight-asian="bold" style:font-weight-complex="bold"/>
    </style:style>
    <style:style style:name="T48" style:family="text">
      <style:text-properties style:font-name="Times New Roman5" fo:font-style="italic" style:letter-kerning="true" fo:language="zxx" fo:country="none" style:language-asian="zxx" style:country-asian="none" style:language-complex="zxx" style:country-complex="none" style:font-name-complex="Times New Roman5" style:font-style-asian="italic" style:font-style-complex="italic"/>
    </style:style>
    <style:style style:name="T49" style:family="text">
      <style:text-properties style:font-name="Times New Roman5" fo:font-style="italic" style:letter-kerning="true" fo:language="zxx" fo:country="none" style:language-asian="zxx" style:country-asian="none" style:language-complex="zxx" style:country-complex="none" style:font-name-complex="Times New Roman5" style:font-style-asian="italic" style:font-style-complex="italic" fo:color="#000000" fo:font-size="12pt" fo:font-weight="bold" style:font-weight-asian="bold" style:font-weight-complex="bold"/>
    </style:style>
    <style:style style:name="T50" style:family="text">
      <style:text-properties style:font-name="Times New Roman5" fo:font-style="italic" style:letter-kerning="true" fo:language="zxx" fo:country="none" style:language-asian="zxx" style:country-asian="none" style:language-complex="zxx" style:country-complex="none" style:font-name-complex="Times New Roman5" style:font-style-asian="italic" style:font-style-complex="italic" fo:font-size="12pt" style:use-window-font-color="true"/>
    </style:style>
    <style:style style:name="T51" style:family="text">
      <style:text-properties fo:color="#000000" fo:font-size="12pt" fo:font-weight="bold" fo:font-style="italic" style:letter-kerning="true"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52" style:family="text">
      <style:text-properties fo:font-size="12pt" fo:font-style="italic" style:letter-kerning="true" fo:language="zxx" fo:country="none" style:language-asian="zxx" style:country-asian="none" style:language-complex="zxx" style:country-complex="none" style:font-name-complex="Times New Roman5" style:font-style-asian="italic" style:font-style-complex="italic" style:use-window-font-color="true"/>
    </style:style>
    <style:style style:name="T53" style:family="text">
      <style:text-properties style:font-name-asian="Times New Roman4" style:font-name-complex="Times New Roman4"/>
    </style:style>
    <style:style style:name="T54" style:family="text">
      <style:text-properties style:font-name-asian="Times New Roman4" style:font-name-complex="Times New Roman4" fo:font-weight="bold" style:font-weight-asian="bold" style:font-weight-complex="bold"/>
    </style:style>
    <style:style style:name="T55" style:family="text">
      <style:text-properties style:font-name-asian="Arial" style:font-name-complex="Arial"/>
    </style:style>
    <style:style style:name="T56" style:family="text">
      <style:text-properties fo:font-weight="bold" style:font-name-asian="Arial" style:font-name-complex="Arial" style:font-weight-asian="bold" style:font-weight-complex="bold"/>
    </style:style>
    <style:style style:name="T57" style:family="text">
      <style:text-properties fo:font-weight="bold" style:font-weight-asian="bold" style:font-weight-complex="bold" style:font-name-asian="Times New Roman4" style:font-name-complex="Times New Roman4"/>
    </style:style>
    <style:style style:name="T58" style:family="text">
      <style:text-properties fo:font-weight="bold" style:font-name-asian="Times New Roman4" style:font-name-complex="Times New Roman4" style:font-weight-asian="bold" style:font-weight-complex="bold"/>
    </style:style>
    <style:style style:name="T59" style:family="text">
      <style:text-properties fo:font-weight="bold" fo:font-style="italic" style:font-weight-asian="bold" style:font-weight-complex="bold"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fo:font-weight="bold" style:font-weight-asian="bold" style:font-weight-complex="bold"/>
    </style:style>
    <style:style style:name="T62" style:family="text">
      <style:text-properties fo:font-style="italic" style:font-style-asian="italic" style:font-style-complex="italic" fo:font-weight="normal" style:font-weight-asian="normal" style:font-weight-complex="normal"/>
    </style:style>
    <style:style style:name="T63" style:family="text">
      <style:text-properties fo:color="#000000" fo:font-size="12pt" fo:font-style="italic" style:font-name-asian="TimesNewRomanPS-ItalicMT" style:font-name-complex="TimesNewRomanPS-ItalicMT" style:font-size-asian="12pt" style:font-size-complex="12pt" style:font-style-asian="italic" style:font-style-complex="italic"/>
    </style:style>
    <style:style style:name="T64" style:family="text">
      <style:text-properties fo:color="#000000"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65" style:family="text">
      <style:text-properties fo:color="#000000" fo:font-size="12pt" style:font-name-asian="TimesNewRomanPS-ItalicMT" style:font-name-complex="TimesNewRomanPS-ItalicMT" style:font-size-asian="12pt" style:font-size-complex="12pt"/>
    </style:style>
    <style:style style:name="T66" style:family="text">
      <style:text-properties fo:color="#000000" fo:font-size="12pt" style:font-size-asian="12pt" style:font-size-complex="12pt" fo:font-weight="bold" fo:font-style="italic" style:font-name-asian="TimesNewRomanPS-BoldItalicMT" style:font-name-complex="TimesNewRomanPS-BoldItalicMT" style:font-weight-asian="bold" style:font-weight-complex="bold" style:font-style-asian="italic" style:font-style-complex="italic"/>
    </style:style>
    <style:style style:name="T67" style:family="text">
      <style:text-properties fo:color="#000000" fo:font-size="12pt" style:font-size-asian="12pt" style:font-size-complex="12pt" fo:font-style="italic" style:font-style-asian="italic" style:font-style-complex="italic" style:font-name-asian="TimesNewRomanPS-ItalicMT" style:font-name-complex="TimesNewRomanPS-ItalicMT"/>
    </style:style>
    <style:style style:name="T68" style:family="text">
      <style:text-properties fo:color="#000000"/>
    </style:style>
    <style:style style:name="T69" style:family="text">
      <style:text-properties fo:color="#000000" fo:font-weight="bold" style:font-weight-asian="bold" style:font-weight-complex="bold"/>
    </style:style>
    <style:style style:name="T70" style:family="text">
      <style:text-properties fo:color="#000000" style:font-name-asian="Times New Roman6" style:font-name-complex="Times New Roman6"/>
    </style:style>
    <style:style style:name="T71" style:family="text">
      <style:text-properties fo:color="#000000" style:font-name-asian="Times New Roman6" style:font-name-complex="Times New Roman6" fo:font-weight="bold" style:font-weight-asian="bold" style:font-weight-complex="bold"/>
    </style:style>
    <style:style style:name="T72" style:family="text">
      <style:text-properties fo:color="#000000" style:font-name="Times New Roman5" fo:font-size="12pt" fo:font-style="italic" style:font-size-asian="12pt" style:font-size-complex="12pt" style:font-style-asian="italic" style:font-style-complex="italic"/>
    </style:style>
    <style:style style:name="T73" style:family="text">
      <style:text-properties fo:color="#000000" style:font-name="Times New Roman5" fo:font-size="12pt" fo:font-style="italic" style:font-size-asian="12pt" style:font-size-complex="12pt" style:font-style-asian="italic" style:font-style-complex="italic" fo:font-weight="bold" style:font-weight-asian="bold" style:font-weight-complex="bold"/>
    </style:style>
    <style:style style:name="T74" style:family="text">
      <style:text-properties fo:color="#000000" fo:font-weight="bold" style:text-underline-style="none" style:text-underline-color="font-color" style:text-line-through-type="none" style:font-name-asian="Times New Roman6" style:font-name-complex="Times New Roman6" style:font-weight-asian="bold" style:font-weight-complex="bold"/>
    </style:style>
    <style:style style:name="T75" style:family="text">
      <style:text-properties fo:color="#000000" style:text-underline-style="none" style:text-underline-color="font-color" style:text-line-through-type="none" style:font-name-asian="Times New Roman6" style:font-name-complex="Times New Roman6"/>
    </style:style>
    <style:style style:name="T76" style:family="text">
      <style:text-properties style:font-name="Times New Roman5" fo:font-size="12pt" fo:font-style="italic" style:font-size-asian="12pt" style:font-size-complex="12pt" style:font-style-asian="italic" style:font-style-complex="italic" fo:font-weight="bold" style:font-weight-asian="bold" style:font-weight-complex="bold"/>
    </style:style>
    <style:style style:name="T77" style:family="text">
      <style:text-properties style:font-name="Times New Roman5" fo:font-size="12pt" fo:font-style="italic" style:font-size-asian="12pt" style:font-size-complex="12pt" style:font-style-asian="italic" style:font-style-complex="italic" fo:color="#000000" style:text-underline-style="none" style:text-underline-color="font-color" style:text-line-through-type="none" style:font-name-asian="Times New Roman6" style:font-name-complex="Times New Roman6"/>
    </style:style>
    <style:style style:name="T78" style:family="text">
      <style:text-properties fo:color="#000000" fo:font-weight="bold" style:font-name-asian="Times New Roman6" style:font-name-complex="Times New Roman6" style:font-weight-asian="bold" style:font-weight-complex="bold"/>
    </style:style>
    <style:style style:name="T79" style:family="text">
      <style:text-properties fo:color="#000000" style:font-name="Times New Roman5" fo:font-size="12pt" fo:font-weight="bold" fo:font-style="italic" style:font-name-asian="Times New Roman6" style:font-name-complex="Times New Roman6" style:font-size-asian="12pt" style:font-size-complex="12pt" style:font-weight-asian="bold" style:font-weight-complex="bold" style:font-style-asian="italic" style:font-style-complex="italic"/>
    </style:style>
    <style:style style:name="T80" style:family="text">
      <style:text-properties fo:color="#000000" style:font-name="Times New Roman5" fo:font-size="12pt" fo:font-style="italic" style:font-name-asian="Times New Roman6" style:font-name-complex="Times New Roman6" style:font-size-asian="12pt" style:font-size-complex="12pt" style:font-style-asian="italic" style:font-style-complex="italic"/>
    </style:style>
    <style:style style:name="T81" style:family="text">
      <style:text-properties fo:font-weight="bold" style:font-weight-asian="bold" style:font-weight-complex="bold" fo:color="#000000" style:text-underline-style="none" style:text-underline-color="font-color" style:text-line-through-type="none" style:font-name-asian="Times New Roman6" style:font-name-complex="Times New Roman6"/>
    </style:style>
    <style:style style:name="T82" style:family="text">
      <style:text-properties fo:color="#000000" style:text-underline-style="none" style:text-underline-color="font-color" style:text-line-through-type="none" style:font-name-asian="Times New Roman6" style:font-name-complex="Times New Roman6" fo:font-weight="bold" style:font-weight-asian="bold" style:font-weight-complex="bold"/>
    </style:style>
    <style:style style:name="T83" style:family="text">
      <style:text-properties fo:color="#000000" fo:font-weight="normal" style:font-name-asian="Times New Roman6" style:font-name-complex="Times New Roman6" style:font-weight-asian="normal" style:font-weight-complex="normal"/>
    </style:style>
    <style:style style:name="T84" style:family="text">
      <style:text-properties style:font-name="Times New Roman5" fo:font-size="12pt" fo:font-style="italic" style:font-size-asian="12pt" style:font-size-complex="12pt" style:font-style-asian="italic" style:font-style-complex="italic" fo:font-weight="normal" style:font-weight-asian="normal" style:font-weight-complex="normal"/>
    </style:style>
    <style:style style:name="T85" style:family="text">
      <style:text-properties style:font-name="Times New Roman5" fo:font-size="12pt" fo:font-style="italic" style:font-size-asian="12pt" style:font-size-complex="12pt" style:font-style-asian="italic" style:font-style-complex="italic" fo:color="#000000" style:font-name-asian="Times New Roman6" style:font-name-complex="Times New Roman6"/>
    </style:style>
    <style:style style:name="T86" style:family="text">
      <style:text-properties fo:color="#000000" style:font-name="Times New Roman5" fo:font-size="12pt" fo:font-weight="normal" fo:font-style="italic" style:font-name-asian="Times New Roman6" style:font-name-complex="Times New Roman6" style:font-size-asian="12pt" style:font-size-complex="12pt" style:font-weight-asian="normal" style:font-weight-complex="normal" style:font-style-asian="italic" style:font-style-complex="italic"/>
    </style:style>
    <style:style style:name="T87" style:family="text">
      <style:text-properties fo:color="#000000" style:font-name="Times New Roman5" fo:font-size="12pt" fo:font-style="italic" style:font-name-asian="Times New Roman6" style:font-name-complex="Times New Roman6" style:font-size-asian="12pt" style:font-size-complex="12pt" style:font-style-asian="italic" style:font-style-complex="italic" fo:font-weight="bold" style:font-weight-asian="bold" style:font-weight-complex="bold"/>
    </style:style>
    <style:style style:name="T88" style:family="text">
      <style:text-properties fo:color="#000000" style:font-name="Times New Roman5" fo:font-size="12pt" fo:font-style="italic" style:font-name-asian="Times New Roman6" style:font-name-complex="Times New Roman6" style:font-size-asian="12pt" style:font-size-complex="12pt" style:font-style-asian="italic" style:font-style-complex="italic" fo:font-weight="normal" style:font-weight-asian="normal" style:font-weight-complex="normal"/>
    </style:style>
    <style:style style:name="T89" style:family="text">
      <style:text-properties fo:font-size="12pt" style:font-size-asian="12pt" style:font-size-complex="12pt"/>
    </style:style>
    <style:style style:name="T90" style:family="text">
      <style:text-properties fo:font-size="12pt" style:font-size-asian="12pt" style:font-size-complex="12pt" fo:font-weight="bold" style:font-weight-asian="bold" style:font-weight-complex="bold"/>
    </style:style>
    <style:style style:name="T91" style:family="text">
      <style:text-properties fo:font-size="12pt" fo:font-weight="normal" style:font-size-asian="12pt" style:font-size-complex="12pt" style:font-weight-asian="normal" style:font-weight-complex="normal"/>
    </style:style>
    <style:style style:name="T92" style:family="text">
      <style:text-properties fo:font-size="12pt" style:font-size-asian="12pt" style:font-size-complex="12pt" fo:font-weight="normal" style:font-weight-asian="normal" style:font-weight-complex="normal"/>
    </style:style>
    <style:style style:name="T93" style:family="text">
      <style:text-properties style:font-name="Times New Roman2" fo:font-size="12pt" style:font-size-asian="12pt" style:font-size-complex="12pt"/>
    </style:style>
    <style:style style:name="T94" style:family="text">
      <style:text-properties style:font-name="Times New Roman2" fo:font-size="12pt" style:font-size-asian="12pt" style:font-size-complex="12pt" fo:font-weight="bold" style:font-weight-asian="bold" style:font-weight-complex="bold"/>
    </style:style>
    <style:style style:name="T95"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96"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97"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98" style:family="text">
      <style:text-properties fo:font-size="12pt" fo:font-style="italic" style:font-name-asian="TimesNewRomanPS-ItalicMT" style:font-name-complex="TimesNewRomanPS-ItalicMT" style:font-size-asian="12pt" style:font-size-complex="12pt" style:font-style-asian="italic" style:font-style-complex="italic"/>
    </style:style>
    <style:style style:name="T99" style:family="text">
      <style:text-properties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0" style:family="text">
      <style:text-properties fo:font-size="12pt" fo:font-style="italic" style:font-size-asian="12pt" style:font-size-complex="12pt" style:font-style-asian="italic" style:font-style-complex="italic" style:font-name-asian="TimesNewRomanPS-ItalicMT" style:font-name-complex="TimesNewRomanPS-ItalicMT"/>
    </style:style>
    <style:style style:name="T101" style:family="text">
      <style:text-properties fo:color="#000000"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02"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03"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04" style:family="text">
      <style:text-properties fo:color="#000000" style:font-name="Times New Roman5" fo:font-size="12pt" fo:font-style="italic" style:font-name-asian="TimesNewRomanPS-ItalicMT" style:font-name-complex="TimesNewRomanPS-ItalicMT" style:font-size-asian="12pt" style:font-size-complex="12pt" style:font-style-asian="italic" style:font-style-complex="italic"/>
    </style:style>
    <style:style style:name="T105" style:family="text">
      <style:text-properties fo:color="#000000" style:font-name="Times New Roman5"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6" style:family="text">
      <style:text-properties fo:color="#000000" style:font-name="Times New Roman5" fo:font-size="12pt" fo:font-style="italic" style:font-size-asian="12pt" style:font-size-complex="12pt" style:font-style-asian="italic" style:font-style-complex="italic" style:font-name-asian="TimesNewRomanPS-ItalicMT" style:font-name-complex="TimesNewRomanPS-ItalicMT"/>
    </style:style>
    <style:style style:name="T107" style:family="text">
      <style:text-properties style:font-name="Times New Roman5"/>
    </style:style>
    <style:style style:name="T108" style:family="text">
      <style:text-properties style:font-name="Times New Roman5" fo:font-weight="bold" style:font-weight-asian="bold" style:font-weight-complex="bold"/>
    </style:style>
    <style:style style:name="T109" style:family="text">
      <style:text-properties fo:color="#000000"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0" style:family="text">
      <style:text-properties fo:color="#000000"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1" style:family="text">
      <style:text-properties fo:color="#000000"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12" style:family="text">
      <style:text-properties fo:color="#000000" style:font-name="Times New Roman5" fo:font-size="12pt" fo:font-style="italic" style:font-name-asian="Times" style:font-name-complex="Times" style:font-size-asian="12pt" style:font-size-complex="12pt" style:font-style-asian="italic" style:font-style-complex="italic"/>
    </style:style>
    <style:style style:name="T113" style:family="text">
      <style:text-properties fo:color="#000000" style:font-name="Times New Roman5"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14" style:family="text">
      <style:text-properties fo:color="#000000" style:font-name="Times New Roman5"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15" style:family="text">
      <style:text-properties fo:color="#000000"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16" style:family="text">
      <style:text-properties fo:color="#000000" fo:font-size="12pt" fo:font-style="italic" style:font-name-asian="Times" style:font-name-complex="Times" style:font-size-asian="12pt" style:font-size-complex="12pt" style:font-style-asian="italic" style:font-style-complex="italic"/>
    </style:style>
    <style:style style:name="T117" style:family="text">
      <style:text-properties fo:color="#000000"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8" style:family="text">
      <style:text-properties fo:color="#000000"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9" style:family="text">
      <style:text-properties fo:color="#000000"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20" style:family="text">
      <style:text-properties fo:color="#000000" fo:font-size="12pt" fo:font-style="italic" style:font-size-asian="12pt" style:font-size-complex="12pt" style:font-style-asian="italic" style:font-style-complex="italic"/>
    </style:style>
    <style:style style:name="T121" style:family="text">
      <style:text-properties fo:color="#000000" fo:font-size="12pt" fo:font-style="italic" style:font-size-asian="12pt" style:font-size-complex="12pt" style:font-style-asian="italic" style:font-style-complex="italic" fo:font-weight="bold" style:font-weight-asian="bold" style:font-weight-complex="bold"/>
    </style:style>
    <style:style style:name="T122" style:family="text">
      <style:text-properties fo:color="#000000" style:font-name="Times New Roman5"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23" style:family="text">
      <style:text-properties fo:color="#000000"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24" style:family="text">
      <style:text-properties style:font-name="Times New Roman5" fo:font-size="12pt" fo:font-style="italic" style:font-name-asian="Times New Roman4" style:font-name-complex="Times New Roman4" style:font-size-asian="12pt" style:font-size-complex="12pt" style:font-style-asian="italic" style:font-style-complex="italic"/>
    </style:style>
    <style:style style:name="T125" style:family="text">
      <style:text-properties style:font-name="Times New Roman5" fo:font-size="12pt" fo:font-style="italic" style:font-name-asian="Times New Roman4" style:font-name-complex="Times New Roman4" style:font-size-asian="12pt" style:font-size-complex="12pt" style:font-style-asian="italic" style:font-style-complex="italic" fo:font-weight="bold" style:font-weight-asian="bold" style:font-weight-complex="bold"/>
    </style:style>
    <style:style style:name="T126" style:family="text">
      <style:text-properties style:font-name-asian="HiddenHorzOCR" style:font-name-complex="HiddenHorzOCR"/>
    </style:style>
    <style:style style:name="T127" style:family="text">
      <style:text-properties fo:font-weight="bold" style:font-weight-asian="bold" style:font-weight-complex="bold" style:font-name-asian="HiddenHorzOCR" style:font-name-complex="HiddenHorzOCR"/>
    </style:style>
    <style:style style:name="T128" style:family="text">
      <style:text-properties fo:font-size="12pt" fo:font-style="italic" style:font-name-asian="Times New Roman4" style:font-name-complex="Times New Roman4" style:font-size-asian="12pt" style:font-size-complex="12pt" style:font-style-asian="italic" style:font-style-complex="italic"/>
    </style:style>
    <style:style style:name="T129" style:family="text">
      <style:text-properties fo:font-size="12pt" fo:font-style="italic" style:font-name-asian="Times New Roman4" style:font-name-complex="Times New Roman4" style:font-size-asian="12pt" style:font-size-complex="12pt" style:font-style-asian="italic" style:font-style-complex="italic" fo:font-weight="bold" style:font-weight-asian="bold" style:font-weight-complex="bold"/>
    </style:style>
    <style:style style:name="T130" style:family="text">
      <style:text-properties style:font-name="Times New Roman5" fo:font-size="12pt" style:font-name-asian="Times New Roman4" style:font-name-complex="Times New Roman4" style:font-size-asian="12pt" style:font-size-complex="12pt" fo:font-weight="bold" fo:font-style="italic" style:font-weight-asian="bold" style:font-weight-complex="bold" style:font-style-asian="italic" style:font-style-complex="italic"/>
    </style:style>
    <style:style style:name="T131" style:family="text">
      <style:text-properties style:font-name="Times New Roman5" fo:font-size="12pt" style:font-name-asian="Times New Roman4" style:font-name-complex="Times New Roman4" style:font-size-asian="12pt" style:font-size-complex="12pt" fo:font-style="italic" style:font-style-asian="italic" style:font-style-complex="italic" fo:font-weight="normal" style:font-weight-asian="normal" style:font-weight-complex="normal"/>
    </style:style>
    <style:style style:name="T132" style:family="text">
      <style:text-properties fo:font-size="12pt" fo:font-weight="bold" fo:font-style="italic" style:font-name-asian="Times New Roman4" style:font-name-complex="Times New Roman4" style:font-size-asian="12pt" style:font-size-complex="12pt" style:font-weight-asian="bold" style:font-weight-complex="bold" style:font-style-asian="italic" style:font-style-complex="italic"/>
    </style:style>
    <style:style style:name="T133" style:family="text">
      <style:text-properties style:font-name-asian="ArialUnicodeMS" style:font-name-complex="ArialUnicodeMS"/>
    </style:style>
    <style:style style:name="T134" style:family="text">
      <style:text-properties style:font-name-asian="ArialUnicodeMS" style:font-name-complex="ArialUnicodeMS" fo:font-weight="bold" style:font-weight-asian="bold" style:font-weight-complex="bold"/>
    </style:style>
    <style:style style:name="T135" style:family="text">
      <style:text-properties fo:font-size="12pt" fo:font-weight="bold" fo:font-style="italic" style:font-name-asian="TimesNewRomanPS-BoldItalicMT" style:font-name-complex="TimesNewRomanPS-BoldItalicMT" style:font-size-asian="12pt" style:font-size-complex="12pt" style:font-weight-asian="bold" style:font-weight-complex="bold" style:font-style-asian="italic" style:font-style-complex="italic"/>
    </style:style>
    <style:style style:name="T136" style:family="text">
      <style:text-properties fo:font-size="12pt" fo:font-weight="bold" fo:font-style="italic" style:font-name-asian="TimesNewRomanPS-ItalicMT" style:font-name-complex="TimesNewRomanPS-ItalicMT" style:font-size-asian="12pt" style:font-size-complex="12pt" style:font-weight-asian="bold" style:font-weight-complex="bold" style:font-style-asian="italic" style:font-style-complex="italic"/>
    </style:style>
    <style:style style:name="T137" style:family="text">
      <style:text-properties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38" style:family="text">
      <style:text-properties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39"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0"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BoldItalicMT" style:font-name-complex="TimesNewRomanPS-BoldItalicMT"/>
    </style:style>
    <style:style style:name="T141" style:family="text">
      <style:text-properties style:font-name="Times New Roman5"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42"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43"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44" style:family="text">
      <style:text-properties style:font-name="Times New Roman5"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45" style:family="text">
      <style:text-properties style:font-name="Times New Roman5"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46" style:family="text">
      <style:text-properties style:font-name="Times New Roman5"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7" style:family="text">
      <style:text-properties fo:font-size="12pt" fo:font-style="italic" style:font-name-asian="TimesNewRomanPS-ItalicMT" style:font-name-complex="TimesNewRomanPS-ItalicMT" style:font-size-asian="12pt" style:font-size-complex="12pt" style:font-style-asian="italic" style:font-style-complex="italic" fo:font-weight="bold" style:font-weight-asian="bold" style:font-weight-complex="bold"/>
    </style:style>
    <style:style style:name="T148" style:family="text">
      <style:text-properties fo:font-size="12pt" fo:font-style="italic" style:font-name-asian="TimesNewRomanPS-ItalicMT" style:font-name-complex="TimesNewRomanPS-ItalicMT" style:font-size-asian="12pt" style:font-size-complex="12pt" style:font-style-asian="italic" style:font-style-complex="italic" fo:font-weight="normal" style:font-weight-asian="normal" style:font-weight-complex="normal"/>
    </style:style>
    <style:style style:name="T149" style:family="text">
      <style:text-properties fo:font-size="12pt" fo:font-weight="bold" fo:font-style="italic" style:font-size-asian="12pt" style:font-size-complex="12pt" style:font-weight-asian="bold" style:font-weight-complex="bold" style:font-style-asian="italic" style:font-style-complex="italic"/>
    </style:style>
    <style:style style:name="T150" style:family="text">
      <style:text-properties fo:font-size="12pt" fo:font-style="italic" style:font-size-asian="12pt" style:font-size-complex="12pt" style:font-style-asian="italic" style:font-style-complex="italic"/>
    </style:style>
    <style:style style:name="T151" style:family="text">
      <style:text-properties fo:font-weight="bold" style:font-weight-asian="bold" style:font-weight-complex="bold" style:font-name-asian="ArialUnicodeMS" style:font-name-complex="ArialUnicodeMS"/>
    </style:style>
    <style:style style:name="T152" style:family="text">
      <style:text-properties fo:font-weight="bold" style:font-name-asian="ArialUnicodeMS" style:font-name-complex="ArialUnicodeMS" style:font-weight-asian="bold" style:font-weight-complex="bold"/>
    </style:style>
    <style:style style:name="T153" style:family="text">
      <style:text-properties style:font-name-asian="ArialUnicodeMS" style:font-name-complex="ArialUnicodeMS" fo:font-weight="normal" style:font-weight-asian="normal" style:font-weight-complex="normal"/>
    </style:style>
    <style:style style:name="T154" style:family="text">
      <style:text-properties style:font-name="Times New Roman5" fo:font-size="12pt" fo:font-style="italic" style:font-name-asian="ArialUnicodeMS" style:font-name-complex="ArialUnicodeMS" style:font-size-asian="12pt" style:font-size-complex="12pt" style:font-style-asian="italic" style:font-style-complex="italic"/>
    </style:style>
    <style:style style:name="T155" style:family="text">
      <style:text-properties style:font-name="Times New Roman5" fo:font-size="12pt" fo:font-style="italic" style:font-size-asian="12pt" style:font-size-complex="12pt" style:font-style-asian="italic" style:font-style-complex="italic" fo:font-weight="bold" style:font-weight-asian="bold" style:font-weight-complex="bold" style:font-name-asian="ArialUnicodeMS" style:font-name-complex="ArialUnicodeMS"/>
    </style:style>
    <style:style style:name="T156" style:family="text">
      <style:text-properties style:font-name="Times New Roman5" fo:font-size="12pt" fo:font-style="italic" style:font-size-asian="12pt" style:font-size-complex="12pt" style:font-style-asian="italic" style:font-style-complex="italic" style:font-name-asian="ArialUnicodeMS" style:font-name-complex="ArialUnicodeMS"/>
    </style:style>
    <style:style style:name="T157"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5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59" style:family="text">
      <style:text-properties fo:font-size="12pt" fo:font-style="italic" style:font-size-asian="12pt" style:font-size-complex="12pt" style:font-style-asian="italic" style:font-style-complex="italic" fo:font-weight="bold" style:font-name-asian="Times New Roman4" style:font-name-complex="Times New Roman4" style:font-weight-asian="bold" style:font-weight-complex="bold"/>
    </style:style>
    <style:style style:name="T160" style:family="text">
      <style:text-properties style:font-name="Times New Roman4" fo:font-size="12pt" fo:font-weight="bold" fo:font-style="italic" style:font-name-asian="Times New Roman4" style:font-name-complex="Times New Roman4" style:font-size-asian="12pt" style:font-size-complex="12pt" style:font-weight-asian="bold" style:font-weight-complex="bold" style:font-style-asian="italic" style:font-style-complex="italic"/>
    </style:style>
    <style:style style:name="T161" style:family="text">
      <style:text-properties style:font-name="Times New Roman4" fo:font-size="12pt" fo:font-style="italic" style:font-name-asian="Times New Roman4" style:font-name-complex="Times New Roman4" style:font-size-asian="12pt" style:font-size-complex="12pt" style:font-style-asian="italic" style:font-style-complex="italic"/>
    </style:style>
    <style:style style:name="T162" style:family="text">
      <style:text-properties style:font-name="Times New Roman5" fo:font-size="12pt" fo:font-style="italic" style:font-name-asian="TimesNewRomanPS-ItalicMT" style:font-name-complex="TimesNewRomanPS-ItalicMT" style:font-size-asian="12pt" style:font-size-complex="12pt" style:font-style-asian="italic" style:font-style-complex="italic"/>
    </style:style>
    <style:style style:name="T163" style:family="text">
      <style:text-properties style:font-name="Times New Roman5" fo:font-size="12pt" fo:font-style="italic" style:font-size-asian="12pt" style:font-size-complex="12pt" style:font-style-asian="italic" style:font-style-complex="italic" style:font-name-asian="TimesNewRomanPS-ItalicMT" style:font-name-complex="TimesNewRomanPS-ItalicMT"/>
    </style:style>
    <style:style style:name="T164" style:family="text">
      <style:text-properties fo:font-size="12pt" fo:font-weight="normal" fo:font-style="italic" style:font-size-asian="12pt" style:font-size-complex="12pt" style:font-weight-asian="normal" style:font-weight-complex="normal" style:font-style-asian="italic" style:font-style-complex="italic"/>
    </style:style>
    <style:style style:name="T165"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style>
    <style:style style:name="T166"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font-name-asian="Times New Roman4" style:font-name-complex="Times New Roman4"/>
    </style:style>
    <style:style style:name="T167" style:family="text">
      <style:text-properties style:font-name="Times New Roman5" fo:font-size="12pt" fo:font-style="italic" style:font-size-asian="12pt" style:font-size-complex="12pt" style:font-style-asian="italic" style:font-style-complex="italic" style:font-name-asian="Times New Roman4" style:font-name-complex="Times New Roman4" fo:font-weight="bold" style:font-weight-asian="bold" style:font-weight-complex="bold"/>
    </style:style>
    <style:style style:name="T168" style:family="text">
      <style:text-properties style:font-name="Times New Roman5" fo:font-size="12pt" fo:font-style="italic" style:font-size-asian="12pt" style:font-size-complex="12pt" style:font-style-asian="italic" style:font-style-complex="italic" fo:font-weight="normal" style:font-name-asian="Times New Roman4" style:font-name-complex="Times New Roman4" style:font-weight-asian="normal" style:font-weight-complex="normal"/>
    </style:style>
    <style:style style:name="T169" style:family="text">
      <style:text-properties style:font-name-asian="ArialNarrow" style:font-name-complex="ArialNarrow"/>
    </style:style>
    <style:style style:name="T170" style:family="text">
      <style:text-properties style:font-name-asian="ArialNarrow" style:font-name-complex="ArialNarrow" fo:font-weight="bold" style:font-weight-asian="bold" style:font-weight-complex="bold"/>
    </style:style>
    <style:style style:name="T171" style:family="text">
      <style:text-properties fo:font-style="normal" style:font-name-asian="ArialNarrow-Italic" style:font-name-complex="ArialNarrow-Italic" style:font-style-asian="normal" style:font-style-complex="normal"/>
    </style:style>
    <style:style style:name="T172" style:family="text">
      <style:text-properties fo:font-weight="bold" style:font-name-asian="ArialNarrow" style:font-name-complex="ArialNarrow" style:font-weight-asian="bold" style:font-weight-complex="bold"/>
    </style:style>
    <style:style style:name="T173"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74" style:family="text">
      <style:text-properties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75" style:family="text">
      <style:text-properties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76" style:family="text">
      <style:text-properties fo:font-size="12pt" fo:font-style="italic" style:font-name-asian="StempelMARIA-Roman" style:font-name-complex="StempelMARIA-Roman" style:font-size-asian="12pt" style:font-size-complex="12pt" style:font-style-asian="italic" style:font-style-complex="italic"/>
    </style:style>
    <style:style style:name="T177" style:family="text">
      <style:text-properties fo:font-size="12pt" fo:font-style="italic" style:font-name-asian="StempelMARIA-Roman" style:font-name-complex="StempelMARIA-Roman" style:font-size-asian="12pt" style:font-size-complex="12pt" style:font-style-asian="italic" style:font-style-complex="italic" fo:font-weight="bold" style:font-weight-asian="bold" style:font-weight-complex="bold"/>
    </style:style>
    <style:style style:name="T178" style:family="text">
      <style:text-properties fo:font-size="12pt" fo:font-style="italic" style:font-size-asian="12pt" style:font-size-complex="12pt" style:font-style-asian="italic" style:font-style-complex="italic" style:font-name-asian="StempelMARIA-Italic" style:font-name-complex="StempelMARIA-Italic"/>
    </style:style>
    <style:style style:name="T179" style:family="text">
      <style:text-properties fo:font-size="12pt" fo:font-style="italic" style:font-size-asian="12pt" style:font-size-complex="12pt" style:font-style-asian="italic" style:font-style-complex="italic" style:font-name-asian="StempelMARIA-Roman" style:font-name-complex="StempelMARIA-Roman"/>
    </style:style>
    <style:style style:name="T180" style:family="text">
      <style:text-properties style:font-name="Times New Roman4"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81" style:family="text">
      <style:text-properties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82" style:family="text">
      <style:text-properties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3" style:family="text">
      <style:text-properties fo:font-style="normal" style:font-style-asian="normal" style:font-style-complex="normal" fo:font-weight="bold" style:font-weight-asian="bold" style:font-weight-complex="bold"/>
    </style:style>
    <style:style style:name="T184"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185"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186" style:family="text">
      <style:text-properties style:font-name="Times New Roman4"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187" style:family="text">
      <style:text-properties style:font-name="Times New Roman4"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18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9"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Times New Roman4" style:font-name-asian="Times New Roman4" style:font-name-complex="Times New Roman4"/>
    </style:style>
    <style:style style:name="T190" style:family="text">
      <style:text-properties fo:font-size="12pt" fo:font-style="italic" style:font-size-asian="12pt" style:font-size-complex="12pt" style:font-style-asian="italic" style:font-style-complex="italic" fo:font-weight="bold" style:font-weight-asian="bold" style:font-weight-complex="bold"/>
    </style:style>
    <style:style style:name="T191" style:family="text">
      <style:text-properties style:font-name="Times New Roman5" fo:font-style="italic" style:font-style-asian="italic" style:font-style-complex="italic"/>
    </style:style>
    <style:style style:name="T192" style:family="text">
      <style:text-properties style:font-name="Times New Roman5" fo:font-style="italic" style:font-style-asian="italic" style:font-style-complex="italic" fo:font-weight="bold" style:font-weight-asian="bold" style:font-weight-complex="bold"/>
    </style:style>
    <style:style style:name="T193" style:family="text">
      <style:text-properties style:font-name="Times New Roman5" fo:font-size="12pt" fo:font-weight="bold" fo:font-style="italic" style:font-size-asian="12pt" style:font-size-complex="12pt" style:font-weight-asian="bold" style:font-weight-complex="bold" style:font-style-asian="italic" style:font-style-complex="italic"/>
    </style:style>
    <style:style style:name="T194" style:family="text">
      <style:text-properties style:font-name="Times New Roman5" fo:font-size="12pt" fo:font-style="italic" style:font-style-asian="italic" style:font-style-complex="italic"/>
    </style:style>
    <style:style style:name="T195" style:family="text">
      <style:text-properties style:font-name="Times New Roman5" fo:font-size="12pt" fo:font-style="italic" style:font-style-asian="italic" style:font-style-complex="italic" fo:font-weight="bold" style:font-weight-asian="bold" style:font-weight-complex="bold"/>
    </style:style>
    <style:style style:name="T196" style:family="text">
      <style:text-properties style:font-name="Times New Roman5" fo:font-size="12pt" fo:font-style="italic" style:font-name-asian="CentaurMT" style:font-name-complex="CentaurMT" style:font-size-asian="12pt" style:font-size-complex="12pt" style:font-style-asian="italic" style:font-style-complex="italic"/>
    </style:style>
    <style:style style:name="T197" style:family="text">
      <style:text-properties style:font-name="Times New Roman5" fo:font-size="12pt" fo:font-style="italic" style:font-name-asian="CentaurMT" style:font-name-complex="CentaurMT" style:font-size-asian="12pt" style:font-size-complex="12pt" style:font-style-asian="italic" style:font-style-complex="italic" fo:font-weight="bold" style:font-weight-asian="bold" style:font-weight-complex="bold"/>
    </style:style>
    <style:style style:name="T198" style:family="text">
      <style:text-properties style:font-name="Times New Roman5" fo:font-size="12pt" fo:font-weight="bold" fo:font-style="italic" style:font-name-asian="CentaurMT" style:font-name-complex="CentaurMT" style:font-size-asian="12pt" style:font-size-complex="12pt" style:font-weight-asian="bold" style:font-weight-complex="bold" style:font-style-asian="italic" style:font-style-complex="italic"/>
    </style:style>
    <style:style style:name="T199" style:family="text">
      <style:text-properties fo:color="#000000" style:font-name="Times New Roman5" fo:font-size="12pt" fo:font-style="italic" style:font-name-asian="Garamond" style:font-name-complex="Garamond" style:font-size-asian="12pt" style:font-size-complex="12pt" style:font-style-asian="italic" style:font-style-complex="italic"/>
    </style:style>
    <style:style style:name="T200" style:family="text">
      <style:text-properties fo:color="#000000" style:font-name="Times New Roman5" fo:font-size="12pt" fo:font-style="italic" style:font-name-asian="Garamond" style:font-name-complex="Garamond" style:font-size-asian="12pt" style:font-size-complex="12pt" style:font-style-asian="italic" style:font-style-complex="italic" fo:font-weight="bold" style:font-weight-asian="bold" style:font-weight-complex="bold"/>
    </style:style>
    <style:style style:name="T201" style:family="text">
      <style:text-properties fo:color="#000000" style:font-name="Times New Roman5" fo:font-size="12pt" fo:font-weight="bold" fo:font-style="italic" style:font-name-asian="Garamond" style:font-name-complex="Garamond" style:font-size-asian="12pt" style:font-size-complex="12pt" style:font-weight-asian="bold" style:font-weight-complex="bold" style:font-style-asian="italic" style:font-style-complex="italic"/>
    </style:style>
    <style:style style:name="T202" style:family="text">
      <style:text-properties fo:font-size="12pt" style:font-size-asian="12pt" style:font-size-complex="12pt" fo:font-style="italic" style:font-style-asian="italic" style:font-style-complex="italic" fo:color="#000000"/>
    </style:style>
    <style:style style:name="T203" style:family="text">
      <style:text-properties fo:font-size="12pt" style:font-size-asian="12pt" style:font-size-complex="12pt" fo:font-style="italic" style:font-style-asian="italic" style:font-style-complex="italic" fo:color="#000000" fo:font-weight="bold" style:font-weight-asian="bold" style:font-weight-complex="bold"/>
    </style:style>
    <style:style style:name="T204" style:family="text">
      <style:text-properties style:font-name="Times New Roman5" fo:font-size="12pt" style:font-size-asian="12pt" style:font-size-complex="12pt" fo:font-style="italic" style:font-style-asian="italic" style:font-style-complex="italic" fo:color="#000000"/>
    </style:style>
    <style:style style:name="T205" style:family="text">
      <style:text-properties style:font-name="Times New Roman5" fo:font-size="12pt" style:font-size-asian="12pt" style:font-size-complex="12pt" fo:font-style="italic" style:font-style-asian="italic" style:font-style-complex="italic" fo:color="#000000" fo:font-weight="bold" style:font-weight-asian="bold" style:font-weight-complex="bold"/>
    </style:style>
    <style:style style:name="T206" style:family="text">
      <style:text-properties style:font-name="Times New Roman5" fo:font-size="12pt" style:font-size-asian="12pt" style:font-size-complex="12pt" fo:color="#000000"/>
    </style:style>
    <style:style style:name="T207" style:family="text">
      <style:text-properties style:font-name="Times New Roman5" fo:font-size="12pt" style:font-size-asian="12pt" style:font-size-complex="12pt" fo:color="#000000" fo:font-weight="bold" style:font-weight-asian="bold" style:font-weight-complex="bold"/>
    </style:style>
    <style:style style:name="T208" style:family="text">
      <style:text-properties style:font-name="Times New Roman5" fo:font-size="12pt" style:font-size-asian="12pt" style:font-size-complex="12pt" fo:color="#000000" fo:font-style="italic" style:font-style-asian="italic" style:font-style-complex="italic"/>
    </style:style>
    <style:style style:name="T209" style:family="text">
      <style:text-properties style:font-name="Times New Roman5" fo:font-size="12pt" style:font-size-asian="12pt" style:font-size-complex="12pt" fo:color="#000000" fo:font-style="italic" style:font-style-asian="italic" style:font-style-complex="italic" fo:font-weight="bold" style:font-weight-asian="bold" style:font-weight-complex="bold"/>
    </style:style>
    <style:style style:name="T210" style:family="text">
      <style:text-properties fo:font-style="italic" style:font-name-asian="Garamond-Italic" style:font-name-complex="Garamond-Italic" style:font-style-asian="italic" style:font-style-complex="italic" style:font-name="Times New Roman5" fo:font-size="12pt" style:font-size-asian="12pt" style:font-size-complex="12pt" fo:color="#000000"/>
    </style:style>
    <style:style style:name="T211" style:family="text">
      <style:text-properties fo:font-style="italic" style:font-name-asian="Garamond-Italic" style:font-name-complex="Garamond-Italic" style:font-style-asian="italic" style:font-style-complex="italic" style:font-name="Times New Roman5" fo:font-size="12pt" style:font-size-asian="12pt" style:font-size-complex="12pt" fo:color="#000000" fo:font-weight="bold" style:font-weight-asian="bold" style:font-weight-complex="bold"/>
    </style:style>
    <style:style style:name="T212" style:family="text">
      <style:text-properties style:font-name="Times New Roman5" fo:font-size="12pt" style:font-size-asian="12pt" style:font-size-complex="12pt" fo:font-style="italic" style:font-style-asian="italic" style:font-style-complex="italic" fo:color="#000000" style:font-name-asian="Garamond-Italic" style:font-name-complex="Garamond-Italic"/>
    </style:style>
    <style:style style:name="T213" style:family="text">
      <style:text-properties style:font-name="Times New Roman5" fo:font-size="12pt" style:font-size-asian="12pt" style:font-size-complex="12pt" fo:font-style="italic" style:font-style-asian="italic" style:font-style-complex="italic" fo:color="#000000" style:font-name-asian="Garamond-Italic" style:font-name-complex="Garamond-Italic" fo:font-weight="bold" style:font-weight-asian="bold" style:font-weight-complex="bold"/>
    </style:style>
    <style:style style:name="T214" style:family="text">
      <style:text-properties style:font-name="Times New Roman5" fo:font-size="12pt" style:font-size-asian="12pt" style:font-size-complex="12pt" fo:font-style="italic" style:font-style-asian="italic" style:font-style-complex="italic" fo:color="#000000" style:font-name-asian="Garamond" style:font-name-complex="Garamond"/>
    </style:style>
    <style:style style:name="T215" style:family="text">
      <style:text-properties style:font-name-asian="Garamond" style:font-name-complex="Garamond" style:font-name="Times New Roman5" fo:font-size="12pt" style:font-size-asian="12pt" style:font-size-complex="12pt" fo:font-style="italic" style:font-style-asian="italic" style:font-style-complex="italic" fo:color="#000000"/>
    </style:style>
    <style:style style:name="T216" style:family="text">
      <style:text-properties style:font-name-asian="Garamond" style:font-name-complex="Garamond" style:font-name="Times New Roman5" fo:font-size="12pt" style:font-size-asian="12pt" style:font-size-complex="12pt" fo:font-style="italic" style:font-style-asian="italic" style:font-style-complex="italic" fo:color="#000000" fo:font-weight="bold" style:font-weight-asian="bold" style:font-weight-complex="bold"/>
    </style:style>
    <style:style style:name="T217" style:family="text">
      <style:text-properties fo:font-style="italic" style:font-style-asian="italic" style:font-style-complex="italic" style:font-name="Times New Roman5" fo:font-size="12pt" style:font-size-asian="12pt" style:font-size-complex="12pt" fo:color="#000000"/>
    </style:style>
    <style:style style:name="T218" style:family="text">
      <style:text-properties fo:font-style="italic" style:font-style-asian="italic" style:font-style-complex="italic" style:font-name="Times New Roman5" fo:font-size="12pt" style:font-size-asian="12pt" style:font-size-complex="12pt" fo:color="#000000" fo:font-weight="bold" style:font-weight-asian="bold" style:font-weight-complex="bold"/>
    </style:style>
    <style:style style:name="T219" style:family="text">
      <style:text-properties fo:font-size="12pt" style:font-size-asian="12pt" style:font-size-complex="12pt" fo:font-style="italic" style:font-style-asian="italic" style:font-style-complex="italic"/>
    </style:style>
    <style:style style:name="T220" style:family="text">
      <style:text-properties fo:font-size="12pt" style:font-size-asian="12pt" style:font-size-complex="12pt" fo:font-style="italic" style:font-style-asian="italic" style:font-style-complex="italic" fo:font-weight="bold" style:font-weight-asian="bold" style:font-weight-complex="bold"/>
    </style:style>
    <style:style style:name="T221" style:family="text">
      <style:text-properties style:font-name="Times New Roman5" fo:font-size="12pt" style:font-size-asian="12pt" style:font-size-complex="12pt" fo:font-style="italic" style:font-style-asian="italic" style:font-style-complex="italic"/>
    </style:style>
    <style:style style:name="T222" style:family="text">
      <style:text-properties style:font-name="Times New Roman5" fo:font-size="12pt" style:font-size-asian="12pt" style:font-size-complex="12pt" fo:font-style="italic" style:font-style-asian="italic" style:font-style-complex="italic" fo:font-weight="bold" style:font-weight-asian="bold" style:font-weight-complex="bold"/>
    </style:style>
    <style:style style:name="T223" style:family="text">
      <style:text-properties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Roman" style:font-name-complex="Times-Roman" style:font-weight-asian="normal" style:font-weight-complex="normal" style:text-emphasize="none" style:font-relief="none" style:text-overline-style="none" style:text-overline-color="font-color" fo:font-size="12pt" fo:font-style="italic" style:font-size-asian="12pt" style:font-size-complex="12pt" style:font-style-asian="italic" style:font-style-complex="italic"/>
    </style:style>
    <style:style style:name="T224" style:family="text">
      <style:text-properties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Roman" style:font-name-complex="Times-Roman" style:text-emphasize="none" style:font-relief="none" style:text-overline-style="none" style:text-overline-color="font-color" fo:font-size="12pt" fo:font-style="italic" style:font-size-asian="12pt" style:font-size-complex="12pt" style:font-style-asian="italic" style:font-style-complex="italic" fo:font-weight="bold" style:font-weight-asian="bold" style:font-weight-complex="bold"/>
    </style:style>
    <style:style style:name="T225" style:family="text">
      <style:text-properties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Roman" style:font-name-complex="Times-Roman" style:text-emphasize="none" style:font-relief="none" style:text-overline-style="none" style:text-overline-color="font-color" fo:font-size="12pt" fo:font-style="italic" style:font-size-asian="12pt" style:font-size-complex="12pt" style:font-style-asian="italic" style:font-style-complex="italic" fo:font-weight="normal" style:font-weight-asian="normal" style:font-weight-complex="normal"/>
    </style:style>
    <style:style style:name="T226" style:family="text">
      <style:text-properties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text-emphasize="none" style:font-relief="none" style:text-overline-style="none" style:text-overline-color="font-color" fo:font-size="12pt" fo:font-style="italic" style:font-size-asian="12pt" style:font-size-complex="12pt" style:font-style-asian="italic" style:font-style-complex="italic" fo:font-weight="normal" style:font-weight-asian="normal" style:font-weight-complex="normal" style:font-name-asian="Times-Italic1" style:font-name-complex="Times-Italic1"/>
    </style:style>
    <style:style style:name="T227" style:family="text">
      <style:text-properties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text-emphasize="none" style:font-relief="none" style:text-overline-style="none" style:text-overline-color="font-color" fo:font-size="12pt" fo:font-style="italic" style:font-size-asian="12pt" style:font-size-complex="12pt" style:font-style-asian="italic" style:font-style-complex="italic" fo:font-weight="normal" style:font-weight-asian="normal" style:font-weight-complex="normal" style:font-name-asian="Times-Roman" style:font-name-complex="Times-Roman"/>
    </style:style>
    <style:style style:name="T228" style:family="text">
      <style:text-properties style:font-name-asian="Times-Roman" style:font-name-complex="Times-Roman" style:font-name="Times New Roman5" fo:font-size="12pt" style:font-size-asian="12pt" style:font-size-complex="12pt" fo:font-style="italic" style:font-style-asian="italic" style:font-style-complex="italic"/>
    </style:style>
    <style:style style:name="T229" style:family="text">
      <style:text-properties style:font-name="Times New Roman5" fo:font-size="12pt" style:font-size-asian="12pt" style:font-size-complex="12pt" fo:font-style="italic" style:font-style-asian="italic" style:font-style-complex="italic" style:font-name-asian="Times-Italic1" style:font-name-complex="Times-Italic1"/>
    </style:style>
    <style:style style:name="T230" style:family="text">
      <style:text-properties style:font-name="Times New Roman5" fo:font-size="12pt" style:font-size-asian="12pt" style:font-size-complex="12pt" fo:font-style="italic" style:font-style-asian="italic" style:font-style-complex="italic" style:font-name-asian="Times-Roman" style:font-name-complex="Times-Roman" fo:font-weight="bold" style:font-weight-asian="bold" style:font-weight-complex="bold"/>
    </style:style>
    <style:style style:name="T231" style:family="text">
      <style:text-properties style:font-name="Times New Roman5" fo:font-size="12pt" style:font-size-asian="12pt" style:font-size-complex="12pt" fo:font-style="normal" style:font-style-asian="normal" style:font-style-complex="normal" style:font-name-asian="Times-Italic1" style:font-name-complex="Times-Italic1"/>
    </style:style>
    <style:style style:name="T232" style:family="text">
      <style:text-properties style:font-name="Times New Roman5" fo:font-size="12pt" style:font-size-asian="12pt" style:font-size-complex="12pt" style:font-name-asian="Times-Italic1" style:font-name-complex="Times-Italic1" style:font-style-complex="italic" style:font-style-asian="italic" fo:font-style="italic"/>
    </style:style>
    <style:style style:name="T233" style:family="text">
      <style:text-properties style:font-name="Times New Roman5" fo:font-size="12pt" style:font-size-asian="12pt" style:font-size-complex="12pt" style:font-style-complex="italic" style:font-style-asian="italic" fo:font-style="italic" style:font-name-asian="Times-Roman" style:font-name-complex="Times-Roman" fo:font-weight="bold" style:font-weight-asian="bold" style:font-weight-complex="bold"/>
    </style:style>
    <style:style style:name="T234" style:family="text">
      <style:text-properties style:font-name="Times New Roman5" fo:font-size="12pt" style:font-size-asian="12pt" style:font-size-complex="12pt" style:font-style-complex="italic" style:font-style-asian="italic" fo:font-style="italic" fo:font-weight="bold" style:font-weight-asian="bold" style:font-weight-complex="bold" style:font-name-asian="Times-Italic1" style:font-name-complex="Times-Italic1"/>
    </style:style>
    <style:style style:name="T235" style:family="text">
      <style:text-properties style:font-name="Times New Roman5" fo:font-size="12pt" style:font-size-asian="12pt" style:font-size-complex="12pt" style:font-style-complex="italic" style:font-style-asian="italic" fo:font-style="italic" style:font-name-asian="Times-Italic1" style:font-name-complex="Times-Italic1"/>
    </style:style>
    <style:style style:name="T236" style:family="text">
      <style:text-properties style:font-name="Times New Roman5" fo:font-size="12pt" style:font-size-asian="12pt" style:font-size-complex="12pt" style:font-style-complex="italic" style:font-style-asian="italic" fo:font-style="italic" style:font-name-asian="Times-Roman" style:font-name-complex="Times-Roman"/>
    </style:style>
    <style:style style:name="T237" style:family="text">
      <style:text-properties style:font-name="Times New Roman5" fo:font-size="12pt" style:font-size-asian="12pt" style:font-size-complex="12pt" style:font-style-complex="italic" style:font-style-asian="italic" fo:font-style="italic" style:font-name-asian="Times-Italic1" style:font-name-complex="Times-Italic1" fo:font-weight="bold" style:font-weight-asian="bold" style:font-weight-complex="bold"/>
    </style:style>
    <style:style style:name="T238" style:family="text">
      <style:text-properties fo:font-size="12pt" style:font-size-asian="12pt" style:font-size-complex="12pt" fo:font-style="italic" style:font-style-asian="italic" style:font-style-complex="italic" style:font-name-asian="Times-Roman" style:font-name-complex="Times-Roman"/>
    </style:style>
    <style:style style:name="T239" style:family="text">
      <style:text-properties fo:font-size="12pt" style:font-size-asian="12pt" style:font-size-complex="12pt" fo:font-style="italic" style:font-style-asian="italic" style:font-style-complex="italic" style:font-name-asian="Times-Italic1" style:font-name-complex="Times-Italic1"/>
    </style:style>
    <style:style style:name="T240" style:family="text">
      <style:text-properties style:font-name="Times New Roman5" fo:font-style="italic" style:font-style-asian="italic" style:font-style-complex="italic" fo:font-size="12pt" style:font-size-asian="12pt" style:font-size-complex="12pt"/>
    </style:style>
    <style:style style:name="T241" style:family="text">
      <style:text-properties style:font-name="Times New Roman5" fo:font-style="italic" style:font-style-asian="italic" style:font-style-complex="italic" fo:font-size="12pt" style:font-size-asian="12pt" style:font-size-complex="12pt" fo:font-weight="bold" style:font-weight-asian="bold" style:font-weight-complex="bold"/>
    </style:style>
    <style:style style:name="T242" style:family="text">
      <style:text-properties fo:font-style="italic" style:font-style-asian="italic" style:font-style-complex="italic" style:font-name="Times New Roman5" fo:font-size="12pt" style:font-size-asian="12pt" style:font-size-complex="12pt"/>
    </style:style>
    <style:style style:name="T243" style:family="text">
      <style:text-properties fo:font-style="italic" style:font-style-asian="italic" style:font-style-complex="italic" style:font-name="Times New Roman5" fo:font-size="12pt" style:font-size-asian="12pt" style:font-size-complex="12pt" fo:font-weight="bold" style:font-weight-asian="bold" style:font-weight-complex="bold"/>
    </style:style>
    <style:style style:name="T244" style:family="text">
      <style:text-properties style:font-name="Times New Roman5" fo:font-size="12pt" fo:font-style="italic" style:font-name-asian="Times-Roman" style:font-name-complex="Times-Roman" style:font-size-asian="12pt" style:font-size-complex="12pt" style:font-style-asian="italic" style:font-style-complex="italic"/>
    </style:style>
    <style:style style:name="T245" style:family="text">
      <style:text-properties style:font-name="Times New Roman5" fo:font-size="12pt" fo:font-style="italic" style:font-size-asian="12pt" style:font-size-complex="12pt" style:font-style-asian="italic" style:font-style-complex="italic" style:font-name-asian="Times-Italic1" style:font-name-complex="Times-Italic1"/>
    </style:style>
    <style:style style:name="T246" style:family="text">
      <style:text-properties style:font-name="Times New Roman5" fo:font-size="12pt" fo:font-style="italic" style:font-size-asian="12pt" style:font-size-complex="12pt" style:font-style-asian="italic" style:font-style-complex="italic" style:font-name-asian="Times-Roman" style:font-name-complex="Times-Roman"/>
    </style:style>
    <style:style style:name="T247" style:family="text">
      <style:text-properties style:font-name="Times New Roman5" fo:font-size="12pt" fo:font-style="italic" style:font-size-asian="12pt" style:font-size-complex="12pt" style:font-style-asian="italic" style:font-style-complex="italic" style:font-name-asian="Times-Roman" style:font-name-complex="Times-Roman" fo:font-weight="bold" style:font-weight-asian="bold" style:font-weight-complex="bold"/>
    </style:style>
    <style:style style:name="T248" style:family="text">
      <style:text-properties fo:font-size="12pt" style:font-size-asian="12pt" style:font-size-complex="12pt" style:font-name-asian="Times-Italic1" style:font-name-complex="Times-Italic1" fo:font-style="normal" style:font-style-asian="normal" style:font-style-complex="normal"/>
    </style:style>
    <style:style style:name="T249" style:family="text">
      <style:text-properties fo:font-size="12pt" style:font-size-asian="12pt" style:font-size-complex="12pt" style:font-name-asian="Times-Roman" style:font-name-complex="Times-Roman" fo:font-style="italic" style:font-style-asian="italic" style:font-style-complex="italic"/>
    </style:style>
    <style:style style:name="T250" style:family="text">
      <style:text-properties fo:font-size="12pt" style:font-size-asian="12pt" style:font-size-complex="12pt" fo:font-style="italic" style:font-style-asian="italic" style:font-style-complex="italic" fo:font-weight="normal" style:font-weight-asian="normal" style:font-weight-complex="normal"/>
    </style:style>
    <style:style style:name="T251" style:family="text">
      <style:text-properties style:font-name-asian="Times-Roman" style:font-name-complex="Times-Roman" style:font-name="Times New Roman5" fo:font-style="italic" style:font-style-asian="italic" style:font-style-complex="italic" fo:font-size="12pt" style:font-size-asian="12pt" style:font-size-complex="12pt"/>
    </style:style>
    <style:style style:name="T252" style:family="text">
      <style:text-properties style:font-name-asian="Times-Roman" style:font-name-complex="Times-Roman" style:font-name="Times New Roman5" fo:font-style="italic" style:font-style-asian="italic" style:font-style-complex="italic" fo:font-size="12pt" style:font-size-asian="12pt" style:font-size-complex="12pt" fo:font-weight="bold" style:font-weight-asian="bold" style:font-weight-complex="bold"/>
    </style:style>
    <style:style style:name="T253" style:family="text">
      <style:text-properties style:font-name="Times New Roman5" style:font-name-asian="Times New Roman5" style:font-name-complex="Times New Roman5"/>
    </style:style>
    <style:style style:name="T254"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5"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6"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57"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58"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9"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60"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61"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62"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63"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64" style:family="text">
      <style:text-properties style:font-name="Times New Roman4" style:font-name-asian="Times New Roman4" style:font-name-complex="Times New Roman4"/>
    </style:style>
    <style:style style:name="T265" style:family="text">
      <style:text-properties style:font-name="Times New Roman5" fo:font-size="12pt" style:font-size-asian="12pt" style:font-size-complex="12pt" style:font-name-complex="Times New Roman5"/>
    </style:style>
    <style:style style:name="T266" style:family="text">
      <style:text-properties style:font-name="Times New Roman5" fo:font-size="12pt" style:font-size-asian="12pt" style:font-size-complex="12pt" style:font-name-complex="Times New Roman4"/>
    </style:style>
    <style:style style:name="T267" style:family="text">
      <style:text-properties style:font-name="Times New Roman5" fo:font-size="12pt" style:font-size-asian="12pt" style:font-size-complex="12pt" style:font-name-complex="Times New Roman5" fo:font-style="italic" style:font-style-complex="italic"/>
    </style:style>
    <style:style style:name="T268" style:family="text">
      <style:text-properties style:font-name="Times New Roman5" fo:font-size="12pt" style:font-size-asian="12pt" style:font-size-complex="12pt" style:font-name-complex="Times New Roman5" fo:font-style="normal" style:font-style-complex="normal"/>
    </style:style>
    <style:style style:name="T269" style:family="text">
      <style:text-properties style:font-name="Times New Roman5" fo:font-size="12pt" style:font-name-complex="Times New Roman5" style:font-size-asian="12pt" style:font-size-complex="12pt"/>
    </style:style>
    <style:style style:name="T270" style:family="text">
      <style:text-properties style:font-name="Times New Roman5" fo:font-style="italic" style:font-style-complex="italic"/>
    </style:style>
    <style:style style:name="T271" style:family="text">
      <style:text-properties style:font-name="Times New Roman5" fo:font-size="12pt" style:font-name-complex="Times New Roman5" style:font-size-asian="12pt" style:font-size-complex="12pt" fo:font-style="italic" style:font-style-complex="italic"/>
    </style:style>
    <style:style style:name="T272" style:family="text">
      <style:text-properties style:font-name="Times New Roman5" fo:font-size="12pt" style:font-size-asian="12pt" style:font-size-complex="12pt" fo:font-style="normal" style:font-style-complex="normal"/>
    </style:style>
    <style:style style:name="T273" style:family="text">
      <style:text-properties style:font-name="Times New Roman5" fo:font-size="12pt" style:font-size-asian="12pt" style:font-size-complex="12pt" fo:font-style="italic" style:font-style-complex="italic"/>
    </style:style>
    <style:style style:name="T274" style:family="text">
      <style:text-properties fo:font-size="12pt" style:font-size-asian="12pt" style:font-size-complex="12pt" fo:font-style="italic" style:font-style-complex="italic"/>
    </style:style>
    <style:style style:name="T275"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76"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font-style-complex="normal" style:text-emphasize="none" style:font-relief="none" style:text-overline-style="none" style:text-overline-color="font-color" style:text-position="super 58%"/>
    </style:style>
    <style:style style:name="T277"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text-emphasize="none" style:font-relief="none" style:text-overline-style="none" style:text-overline-color="font-color" fo:font-style="italic" style:font-style-complex="italic"/>
    </style:style>
    <style:style style:name="T278"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style>
    <style:style style:name="T279" style:family="text">
      <style:text-properties fo:font-size="12pt" fo:font-weight="normal" style:text-underline-style="none" style:text-underline-color="font-color" style:text-line-through-type="none" style:text-outline="false" fo:text-shadow="none" style:text-line-through-mode="continuous"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4" fo:language="es" fo:country="ES" style:language-asian="zh" style:country-asian="CN" style:language-complex="hi" style:country-complex="IN" style:font-name-asian="Times New Roman4" style:font-name-complex="Times New Roman4"/>
    </style:style>
    <style:style style:name="T280" style:family="text">
      <style:text-properties fo:font-size="12pt" style:font-size-asian="12pt" style:font-size-complex="12pt" fo:font-style="normal" style:font-style-complex="normal" style:font-name="Times New Roman5"/>
    </style:style>
    <style:style style:name="T281" style:family="text">
      <style:text-properties style:font-name="Times New Roman5" style:font-name-complex="Times New Roman5"/>
    </style:style>
    <style:style style:name="T282" style:family="text">
      <style:text-properties style:font-name="Times New Roman5" style:font-name-complex="Times New Roman5" fo:font-style="italic" style:font-style-complex="italic"/>
    </style:style>
    <style:style style:name="T283" style:family="text">
      <style:text-properties style:font-name="Times New Roman5" style:font-name-complex="Times New Roman5" fo:font-weight="normal" fo:font-style="italic" fo:language="en" fo:country="US" style:font-weight-complex="normal" style:font-style-complex="italic"/>
    </style:style>
    <style:style style:name="T284" style:family="text">
      <style:text-properties style:font-name="Times New Roman5" style:font-name-complex="Times New Roman5" fo:font-weight="normal" fo:language="en" fo:country="US" style:font-weight-complex="normal" fo:font-style="normal" style:font-style-complex="normal"/>
    </style:style>
    <style:style style:name="T285" style:family="text">
      <style:text-properties style:font-name="Times New Roman5" style:font-name-complex="Times New Roman5" fo:font-weight="normal" fo:language="en" fo:country="US" style:font-weight-complex="normal" fo:font-style="italic" style:font-style-complex="italic"/>
    </style:style>
    <style:style style:name="T286" style:family="text">
      <style:text-properties style:font-name="Times New Roman5" style:font-name-complex="Times New Roman5" fo:font-weight="normal" fo:language="en" fo:country="US" style:font-weight-complex="normal" fo:font-style="normal" style:font-style-complex="normal" style:font-name-asian="Times New Roman4"/>
    </style:style>
    <style:style style:name="T287" style:family="text">
      <style:text-properties style:font-name="Times New Roman5" fo:font-size="12pt" style:font-name-complex="Times New Roman5" style:font-size-asian="12pt" style:font-size-complex="12pt" fo:font-style="normal" style:font-style-complex="normal"/>
    </style:style>
    <style:style style:name="T288" style:family="text">
      <style:text-properties style:font-name-complex="Times New Roman5"/>
    </style:style>
    <style:style style:name="T289" style:family="text">
      <style:text-properties style:font-name-complex="Times New Roman4"/>
    </style:style>
    <style:style style:name="T290" style:family="text">
      <style:text-properties style:font-name-complex="Times New Roman5" fo:font-style="italic" style:font-style-complex="italic"/>
    </style:style>
    <style:style style:name="T291" style:family="text">
      <style:text-properties style:font-name-complex="Times New Roman5" fo:font-style="normal" style:font-style-complex="normal"/>
    </style:style>
    <style:style style:name="T292" style:family="text">
      <style:text-properties fo:font-size="12pt" style:font-name-complex="Times New Roman5" style:font-size-asian="12pt" style:font-size-complex="12pt"/>
    </style:style>
    <style:style style:name="T293" style:family="text">
      <style:text-properties fo:font-size="12pt" style:font-size-asian="12pt" style:font-size-complex="12pt" style:font-name-complex="Times New Roman4"/>
    </style:style>
    <style:style style:name="T294" style:family="text">
      <style:text-properties fo:font-size="12pt" style:font-size-asian="12pt" style:font-size-complex="12pt" style:font-name-complex="Times New Roman4" fo:font-style="italic" style:font-style-complex="italic"/>
    </style:style>
    <style:style style:name="T295" style:family="text">
      <style:text-properties fo:font-size="12pt" style:letter-kerning="true" fo:language="es" fo:country="ES" style:language-asian="zh" style:country-asian="CN" style:language-complex="hi" style:country-complex="IN" style:font-name-asian="Times New Roman4" style:font-name-complex="Times New Roman5" style:font-size-asian="12pt" style:font-size-complex="12pt"/>
    </style:style>
    <style:style style:name="T296" style:family="text">
      <style:text-properties fo:font-size="12pt" style:letter-kerning="true" fo:language="es" fo:country="ES" style:language-asian="zh" style:country-asian="CN" style:language-complex="hi" style:country-complex="IN" style:font-name-asian="Times New Roman4" style:font-name-complex="Times New Roman5" style:font-size-asian="12pt" style:font-size-complex="12pt" style:use-window-font-color="true" fo:font-style="italic" style:font-style-complex="italic"/>
    </style:style>
    <style:style style:name="T297" style:family="text">
      <style:text-properties fo:font-size="12pt" style:letter-kerning="true" fo:language="es" fo:country="ES" style:language-asian="zh" style:country-asian="CN" style:language-complex="hi" style:country-complex="IN" style:font-name-asian="Times New Roman4" style:font-name-complex="Times New Roman5" style:font-size-asian="12pt" style:font-size-complex="12pt" style:use-window-font-color="true"/>
    </style:style>
    <style:style style:name="T298"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99" style:family="text">
      <style:text-properties style:font-name="Times New Roman5"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font-style="italic" fo:language="es" fo:country="ES" style:language-asian="zh" style:country-asian="CN" style:language-complex="hi" style:country-complex="IN" style:font-name-asian="Microsoft YaHei" style:font-style-asian="italic" style:font-style-complex="italic"/>
    </style:style>
    <style:style style:name="T300" style:family="text">
      <style:text-properties style:font-name="Times New Roman5"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language="es" fo:country="ES" style:language-asian="zh" style:country-asian="CN" style:language-complex="hi" style:country-complex="IN" style:font-name-asian="Microsoft YaHei" fo:font-style="normal" style:font-style-asian="normal" style:font-style-complex="normal"/>
    </style:style>
    <style:style style:name="T301" style:family="text">
      <style:text-properties fo:font-style="italic" style:font-style-complex="italic"/>
    </style:style>
    <style:style style:name="T302"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fo:font-style="italic" style:font-name-complex="Times New Roman5" style:font-style-asian="italic" style:font-style-complex="italic"/>
    </style:style>
    <style:style style:name="T303"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style:font-name-complex="Times New Roman5" fo:font-style="normal" style:font-style-asian="normal" style:font-style-complex="normal"/>
    </style:style>
    <style:style style:name="T304"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font-name="Times New Roman4" style:font-name-asian="Times New Roman4" style:font-name-complex="Times New Roman4"/>
    </style:style>
    <style:style style:name="T305"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style:style>
    <style:style style:name="T306"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307"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308" style:family="text">
      <style:text-properties style:font-name="Times New Roman4"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09"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5" fo:font-style="italic" style:font-name-asian="Segoe UI" style:font-name-complex="Times New Roman5" style:font-style-complex="italic"/>
    </style:style>
    <style:style style:name="T310"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5" style:font-name-asian="Segoe UI" style:font-name-complex="Times New Roman5" fo:font-style="normal" style:font-style-complex="normal"/>
    </style:style>
    <style:style style:name="T311"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4" style:font-name-asian="Times New Roman4" style:font-name-complex="Times New Roman4"/>
    </style:style>
  </office:automatic-styles>
  <office:body>
    <office:spreadsheet>
      <table:calculation-settings table:automatic-find-labels="false" table:use-regular-expressions="false" table:use-wildcards="true"/>
      <table:table table:name="Hoja1" table:style-name="ta1">
        <table:table-column table:style-name="co1" table:number-columns-repeated="11" table:default-cell-style-name="ce1"/>
        <table:table-column table:style-name="co1" table:default-cell-style-name="Default"/>
        <table:table-column table:style-name="co1" table:number-columns-repeated="16372" table:default-cell-style-name="ce1"/>
        <table:table-row table:style-name="ro1">
          <table:table-cell office:value-type="string" calcext:value-type="string">
            <text:p>EXAMPLE</text:p>
          </table:table-cell>
          <table:table-cell office:value-type="string" calcext:value-type="string">
            <text:p>TEXT NAME</text:p>
          </table:table-cell>
          <table:table-cell office:value-type="string" calcext:value-type="string">
            <text:p>SOURCE</text:p>
          </table:table-cell>
          <table:table-cell office:value-type="string" calcext:value-type="string">
            <text:p>TEXT TYPE</text:p>
          </table:table-cell>
          <table:table-cell office:value-type="string" calcext:value-type="string">
            <text:p>TEXT CATEGORIZATION</text:p>
          </table:table-cell>
          <table:table-cell office:value-type="string" calcext:value-type="string">
            <text:p>PERIOD</text:p>
          </table:table-cell>
          <table:table-cell office:value-type="string" calcext:value-type="string">
            <text:p>DIALECT</text:p>
          </table:table-cell>
          <table:table-cell office:value-type="string" calcext:value-type="string">
            <text:p>STANDARDIZATION EFFECT</text:p>
          </table:table-cell>
          <table:table-cell office:value-type="string" calcext:value-type="string">
            <text:p>MEANING</text:p>
          </table:table-cell>
          <table:table-cell office:value-type="string" calcext:value-type="string">
            <text:p>STRATEGY</text:p>
          </table:table-cell>
          <table:table-cell table:style-name="ce14" office:value-type="string" calcext:value-type="string">
            <text:p>FORMAL STRUCTURE</text:p>
          </table:table-cell>
          <table:table-cell table:number-columns-repeated="16373"/>
        </table:table-row>
        <table:table-row table:style-name="ro1">
          <table:table-cell table:style-name="ce3" office:value-type="string" calcext:value-type="string">
            <text:p>Eliçara vanijoean colpeau ar neçanean, velaurico<text:span text:style-name="T1"> jarri ninçan</text:span> alderean aurr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4">–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table:style-name="ce14"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Ezcutaria, usatu eztet armaz guiza erayten, <text:span text:style-name="T1">leco bidi</text:span> guiçon gaztea amore minez penaçe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4">–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 office:value-type="string" calcext:value-type="string">
            <text:p>Neure laztan Velagayau <text:span text:style-name="T1">sar çequidan</text:span> arrean, neurc nay eneban vian, çeonçan ald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4">–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text:span><text:span text:style-name="T5">emona</text:span><text:span text:style-name="T6"> eta </text:span><text:span text:style-name="T5">otorgadua</text:span><text:span text:style-name="T6">, eta ayta sãtu sist lau garrenarẽ aprovadua ta cõfirmadua,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emona eta otorgadua, eta ayta sãtu sist lau garrenarẽ </text:span><text:span text:style-name="T5">aprovadua</text:span><text:span text:style-name="T6"> ta </text:span><text:span text:style-name="T5">cõfirmadua</text:span><text:span text:style-name="T6">,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3" office:value-type="string" calcext:value-type="string">
            <text:p>Eç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Ez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Hanbat gende dacuscula hunec <text:span text:style-name="T1">enganatur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text:span text:style-name="T7">Yzterbegui duyen oro nitan </text:span><text:span text:style-name="T8">vedi gaztig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Beccatore guira eta mira eztaquigula balinetan vide gabe <text:span text:style-name="T1">acusatu baguir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ein sainduren besta daten orhit egun berian eta noren ycenetan <text:span text:style-name="T1">fundatu den</text:span> eliça</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rhit adi orduyan nola <text:span text:style-name="T1">yçan redemitu</text:span> haren odol saynduyaz</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euscaldunac mundu orotan <text:span text:style-name="T1">preciatu cirad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9">Anhiz iende </text:span><text:span text:style-name="T10">enganatu doa</text:span><text:span text:style-name="T11"> luçamenduyaz</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ala eguin vadaçagu <text:span text:style-name="T1">ohoratu gu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Valinetan ioan ezpaninz oguenduru ninçaten ene contra falseria bethi <text:span text:style-name="T1">cinhexi çat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Emazteac cerengatic gaiz <text:span text:style-name="T1">erranen d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text:span text:style-name="T254">(22) [prospective participle + </text:span><text:span text:style-name="T4">izan + te/ke</text:span><text:span text:style-name="T3">]</text:span></text:p>
          </table:table-cell>
          <table:table-cell table:number-columns-repeated="16373"/>
        </table:table-row>
        <table:table-row table:style-name="ro1">
          <table:table-cell table:style-name="ce19" office:value-type="string" calcext:value-type="string">
            <text:p><text:span text:style-name="T9">Legue honi segui vedi </text:span><text:span text:style-name="T10">salbu nahi duyen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19" office:value-type="string" calcext:value-type="string">
            <text:p><text:span text:style-name="T9">Hoc veguira diçagula </text:span><text:span text:style-name="T10">salua guiten</text:span><text:span text:style-name="T11"> hegat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1" office:value-type="string" calcext:value-type="string">
            <text:p>Gora, gora, senarraren porchara <text:span text:style-name="T1">galdu gara</text:span>, guiçonec heclarr ilçen dute</text:p>
          </table:table-cell>
          <table:table-cell office:value-type="string" calcext:value-type="string">
            <text:p>Gorriti trial record (155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Iltean il ninçan, da <text:span text:style-name="T1">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2">Iltean </text:span><text:span text:style-name="T1">il ninçan</text:span><text:span text:style-name="T12">, da 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eñora Maria de Urvizaldea <text:span text:style-name="T1">ezconcen zagu</text:span>. Ezteietara, mersede eguiguzu, etorri zerau lenbicicoa</text:p>
          </table:table-cell>
          <table:table-cell office:value-type="string" calcext:value-type="string">
            <text:p>Eraul wedding invitation (156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News report</text:p>
          </table:table-cell>
          <table:table-cell table:style-name="ce12"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Hemen naça orçiric erioac hustegabe dolorosqui <text:span text:style-name="T1">egiciriq</text:span> <text:span text:style-name="T13">[…]</text:span> munduac <text:span text:style-name="T12">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2">edequiric</text:span> <text:span text:style-name="T13">[…]</text:span> haydeac eta adisquideac urte gutis <text:span text:style-name="T1">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Harc bada aitzinetic amáz <text:span text:style-name="T1">instruitu içanic</text:span>, Indac hemen platean Ioannes Baptistaren buruä</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text:span text:style-name="T1">Batheyatzen ciraden</text:span> harẽnganic</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Dohatsu dirade iustitiagatic </text:span><text:span text:style-name="T8">persecutatzen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4">Parti nadinean Espaigniarát, ethorriren naiz çuetara : ecen sperança dut iragaitean ikussiren çaituztedala, eta </text:span><text:span text:style-name="T15">çueçaz</text:span><text:span text:style-name="T16"> </text:span><text:span text:style-name="T14">hara </text:span><text:span text:style-name="T16">guidaturen n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7">Eramã cedin </text:span><text:span text:style-name="T15">Spirituaz</text:span><text:span text:style-name="T16"> </text:span><text:span text:style-name="T14">desertura, deabru</text:span><text:span text:style-name="T15">az</text:span><text:span text:style-name="T16"> </text:span><text:span text:style-name="T14">tenta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Munduaren fundacionetic <text:span text:style-name="T1">preparatu çaiçuen</text:span> resumá</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Haur gucia eguin içan da Prophetáz <text:span text:style-name="T1">erran cena</text:span> compli ledinçá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Gauça guciac niri neure Aitaz <text:span text:style-name="T1">eman çaizqui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Ecen hunela <text:span text:style-name="T1">scribatua duc</text:span> Prophetá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Ene alaba <text:span text:style-name="T1">duc</text:span> deabruaz gaizqui <text:span text:style-name="T1">tormentatu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Guero iguzquia goratu eta <text:span text:style-name="T1">erre içan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ta gu cembetez cineçago </text:span><text:span text:style-name="T19">emplegatzeco gara</text:span><text:span text:style-name="T20"> iaincoac bere euangelio saindu hunetan reuelatu eta declaratu drauzquigun mysterio eta secretu handi hautaco eçagutzearen vka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3) [nominalized root + -<text:span text:style-name="T60">ko</text:span> + <text:span text:style-name="T60">izan</text:span>]</text:p>
          </table:table-cell>
          <table:table-cell table:number-columns-repeated="16373"/>
        </table:table-row>
        <table:table-row table:style-name="ro1">
          <table:table-cell table:style-name="ce18" office:value-type="string" calcext:value-type="string">
            <text:p><text:span text:style-name="T18">Simon </text:span><text:span text:style-name="T19">erraiten dena</text:span><text:span text:style-name="T20"> Pierris</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Ceinec hiltzen baitituc prophetác, eta lapidatzen hiregana </text:span><text:span text:style-name="T21">igorri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Harc hobe luque baldin errota harribat haren leppoaren inguruän eçar baledi, eta <text:span text:style-name="T1">egotz ledin</text:span> isasso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2">Eçagutzen naiz</text:span><text:span text:style-name="T23"> neure ardié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berce icenic ezta ceruären azpian guiçoney emã çayenic, ceinez </text:span><text:span text:style-name="T25">saluatu behar garé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Non </text:span><text:span text:style-name="T25">behar bainaiz iugeatu</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Ecen iaincoaren spirituaz </text:span><text:span text:style-name="T25">gobernatzen diraden</text:span><text:span text:style-name="T26"> guciac, iaincoaren haour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Çuequin batean participant hartan </text:span><text:span text:style-name="T25">eguin na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Ceinez </text:span><text:span text:style-name="T25">saluatzen</text:span><text:span text:style-name="T24">-ere </text:span><text:span text:style-name="T25">baitzarete</text:span><text:span text:style-name="T26">, baldin orhoit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2">Erideiten bagara</text:span><text:span text:style-name="T23"> gueuror-ere bekato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nic ikassi dut </text:span><text:span text:style-name="T25">erideiten naicenaren</text:span><text:span text:style-name="T26"> araura content iça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7">Eta nehorc eztrauca emaiten </text:span><text:span text:style-name="T28">bere buruäri</text:span><text:span text:style-name="T27"> ohore haur, baina iaincoaz </text:span><text:span text:style-name="T29">deitzen denac</text:span><text:span text:style-name="T27">, Aaron beça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rekarri saluamendutaco bidera, cein baita hi euror </text:span><text:span text:style-name="T25">eçagut adin</text:span><text:span text:style-name="T26"> iainco eguiazco</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berce remedioz batez-ere ecin </text:span><text:span text:style-name="T25">deliura</text:span><text:span text:style-name="T24"> ez </text:span><text:span text:style-name="T25">empara ahal gaitezqu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 office:value-type="string" calcext:value-type="string">
            <text:p>Orduan haourtchoac <text:span text:style-name="T1">presentatu içan çaizcan</text:span> escuac gainean eçar litzença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Orduan compli cedin Hieremias prophetáz <text:span text:style-name="T1">erran içan c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Deabrua campora <text:span text:style-name="T1">egotzi içan ce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Babylonerát <text:span text:style-name="T1">eraman içan ciraden</text:span> ondo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Cein <text:span text:style-name="T1">c</text:span><text:span text:style-name="T30">õcebitu içan baita</text:span><text:span text:style-name="T31"> Spiritu sainduag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Iustificatu içan da</text:span> sapientiá bere haourré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Çuhurretaric diligentqui <text:span text:style-name="T1">informatu içan cen</text:span> demboraren arau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18">Baina norc perseueraturen baitu finerano, hura </text:span><text:span text:style-name="T21">salua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8">Gobernadorén eta reguén aitzinera </text:span><text:span text:style-name="T21">eramanen çarete</text:span><text:span text:style-name="T32"> ene causa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2">Haur gucia eguin içan da Prophetáz erran cena </text:span><text:span text:style-name="T1">compli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nor-ere </text:span><text:span text:style-name="T25">ezpaitzedin eriden</text:span><text:span text:style-name="T24"> vicitzeco liburuän scribaturic, suzco stagnera </text:span><text:span text:style-name="T33">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34">Cerçaz </text:span><text:span text:style-name="T35">veztituren gara</text:span><text:span text:style-name="T3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34">Çuec-ere campotic guiçoney </text:span><text:span text:style-name="T35">eracusten çarete </text:span><text:span text:style-name="T34">iusto, baina barnean hypocrisiaz eta iniquitatez betheac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cen eure hitzetaric <text:span text:style-name="T1">iustificaturen 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8" office:value-type="string" calcext:value-type="string">
            <text:p>Gu gucioc haren verthute <text:span text:style-name="T12">gutan</text:span> habitatzen denaz <text:span text:style-name="T1">substãtiatzen</text:span> eta conseruatzen <text:span text:style-name="T1">garen</text:span> becembate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37">Gu gucioc haren verthute gutan habitatzen denaz substãtiatzen eta </text:span><text:span text:style-name="T38">conseruatzen</text:span><text:span text:style-name="T39"> </text:span><text:span text:style-name="T38">garen</text:span><text:span text:style-name="T39"> becemba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Hebraicoa ala grecoa, frencesa ala latina igorten çayona eguiazco confidançarequin recebituren duenic, ez </text:span><text:span text:style-name="T19">presentatzen çayona</text:span><text:span text:style-name="T20"> bessarcaturẽ dueni batre ezt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Iaincoa bethi eçagutzera </text:span><text:span text:style-name="T19">eman içan da</text:span><text:span text:style-name="T20"> eta contemplatze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cẽ ez bi beguiac dituala suco gehennara </text:span><text:span text:style-name="T19">iraitz 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Eta contu eguiten hassi cenean,</text:span><text:span text:style-name="T40"> </text:span><text:span text:style-name="T19">presenta cequión</text:span><text:span text:style-name="T20"> bat, hamar-milla talent hari çor cerauc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Nor da beraz </text:span><text:span text:style-name="T19">salua ahal daitenic</text:span><text:span text:style-name="T20">?</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4) [verb root + <text:span text:style-name="T60">ahal</text:span> + <text:span text:style-name="T60">izan</text:span>]</text:p>
          </table:table-cell>
          <table:table-cell table:number-columns-repeated="16373"/>
        </table:table-row>
        <table:table-row table:style-name="ro1">
          <table:table-cell table:style-name="ce22" office:value-type="string" calcext:value-type="string">
            <text:p><text:span text:style-name="T18">Baina ohá, eta </text:span><text:span text:style-name="T21">eracuts aquio</text:span><text:span text:style-name="T32"> sacrificadore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18">Behar da anhitz suffri deçan, eta ezdeusetan </text:span><text:span text:style-name="T21">eduqui d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2" office:value-type="string" calcext:value-type="string">
            <text:p><text:span text:style-name="T18">Eta çuec campora </text:span><text:span text:style-name="T21">iraizten çaret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Ala çuec-ere haren discipulu </text:span><text:span text:style-name="T25">eguin nahi çarete</text:span><text:span text:style-name="T2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6) [verb root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3">Haur cen ia heren aldia Iesus bere discipuluey </text:span><text:span text:style-name="T41">manifestatu içan çay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Aingueru berroan </text:span><text:span text:style-name="T25">aguertu içan çayonaren</text:span><text:span text:style-name="T26"> escu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Handic embarca citecen Antiochera, nondic </text:span><text:span text:style-name="T25">gommendatu içan baitziraden</text:span><text:span text:style-name="T26"> iaincoaren grati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Çuen legueaz ceuroc ikussiren duçue ecen gauça horién iuge ni </text:span><text:span text:style-name="T33">ez</text:span><text:span text:style-name="T42"> naiz nah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4)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Ez hi solament, baina ni egun ençuten nauten guciac-ere </text:span><text:span text:style-name="T25">eguin cindeizten</text:span><text:span text:style-name="T26"> halaco, nolaco ni bain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a halaco gauça cinetén batzu: baina </text:span><text:span text:style-name="T25">ikuci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eguin içan natzaye</text:span><text:span text:style-name="T32"> iuduey iudu beçala, iuduac irabaz ditzade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2">Eguin naiz</text:span><text:span text:style-name="T23"> cobre soinu eguiten duenaren, edo cymbala dindatzen duenaren pa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3">Behartzen gara</text:span><text:span text:style-name="T24">, baina ez </text:span><text:span text:style-name="T25">vtz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beguiratu içan naiz</text:span><text:span text:style-name="T18"> eta </text:span><text:span text:style-name="T21">beguiraturen</text:span><text:span text:style-name="T32"> deusetan-ere çuen carga içatet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say </text:span><text:span text:style-name="T25">eguin natzaiçue</text:span><text:span text:style-name="T26"> eguia erraiten drauçueda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Nor-ere </text:span><text:span text:style-name="T21">nahi baitirade</text:span><text:span text:style-name="T18"> apparent </text:span><text:span text:style-name="T21">eracutsi</text:span><text:span text:style-name="T32"> haragui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Çuec-ere gure imitaçale </text:span><text:span text:style-name="T25">eguin içan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cen çuec, anayeác, imitaçale </text:span><text:span text:style-name="T25">eguin içan çarete</text:span><text:span text:style-name="T26"> iaincoaren eliça Iudean diradenén Iesus Chris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ta baldin iustoa nequez </text:span><text:span text:style-name="T25">saluatzen bada</text:span><text:span text:style-name="T26">, infidela eta bekatorea non compari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experimentatu dituán apostolu </text:span><text:span text:style-name="T25">erraiten diradenac</text:span><text:span text:style-name="T26"> eta ezpait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nor-ere </text:span><text:span text:style-name="T33">ezpaitzedin eriden</text:span><text:span text:style-name="T24"> vicitzeco liburuän scribaturic, suzco stagnera </text:span><text:span text:style-name="T25">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Orhe berri </text:span><text:span text:style-name="T25">eguin behar ga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Hunen iainco eta saluadore </text:span><text:span text:style-name="T25">eracusten</text:span><text:span text:style-name="T24"> eta </text:span><text:span text:style-name="T25">declaratzen 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Raçoin da gu-ere haren populu eguiazco eta obedient </text:span><text:span text:style-name="T25">eracuts gaitec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Baldin haren hirá gure gainera erekarri nahi ezpadugu, hartaric </text:span><text:span text:style-name="T25">beguiratu behar gar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raydorea, <text:span text:style-name="T1">erreco çara</text:span>, erreco çara</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raydorea, erreco çara, <text:span text:style-name="T1">erreco çara</text:span></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Quen aquit</text:span> ortic, vorracho dollor xarrori!</text:p>
          </table:table-cell>
          <table:table-cell table:style-name="ce8" office:value-type="string" calcext:value-type="string">
            <text:p>San Vicente trial record (1578)</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Su <text:span text:style-name="T1">eçara</text:span> emen <text:span text:style-name="T1">çartuco</text:span></text:p>
          </table:table-cell>
          <table:table-cell table:style-name="ce8" office:value-type="string" calcext:value-type="string">
            <text:p>Arlegi trial record (1581)</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E[rrodrig]o Çarateco selan <text:span text:style-name="T1">engana sindean</text:span> jaun Juane Abendañocogas gudua ar çensanean</text:p>
          </table:table-cell>
          <table:table-cell table:style-name="ce8" office:value-type="string" calcext:value-type="string">
            <text:p>Ibargüen-Cachopín chronicle (1588)</text:p>
          </table:table-cell>
          <table:table-cell table:style-name="ce12" office:value-type="string" calcext:value-type="string">
            <text:p><text:span text:style-name="T107">Arriolabengoa, Julen. 2006. </text:span><text:span text:style-name="T270">Ibarguen-Cachopín kronika: Edizioa eta azterketa</text:span><text:span text:style-name="T107">. Vitoria-Gasteiz: University of the Basque Country PhD dissertation.</text:span></text:p>
          </table:table-cell>
          <table:table-cell table:style-name="ce9" office:value-type="string" calcext:value-type="string">
            <text:p>Chronicle</text:p>
          </table:table-cell>
          <table:table-cell table:style-name="ce13"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4">Hora il daguien mendian Guiçona </text:span><text:span text:style-name="T45">idoro</text:span><text:span text:style-name="T46"> ez </text:span><text:span text:style-name="T45">didila</text:span></text:p>
          </table:table-cell>
          <table:table-cell table:style-name="ce8" office:value-type="string" calcext:value-type="string">
            <text:p>Garibai’s proverbs (1592)</text:p>
          </table:table-cell>
          <table:table-cell table:style-name="ce12" office:value-type="string" calcext:value-type="string">
            <text:p><text:span text:style-name="T269">Urkixo, Julio. 1919. </text:span><text:span text:style-name="T271">El refranero vasco</text:span><text:span text:style-name="T269">, vol. I: </text:span><text:span text:style-name="T271">Los refranes de Garibay</text:span><text:span text:style-name="T269">. Donostia/San Sebastián: Imprenta de Martín, Mena y Compañía.</text:span></text:p>
          </table:table-cell>
          <table:table-cell table:style-name="ce9" office:value-type="string" calcext:value-type="string">
            <text:p>Proverbs</text:p>
          </table:table-cell>
          <table:table-cell table:style-name="ce13"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Sinistetandot <text:span text:style-name="T13">[…]</text:span> gueure Iaunag<text:span text:style-name="T31">â, zeyna </text:span><text:span text:style-name="T47">izançan concebidua</text:span><text:span text:style-name="T31"> Espiritu Santuen obraz</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2">Betolazaren “Doctrina christiana”. </text:span><text:span text:style-name="T273">Euskera</text:span><text:span text:style-name="T272">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Yzançan</text:span> <text:span text:style-name="T1">cruficicadua</text:span>, <text:span text:style-name="T1">hila</text:span> eta <text:span text:style-name="T1">sepultadua</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2">Betolazaren “Doctrina christiana”. </text:span><text:span text:style-name="T273">Euskera</text:span><text:span text:style-name="T272">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Lelengoa, sinistetea Iesu-Christo gure Iauna Guiçonzan partez <text:span text:style-name="T1">concebidua yzançala</text:span> Espiritu Santuen obraz</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2">Betolazaren “Doctrina christiana”. </text:span><text:span text:style-name="T273">Euskera</text:span><text:span text:style-name="T272">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Gassoto yrabacia yrachoen da <text:span text:style-name="T1">yraci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text:span text:style-name="T34">Edo eguiaz nay guzurraz, </text:span><text:span text:style-name="T35">elicatuco nays</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3" office:value-type="string" calcext:value-type="string">
            <text:p><text:span text:style-name="T48">Azo </text:span><text:span text:style-name="T49">bardindu nax</text:span><text:span text:style-name="T50">, nox dot vrte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51">Ezavn adi</text:span><text:span text:style-name="T52"> ta ajate ondo bici</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51">Necateã dana</text:span><text:span text:style-name="T52">, marraac ditu</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Jayncoa laudatu dela gure errian espaytugu pendenciaric eliçaco gauzaetan baycicaçarrenac çarraynchu Eta </text:span><text:span text:style-name="T8">ofraçen baicara</text:span><text:span text:style-name="T7">.</text:span></text:p>
          </table:table-cell>
          <table:table-cell table:style-name="ce19" office:value-type="string" calcext:value-type="string">
            <text:p>Iraizotz trial record (1597)</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53">Marechalaren etorraras es tout ouste dela deus intenzio gaiztoric, choil condizios </text:span><text:span text:style-name="T54">moudatou</text:span><text:span text:style-name="T53"> es </text:span><text:span text:style-name="T54">padire</text:span><text:span text:style-name="T55"> </text:span><text:span text:style-name="T53">andiren bazeue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text:span text:style-name="T1">jari direla</text:span> barnerat deusic sar ez tadi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ztiaz <text:span text:style-name="T1">naiz enpachatou</text:span> nere by anaga eta cousin bat ecoustera etorriri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aster <text:span text:style-name="T1">esconduco dira</text:span>, baldin erregueren maiestatearen Nantesen gaignera joateac luzatzen es baldin badu</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Adisquideac gastigatu zidan unzien gainean ondo <text:span text:style-name="T1">informatu naiz</text:span>, baina ez ta aireco gauzaric bai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Erege cauri dela eta mous de Anbila Franciaco Counestabliaren anaie </text:span><text:span text:style-name="T54">baita</text:span><text:span text:style-name="T53"> houra </text:span><text:span text:style-name="T54">hil</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Mous de Guisa eta Agararnoundeco jauna </text:span><text:span text:style-name="T56">hil</text:span><text:span text:style-name="T57"> dira</text:span><text:span text:style-name="T53"> haniz berce principalci</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Letra haur esciribatuc geroc encun dut duc de Umena ere <text:span text:style-name="T1">hil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Zure senoriaren carta emen </text:span><text:span text:style-name="T54">batou zaita</text:span><text:span text:style-name="T53"> contentou asco</text:span><text:span text:style-name="T55"> </text:span><text:span text:style-name="T53">eman baitit</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Alla fin emaiten diot, </text:span><text:span text:style-name="T54">geldizen naizela</text:span><text:span text:style-name="T53">, bety</text:span><text:span text:style-name="T55"> </text:span><text:span text:style-name="T53">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6" office:value-type="string" calcext:value-type="string">
            <text:p><text:span text:style-name="T53">Besteric es ta dino denic gastigazera</text:span><text:span text:style-name="T55"> </text:span><text:span text:style-name="T53">zure senoriary eta </text:span><text:span text:style-name="T54">gledize(n) nais</text:span><text:span text:style-name="T53"> serbizari</text:span><text:span text:style-name="T55"> </text:span><text:span text:style-name="T53">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text:span text:style-name="T1">sar</text:span> ez <text:span text:style-name="T1">tadin</text:spa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Jauna: jouanden egounoyetan berri bat etorry zen ezin goure eregue <text:span text:style-name="T1">il z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Ara dio ezin abertymentou izan douela Espainiaco armada parte ounetarat <text:span text:style-name="T1">ourbil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uroutian gouardac ifeni ditoue, oran berris poutougues bazouec ounat zeren <text:span text:style-name="T1">pasatou dire</text:span>, eta adieu, zure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text:span text:style-name="T1">biourtu dela</text:span> Bayonara, eta ounenberzerequin <text:span text:style-name="T12">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asegoura bedy zure senoria esana egonen naizela, eta adieu esaten diot, </text:span><text:span text:style-name="T54">geldizen naizela</text:span><text:span text:style-name="T53">,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lacos finna et/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speranza ounequin ezin sinestatoua edouquiren nauela fina emanen diot, <text:span text:style-name="T1">geldizen naizela</text:span>, bety bezala, serv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segouranza ounequin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biourtu dela Bayonara, eta ounenberzerequin <text:span text:style-name="T1">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orbere echetara <text:span text:style-name="T1">eretiratou dire</text:span> zitousten marabiriac despendatouric eta oura gelditou da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orbere echetara eretiratou dire zitousten marabiriac despendatouric eta oura <text:span text:style-name="T1">gelditou da</text:span>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ste berry segouroric ez tougou presentean, eta alla fina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gec diotena da Plemura armada <text:span text:style-name="T1">biourtou dela</text:span> negou ounetacos</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ere adisquide bazuec <text:span text:style-name="T1">sartou ziren</text:span> emen, baina es be&lt;s&gt;te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oueltan e&lt;z&gt; <text:span text:style-name="T1">ziren</text:span> ementic <text:span text:style-name="T1">pasatu</text:span>, baina esan dit semeac eraz egin daitequela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egataren partes gizon bat <text:span text:style-name="T1">passatu da</text:span> parte orretarat eta argatic ez tiot deus Franziaco berry gastiga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resentean berzeric ofrezizen ez ta eta alacos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2" office:value-type="string" calcext:value-type="string">
            <text:p>Goustiac <text:span text:style-name="T1">descoubritou direla</text:span> eta gente asco presounero dago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Esan didate es tela deus memorioric Londresen <text:span text:style-name="T58">esan den</text:span><text:span text:style-name="T55"> </text:span><text:span text:style-name="T53">armada orresas</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Bart Bagonan ouste zuten, faltaric gabe, </text:span><text:span text:style-name="T54">esan den</text:span><text:span text:style-name="T53"> marecha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Ez ta deues dinoric zure senoriary </text:span><text:span text:style-name="T54">gastiga</text:span><text:span text:style-name="T53"> al </text:span><text:span text:style-name="T54">daitequeni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2" office:value-type="string" calcext:value-type="string">
            <text:p><text:span text:style-name="T53">Sarry orien ousteas angoa </text:span><text:span text:style-name="T54">egingo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sar ez tadin eta Amianscoa <text:span text:style-name="T1">egin den</text:spa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text:span><text:span text:style-name="T54">asegoura bedy</text:span><text:span text:style-name="T53"> zure senoria esana egonen naizela, eta adieu esaten diot, geldizen naizela,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Esan dit es tela deusic alacoric, Amians <text:span text:style-name="T1">artou dela</text:span> asegouratouzat dadouqu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1">Asegoura bedy</text:span>, jauna, eginallic eztalzen ez touela carta bidaldu douen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Presentean ez <text:span text:style-name="T1">ta</text:span> besteric <text:span text:style-name="T1">ofrezizen</text:span> dino denic zure senoriary gastigazeco, eta ala fin emaiten diot geldizen naizela,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Presentean ez ta besteric ofrezizen dino denic zure senoriary gastigazeco, eta ala fin emait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Boueltan e&lt;z&gt; ziren ementic pasatu, baina esan dit semeac eraz <text:span text:style-name="T1">egin daitequela</text:span>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Zer &lt;er&gt;e baita, eduquicoren dut contu jaquitera, eta ez faltaric eginen deus <text:span text:style-name="T1">ofrezizen denean</text:span> gastigaz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ompania <text:span text:style-name="T1">adrezazen direnen</text:span> geienna Mousieur de Pangas d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raindic ezcin gastiga nizacoie zure senoriary cer quantitate mercaduria dens, zeren orandic ez <text:span text:style-name="T1">paita adrezatu</text:span> deusic behar den bez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acqueta <text:span text:style-name="T1">compli dadinean</text:span> behar den bezala, orduan ez tut faltatuco abisac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Guero baldin han Mercurarequin <text:span text:style-name="T1">accordatzen</text:span> es baldin <text:span text:style-name="T1">bada</text:span>, Nantesen guaignera doh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1" office:value-type="string" calcext:value-type="string">
            <text:p>Orotarat ere enbachadac erege baitan omen dire eta esparanza handitan dago mondu goustia pacquea <text:span text:style-name="T1">trata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1" office:value-type="string" calcext:value-type="string">
            <text:p>Eta escribauagana <text:span text:style-name="T1">aguertu ninça</text:span> eta galdetu nio ene contra atera de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joaninça aurreco escribauarengana eta erran draut <text:span text:style-name="T1">eçela</text:span> aren echetic alaco despachuric <text:span text:style-name="T1">probei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Bay eta escribau batec juramentu arrtu cerauda, eta es omen <text:span text:style-name="T1">çen</text:span> alcateen baitan <text:span text:style-name="T1">firma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escribauagana aguertu ninça eta galdetu nio ene contra <text:span text:style-name="T1">atera den</text:spa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Lepo eçurra auchiric <text:span text:style-name="T1">eldu</text:span> al <text:span text:style-name="T1">lisan</text:span></text:p>
          </table:table-cell>
          <table:table-cell table:style-name="ce8" office:value-type="string" calcext:value-type="string">
            <text:p>Nagore trial record (1599)</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Conçebitu ninçan</text:span> maldadeetam</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64">‒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1" office:value-type="string" calcext:value-type="string">
            <text:p><text:span text:style-name="T59">Jusga</text:span><text:span text:style-name="T60"> </text:span><text:span text:style-name="T61">çinçaenac</text:span><text:span text:style-name="T62"> vençutu çinçan</text:span></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64">‒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25" office:value-type="string" calcext:value-type="string">
            <text:p>Ni certaco jayo ninzan? <text:span text:style-name="T1">Salva nendin</text:span></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Jaincoa ez nezan icus, <text:span text:style-name="T1">condena</text:span> al <text:span text:style-name="T1">nendin</text:span>, gauza tristea lizate; ordea, badate</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Mila vrte ygarota Vra vere videan. Guipuzcoarroc <text:span text:style-name="T1">sartu dira</text:span> Gazteluco echean, Nafarroquin batu dira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Mila vrte ygarota Vra vere videan. Guipuzcoarroc sartu dira Gazteluco echean, Nafarroquin <text:span text:style-name="T1">batu dira</text:span>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Juan de Lazcano belz carana Guipuzcoaco capitana, <text:span text:style-name="T1">Oroituco dirá</text:span> Fransesac, Jaquingo duté bada, Vra Ondarribira sana</text:p>
          </table:table-cell>
          <table:table-cell office:value-type="string" calcext:value-type="string">
            <text:p>Juan Lazkao’s chant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Oy çatoz, çatoz neuronen <text:span text:style-name="T1">escoji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Oyta goacen, ene <text:span text:style-name="T1">bedeicat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Dirurren <text:span text:style-name="T1">saldu ninçan</text:span> esclab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ilvero, bada, obato <text:span text:style-name="T1">erregidu</text:span> cegati <text:span text:style-name="T1">çan</text:span>, eseco andreac aguindu eusan Silviari <text:span text:style-name="T13">[…]</text:span> eugui leguiala utra contu andia Silvero erregiete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y, Sirena, çeñaen beguioc <text:span text:style-name="T1">direan</text:span> norteagaz <text:span text:style-name="T1">conpara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Cegaiti <text:span text:style-name="T1">çan</text:span> utra <text:span text:style-name="T1">queridua</text:span> bere ugaçabaren es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Ene parteti <text:span text:style-name="T1">içango çara</text:span> justiciara <text:span text:style-name="T1">cit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Nic çu andiro laztan içana an <text:span text:style-name="T1">içango da prob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Denpora baten <text:span text:style-name="T1">içan ninçan</text:span> amore minez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Neure aragui gaxtoaganic <text:span text:style-name="T1">içan ninçan</text:span> ni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Laztanagana oy <text:span text:style-name="T1">içan ninçan</text:span> us eguin baga <text:span text:style-name="T1">gui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Espilu artan <text:span text:style-name="T1">mira çatez</text:span>, nescame engañad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Deo graciaz, çu, <text:span text:style-name="T1">açota çatez</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3" office:value-type="string" calcext:value-type="string">
            <text:p><text:span text:style-name="T63">Çuen causaz arçaiten dogun azquero, çuec bere </text:span><text:span text:style-name="T64">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4" office:value-type="string" calcext:value-type="string">
            <text:p><text:span text:style-name="T65">Espilu arrtan </text:span><text:span text:style-name="T66">mira çatez </text:span><text:span text:style-name="T67">nescame engañad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Gura doçun ni </text:span><text:span text:style-name="T69">enplea nadin</text:span><text:span text:style-name="T68"> çure servicio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1">Suplicaetan nachaçu</text:span>, Sirena ene laztana, nai daquiçula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Silvero, bada, obato </text:span><text:span text:style-name="T71">erregidu</text:span><text:span text:style-name="T70"> cegati </text:span><text:span text:style-name="T71">çan</text:span><text:span text:style-name="T70">, eseco andreac aguindu eusan Silviari, ceña çan Sirenaren conpañian egoana, eugui leguiala utra contu andia Silvero erregieteaz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rori cidin jarriric egoan silla baterean, ain aguiz ece, Silvia <text:span text:style-name="T1">isasi</text:span> ez <text:span text:style-name="T1">ballaco</text:span>, ez çatean miracuru an i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ne laztana, eriocea senticen ez dot bapere, aseguin eta descansu baxe, çu <text:span text:style-name="T1">baçarade servic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Silveroc, bada, bere ugaçabari licencia escatu equionean, joan cidin Sirenagana, ceñari negarrez egoala <text:span text:style-name="T1">despedidu equio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2">Arren, Sirena, ene bioça, </text:span><text:span text:style-name="T73">suplicaetan nachaçu</text:span><text:span text:style-name="T72">, nic merecidu ez badot bere, ez naguiçula anci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Eta ala eguin eben, cegaiti, biaramunean, Ascanio erechan guiçon aberaspategaz</text:span><text:span text:style-name="T71"> jarri çan</text:span><text:span text:style-name="T70">, nun bere ganadua goardaetan ebe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Onegati, servicen bada, arren, bear deust parcatu,  cegaiti biur nadinean <text:span text:style-name="T74">serviduco çaut</text:span><text:span text:style-name="T75">, jauna, ç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Oy, amorezco erregue jauna, </text:span><text:span text:style-name="T76">suplicaetan nachazu</text:span><text:span text:style-name="T34"> deguioçula oy Silverori </text:span><text:span text:style-name="T77">on derextala aguind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Nachaçu suplicaetan</text:span><text:span text:style-name="T70"> nay daquiçula,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Quen çatez</text:span><text:span text:style-name="T70"> ene beguietaric, cegayti nic ezterechut on çuri bapere baño gueiag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Silvia, </text:span><text:span text:style-name="T71">quen aquit</text:span><text:span text:style-name="T70"> orrean, cegaiti nic ecin ancitu neydi aynbat denpora on derechadan gauc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9">Suplicaetan nachaçu</text:span><text:span text:style-name="T80"> deguidaçula remedioa emun, medecinea çu çarean guero</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9">Quen aquit </text:span><text:span text:style-name="T80">neure beguietaric, ene desdicheonen causea i axan azquer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Eta, an elduric,</text:span><text:span text:style-name="T71"> jarri citecen</text:span><text:span text:style-name="T70"> beguira canpuruç, nun ecusi even egoala Confusioco Es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80">Belarico jarri cirean; </text:span><text:span text:style-name="T34">laster </text:span><text:span text:style-name="T76">citecen armatu</text:span><text:span text:style-name="T34">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76">suplicaetan liçatela</text:span><text:span text:style-name="T34"> nay lequiela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da bere, dios Marteren mandataria ezpata bategaz salvage aen arteti <text:span text:style-name="T1">sartu çan</text:span>, utra aguiz emuten leusteña bere ezpata çorroçag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34">Ene lindea </text:span><text:span text:style-name="T76">servicen bada</text:span><text:span text:style-name="T34">, colpe batean il nagu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text:span text:style-name="T70">Badanic bere, jaquin eguiçu oyta </text:span><text:span text:style-name="T71">naxala fundadu</text:span><text:span text:style-name="T70"> oy anchinaco liburuet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Berva eguiten asi ninçacan,<text:span text:style-name="T1"> </text:span><text:span text:style-name="T81">jarri guinean</text:span><text:span text:style-name="T75"> gueldi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Jaun Cerucoac guraric, <text:span text:style-name="T75">oen gañean </text:span><text:span text:style-name="T82">jasarri cidin</text:span><text:span text:style-name="T75"> amoremina dulc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Ayta-amaoc efini dave<text:span text:style-name="T75"> </text:span>Flora oy encerraduric, <text:span text:style-name="T75">cerren bertati </text:span><text:span text:style-name="T82">jarri cirean</text:span><text:span text:style-name="T75"> sospecha gachez bet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Ene bioçau a serviceco <text:span text:style-name="T1">jarri çan</text:span> obligadu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Conjuraetan yo eta çaitut, oean çaucidenean <text:span text:style-name="T1">gogaberatu çaquezquedala</text:span> beguioz nacusun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iurtu libertadea eguidaçu, <text:span text:style-name="T1">alegueratu didin</text:span> ene gogo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Enegaz <text:span text:style-name="T1">jarri çatez</text:span> partiduan, cegaiti onezquero da denpor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erbaric badeguiçut poridadez, gogorric <text:span text:style-name="T1">jarten çara</text:span> berea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Ai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Oraingaño gaztea ax ta, urtexe baten <text:span text:style-name="T1">goza 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text:span text:style-name="T1">Jarri banadi</text:span> sugatean, beroetan jat iturri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0">Egun baten, bada, Silvero eta Silvia, Doristeo ta Sirena, lauoc batera nor bere ardiaquin joacela, </text:span><text:span text:style-name="T71">topadu cirean</text:span><text:span text:style-name="T70"> iturri fresco baten alde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Lecu onean <text:span text:style-name="T1">topadu gara</text:span>, Jaun Cerucoac gura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Ic]hadu <text:span text:style-name="T1">dei detizque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44" office:value-type="string" calcext:value-type="string">
            <text:p><text:span text:style-name="T70">Bada bere, nai ez neuque, </text:span>mundu guztiagaitirren, <text:span text:style-name="T75">çuregaz ene secretoa </text:span><text:span text:style-name="T1">descubri lidin</text:span> bapere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Çu ecusi ta beste gauçaric <text:span text:style-name="T75">oy ez</text:span><text:span text:style-name="T82">ta</text:span><text:span text:style-name="T75"> cerren </text:span><text:span text:style-name="T82">ecusi</text:span><text:span text:style-name="T75">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Oy Arabaco abantajaoc ecin <text:span text:style-name="T1">litezque contadu</text:span>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Ni çugaz amoraduagaiti eztaucat nic bearric, cegaiti ene escuan ez <text:span text:style-name="T1">zan eguiten</text:span> beste gauç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59">Il nadin</text:span><text:span text:style-name="T60"> nagoan lecur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Suplicaetan nachaçu, Sirena ene laztana, <text:span text:style-name="T1">nai daquiçula</text:span>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Silveroc, ecusiric çala Sirena enojadu, escuetan eucan arpea iramo eben, ain furia andiaz ece utra pedaçu asco </text:span><text:span text:style-name="T71">eguin ça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70">On ez derechun azquero, nic prometietan deusut ece laster </text:span><text:span text:style-name="T71">osatu çatezqueala</text:span><text:span text:style-name="T70"> daucaçun gaxaesun orreta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39" office:value-type="string" calcext:value-type="string">
            <text:p><text:span text:style-name="T70">Jaicoari </text:span><text:span text:style-name="T71">nai</text:span><text:span text:style-name="T70"> eç </text:span><text:span text:style-name="T71">daquiola</text:span><text:span text:style-name="T70"> çu joan da ni eben guera nadil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83">Nachaçu suplicaetan</text:span><text:span text:style-name="T70"> </text:span><text:span text:style-name="T71">nay daquiçula</text:span><text:span text:style-name="T70">,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Dacusqueçun </text:span><text:span text:style-name="T70">gauçagayti ez beguioc espilurean quendu, cegayti bertati </text:span><text:span text:style-name="T71">galduco çar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84">suplicaetan liçatela</text:span><text:span text:style-name="T34"> </text:span><text:span text:style-name="T76">nay lequiela</text:span><text:span text:style-name="T34">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Çuen causaz arçaiten dogun azquero, çuec bere </text:span><text:span text:style-name="T71">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Ene laztana, ce daidiçu ceure gogoan pensadu </text:span><text:span text:style-name="T85">çuc ni gaxqui tratadu arren </text:span><text:span text:style-name="T34">oy ni </text:span><text:span text:style-name="T76">naxala asper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Ni aren minez </text:span><text:span text:style-name="T71">ilte ninçan</text:span><text:span text:style-name="T70"> da </text:span>a beti aleguere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Secula nic ez yo dot beste lanic, onela <text:span text:style-name="T1">iragaiten jat</text:span> gaur-egunac; ain dira ene beguioc elçaydunac, çugana laster doaz enegan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Amorea da onaco ez daquit cer bat, etorten da araco eztaquit nundi; eztaquit nola viocean <text:span text:style-name="T1">sarçaiten da</text:span> çuc aguin daguiçuna eguiteco</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Çorigaxtoan jaio ninçan ezcondu baga <text:span text:style-name="T1">il ban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Ayn <text:span text:style-name="T1">eguin jat</text:span> az andia neure cilonen artec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1">Eguingo jat</text:span> min oria remediadu ezpanad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Dama bategaz <text:span text:style-name="T1">t</text:span><text:span text:style-name="T13">[</text:span><text:span text:style-name="T1">o</text:span><text:span text:style-name="T13">]</text:span><text:span text:style-name="T1">padu</text:span> <text:span text:style-name="T1">ninçan</text:span>, lindea parebag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Neure buruau erraz daidit  nic dichosaçat edugui, jentil honbrea, cegaiti <text:span text:style-name="T1">naxan eguin</text:span> ni çugaz topadi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86">Orduan </text:span><text:span text:style-name="T87">acordaduco çara</text:span><text:span text:style-name="T88"> </text:span><text:span text:style-name="T84">oy nola esan niçun ni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5" office:value-type="string" calcext:value-type="string">
            <text:p>Céru eta lúr betatçén du áren górputz sanduác, badaríc<text:span text:style-name="T1"> emáten çáygu</text:span> ósoric ámen bate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5" office:value-type="string" calcext:value-type="string">
            <text:p>Egun Jáyncoa Jáyncoagátic guiçonári <text:span text:style-name="T1">ematen dá</text:sp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text:span text:style-name="T1">abisaduak yzatea</text:span> falta publikoetan dinetan amiltzen dirade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17) [past participle + -<text:span text:style-name="T60">a</text:span>(<text:span text:style-name="T60">k</text:span>) + <text:span text:style-name="T60">izan</text:span>]</text:p>
          </table:table-cell>
          <table:table-cell table:number-columns-repeated="16373"/>
        </table:table-row>
        <table:table-row table:style-name="ro1">
          <table:table-cell table:style-name="ce60" office:value-type="string" calcext:value-type="string">
            <text:p><text:span text:style-name="T89">Euren artean goardadu bear deve amorio andia, eta konformidadea batak bestea lagunzen debala gauza lizito guzietan, eta </text:span><text:span text:style-name="T90">animazen diradela</text:span><text:span text:style-name="T89"> birtutera, ta debozior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1" office:value-type="string" calcext:value-type="string">
            <text:p><text:span text:style-name="T91">Sumario brebea ordenanzaena eta exerziziona Andrane Maria Konzepzioko Kongregazioarena, zeina </text:span><text:span text:style-name="T90">fundadu zan</text:span><text:span text:style-name="T92"> Ayta Santu Erromakoaren autoridadearekin Azkoitiko Billa noble onetan Jesugo Kompañiako esea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0" office:value-type="string" calcext:value-type="string">
            <text:p><text:span text:style-name="T93">Gustiok obedezidu bear deve Kongregazioak determinazen devana; eta Aytak edo Perfectoak enkargazen diagena, eta </text:span><text:span text:style-name="T94">ofrezizen bada</text:span><text:span text:style-name="T93"> impedimentua ezin egitekoz nork bere karguan dadukana, temporaz abisadu bear deu Ayta edo Perfectoa, beste bati enkargadu degio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Lizenzia au ez</text:span><text:span text:style-name="T94">ta eman bear</text:span><text:span text:style-name="T93"> erraz inkonbenienteren bazuk eskusa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Kongragazioko kapillan <text:span text:style-name="T1">esan bear da</text:span> bederazi lezioko ofizio bat; eta aurkizen eztana presente orduan, gero esan bearko deu, eta ezin ezpategi ofizio au esan, errezadu bear deu errosario oso bat</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text:span text:style-name="T93">Aplikaduko dirauze ynduljenziak </text:span><text:span text:style-name="T94">irabasten diradenak</text:span><text:span text:style-name="T93"> euren kapilla bizitazeaz, konzienzia examiñazeaz meza enzuteaz, errosarioa erresazeaz, eta zazpi paternoster eta zazpi Abe Maria, Jaungoikoak gurezat ere probeidezan ainbat egin dagi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amiltzen diraden gizonak bezela <text:span text:style-name="T1">korreji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0" office:value-type="string" calcext:value-type="string">
            <text:p><text:span text:style-name="T93">Kongregazio onetan </text:span><text:span text:style-name="T94">sarzeen diradenean</text:span><text:span text:style-name="T93"> egin bear deve biziza guztiko konfesio jeneral b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Iñor </text:span><text:span text:style-name="T94">gaiztozen danean</text:span><text:span text:style-name="T93">, Perfektoak agindu bear deu bizitadu dezaela eta konsoladu eta errezibi dezala sakramentuak</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text:span text:style-name="T1">gaizozen diaren</text:span> guztiak, eskribidu eragin dagizan enfermoen tablan, zeyna egongo dan Kongregazioko kapillan eta osazen dane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gaizozen diaren guztiak, eskribidu eragin dagizan enfermoen tablan, zeyna egongo dan Kongregazioko kapillan eta <text:span text:style-name="T1">osazen danean</text:sp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89">Iñor </text:span><text:span text:style-name="T90">ilzen bada</text:span><text:span text:style-name="T89">, juan bear deve kongregante guztiak aren entierrura errosarioakin eskuetan, eta korpuza eramango deve eurak solbardetan, eta errosario bana errezadu</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5">Kongragazioko kapillan esan bear da bederazi lezioko ofizio bat; eta </text:span><text:span text:style-name="T96">aurkizen eztana</text:span><text:span text:style-name="T97"> presente orduan, gero esan bearko deu, eta ezin ezpategi ofizio au esan, errezadu bear deu errosario oso bat</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text:span text:style-name="T1">amiltzen diraden</text:spa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giten debanak egun batsuetako ausenzia erritik, abisadu begi Ayta, eman degion Kongregazioko lizenzia eta patente, errizibi dezaen Kongregazioan dian lekua bada, eta <text:span text:style-name="T1">akordavidi</text:span> andika eskribitzeaz, batsuetan Jaungoikoari ekomendadu dogioen euren orazioet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5" office:value-type="string" calcext:value-type="string">
            <text:p><text:span text:style-name="T60">Nafarroco visorey jauna</text:span><text:span text:style-name="T13">[</text:span><text:span text:style-name="T60">c</text:span><text:span text:style-name="T13">]</text:span><text:span text:style-name="T60"> eta Corte eta Conselluan </text:span><text:span text:style-name="T61">vear</text:span><text:span text:style-name="T60"> </text:span><text:span text:style-name="T61">çuen juzgatu</text:span><text:span text:style-name="T62"> eta ez çuen governadorec eta juezec</text:span></text:p>
          </table:table-cell>
          <table:table-cell table:style-name="ce13" office:value-type="string" calcext:value-type="string">
            <text:p>Etxart-Ros letters (1616<text:span text:style-name="T253">–</text:span>1617)</text:p>
          </table:table-cell>
          <table:table-cell table:style-name="ce12" office:value-type="string" calcext:value-type="string">
            <text:p><text:span text:style-name="T14">Lakarra, Joseba A., Gidor Bilbao &amp; Céline Mounole. Forthcoming. </text:span><text:span text:style-name="T273">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1" office:value-type="string" calcext:value-type="string">
            <text:p><text:span text:style-name="T59">Informatu niz</text:span><text:span text:style-name="T60"> promptqui oray berian prezas eta cabale hartzes, çoinçaz bainuçu advertitu çoure guthunian</text:span></text:p>
          </table:table-cell>
          <table:table-cell table:style-name="ce13" office:value-type="string" calcext:value-type="string">
            <text:p>Etxart-Ros letters (1616<text:span text:style-name="T253">–</text:span>1617)</text:p>
          </table:table-cell>
          <table:table-cell table:style-name="ce12" office:value-type="string" calcext:value-type="string">
            <text:p><text:span text:style-name="T14">Lakarra, Joseba A., Gidor Bilbao &amp; Céline Mounole. Forthcoming. </text:span><text:span text:style-name="T273">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itartean, </text:span><text:span text:style-name="T99">obligatu naicen </text:span><text:span text:style-name="T100">beçala, eguinen diot iaincoari othoitz diçula çeure desira onen complimendu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9">Krajewska, Dorota, Eneko Zuloaga, Ekaitz Santazilia, Borja Ariztimuño, Oxel Uribe-Etxebarria &amp; Urtzi Reguero. 2017. </text:span><text:span text:style-name="T271">Esteve Materraren Do(c)trina Christiana (1617 &amp; 1623): Edizioa eta azterketa</text:span><text:span text:style-name="T269">.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1">Finean, </text:span><text:span text:style-name="T102">gueuretçat </text:span><text:span text:style-name="T103">beçala haren alderacotçat-ere </text:span><text:span text:style-name="T64">gobernatuco gar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9">Krajewska, Dorota, Eneko Zuloaga, Ekaitz Santazilia, Borja Ariztimuño, Oxel Uribe-Etxebarria &amp; Urtzi Reguero. 2017. </text:span><text:span text:style-name="T271">Esteve Materraren Do(c)trina Christiana (1617 &amp; 1623): Edizioa eta azterketa</text:span><text:span text:style-name="T269">.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04">Orduan sartcen gara eliçan, eta </text:span><text:span text:style-name="T105">eguiten gara </text:span><text:span text:style-name="T106">gai parabisuco loriaren ardietsteco</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9">Krajewska, Dorota, Eneko Zuloaga, Ekaitz Santazilia, Borja Ariztimuño, Oxel Uribe-Etxebarria &amp; Urtzi Reguero. 2017. </text:span><text:span text:style-name="T271">Esteve Materraren Do(c)trina Christiana (1617 &amp; 1623): Edizioa eta azterketa</text:span><text:span text:style-name="T269">.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 dioté? Brabouaq <text:span text:style-name="T1">eguyten diré</text:span> hagñys?</text:p>
          </table:table-cell>
          <table:table-cell table:style-name="ce13" office:value-type="string" calcext:value-type="string">
            <text:p><text:span text:style-name="T254">Voltoire’s </text:span><text:span text:style-name="T4">L’Interprect ou traduction du françois, espagnol &amp; basque</text:span><text:span text:style-name="T3"> (1620)</text:span></text:p>
          </table:table-cell>
          <table:table-cell table:style-name="ce12" office:value-type="string" calcext:value-type="string">
            <text:p><text:span text:style-name="T281">Lakarra, Joseba A. 1999. </text:span><text:span text:style-name="T282">L’Interprect ou traduction du françois, espagol &amp; basque</text:span><text:span text:style-name="T281"> (~ 1620): II. Elkarrizketak. </text:span><text:span text:style-name="T283">International Journal of Basque Linguistics and Philology </text:span><text:span text:style-name="T284">[</text:span><text:span text:style-name="T285">ASJU</text:span><text:span text:style-name="T284">] 33(2). 493</text:span><text:span text:style-name="T286">–</text:span><text:span text:style-name="T284">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Iaincoa<text:span text:style-name="T13">[</text:span>q<text:span text:style-name="T13">]</text:span> beguira naçala ny fidatç<text:span text:style-name="T107">ê naiçenarenganyq eçen </text:span><text:span text:style-name="T108">beguyratoco nais</text:span><text:span text:style-name="T107"> fidatcen ez naiçenarenganyq</text:span></text:p>
          </table:table-cell>
          <table:table-cell table:style-name="ce13" office:value-type="string" calcext:value-type="string">
            <text:p><text:span text:style-name="T254">Voltoire’s </text:span><text:span text:style-name="T4">L’Interprect ou traduction du françois, espagnol &amp; basque</text:span><text:span text:style-name="T3"> (1620)</text:span></text:p>
          </table:table-cell>
          <table:table-cell table:style-name="ce12" office:value-type="string" calcext:value-type="string">
            <text:p><text:span text:style-name="T281">Lakarra, Joseba A. 1999. </text:span><text:span text:style-name="T282">L’Interprect ou traduction du françois, espagol &amp; basque</text:span><text:span text:style-name="T281"> (~ 1620): II. Elkarrizketak. </text:span><text:span text:style-name="T283">International Journal of Basque Linguistics and Philology </text:span><text:span text:style-name="T284">[</text:span><text:span text:style-name="T285">ASJU</text:span><text:span text:style-name="T284">] 33(2). 493</text:span><text:span text:style-name="T286">–</text:span><text:span text:style-name="T284">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Ruynatcen nais</text:span> iostean eta traballatçean dohagnyq eta prohetcho gaberiq</text:p>
          </table:table-cell>
          <table:table-cell table:style-name="ce13" office:value-type="string" calcext:value-type="string">
            <text:p><text:span text:style-name="T254">Voltoire’s </text:span><text:span text:style-name="T4">L’Interprect ou traduction du françois, espagnol &amp; basque</text:span><text:span text:style-name="T3"> (1620)</text:span></text:p>
          </table:table-cell>
          <table:table-cell table:style-name="ce12" office:value-type="string" calcext:value-type="string">
            <text:p><text:span text:style-name="T281">Lakarra, Joseba A. 1999. </text:span><text:span text:style-name="T282">L’Interprect ou traduction du françois, espagol &amp; basque</text:span><text:span text:style-name="T281"> (~ 1620): II. Elkarrizketak. </text:span><text:span text:style-name="T283">International Journal of Basque Linguistics and Philology </text:span><text:span text:style-name="T284">[</text:span><text:span text:style-name="T285">ASJU</text:span><text:span text:style-name="T284">] 33(2). 493</text:span><text:span text:style-name="T286">–</text:span><text:span text:style-name="T284">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text:span text:style-name="T109">Hau nola den obequiago adiceco bearda jaquin nola Mezan daucagun presentean Iaungoycoaren Semea guizon eguincena, ceyn </text:span><text:span text:style-name="T110">concebitu yçandubaytçen</text:span><text:span text:style-name="T111"> Andre dona Mariaren sabelean Espiritu sanduaren obras</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dicera ematendigu obia ceñetan <text:span text:style-name="T1">orci yçandu baycen</text:span> gure Iauna munduaren Saluaçalle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ldareac adicera ematẽdraugu Caluarioco oyana, non <text:span text:style-name="T1">yll yçandubaycen</text:span> munduaren saluaçalle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Hau nola den obequiago adiceco bearda jaquin nola Mezan daucagun presentean Iaungoycoaren Semea guizon <text:span text:style-name="T1">eguincena</text:span>, ceyn concebitu yçandubaytçen Andre dona Mariaren sabelean Espiritu sanduaren obra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odorea horduan çuenarequi verarequi, eta desseoarequi <text:span text:style-name="T1">conuertiditecen</text:span>, eta ala barcaceco becatariey veren becatu gucia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Non <text:span text:style-name="T1">ofrecitu baycen</text:span> gurutze<text:span text:style-name="T31">ã, gure gatic ilcen cel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ada Iaunau verau daucagu oray Mezan presentean, vera <text:span text:style-name="T1">ofrecicendela</text:span> Ayta eternoari gure ga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text:span text:style-name="T1">ofrecitucena</text:span> vera, nola baytio Concilio Tridentinoac, solamente oray ofrecicenden manera mota da diferente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ofrecitucena vera, nola baytio Concilio Tridentinoac, solamente oray <text:span text:style-name="T1">ofrecicenden</text:span> manera mota da diferente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rrazioden beçala aren ceruiçuan <text:span text:style-name="T1">emplea gaytecen</text:span> nayduela Iaun onec atradedin sacerdotea Meza errater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Christo gure Iauna gurutzean <text:span text:style-name="T1">ofrecitu cenean</text:span>, eta ala da ece oray Mezan ofrecicen çayonean, Ayta eternoari agradacençayo ambat nola ordu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eguincedin guiçon, eta <text:span text:style-name="T1">ofrecicedin</text:span> gurutzebatean gurega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gunoros ofrecicendiogula sacrificioau ceren <text:span text:style-name="T12">emandaquigun</text:span> Orcillare sanduan gurutzean <text:span text:style-name="T1">ofrecitucenean</text:span> meregitu cisquigun indasunac, eta aren medios barcadrazquigun eguitenditugun becatua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9">Errandenetic atracenda lembicicoric ere Meza dela gauçabat ceñetan honrra gueyago ematen bayçayo Iaun goycoari, eta gueyago agradacen çayona eces berce gauça guciac ceren artan </text:span><text:span text:style-name="T110">ofrecicenbayçayo</text:span><text:span text:style-name="T111"> erranden beçala Iesu Christo</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au nola den obequiago adiceco <text:span text:style-name="T1">bearda jaquin</text:span> nola Mezan daucagun presentean Iaungoycoaren Semea guizon eguincena, ceyn concebitu yçandubaytçen Andre dona Mariaren sabelean Espiritu sanduaren obra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text:span text:style-name="T89">Oray mezan errecebicen, eta </text:span><text:span text:style-name="T90">ofrecicẽdena</text:span><text:span text:style-name="T89"> ordenatuçuena, oray eguitendituela milagro ayhec verac Orzegun Sanduan eguincituenac</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text:span text:style-name="T1"> bearda aditu</text:span> erratendenean yçulcenda oguia iesu Christoren gorpuce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Intẽcioric principalenetatic bat Christo gure Iaunac, yz<text:span text:style-name="T31">ãduçuena Sacramẽtu eta sacrificio sanduau ordenatuçueneã cen </text:span><text:span text:style-name="T47">eguincedin</text:span><text:span text:style-name="T31"> aren memoriã</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3" office:value-type="string" calcext:value-type="string">
            <text:p>Lembicico veztidura Meza errateco Sacerdoteac arcen duena, <text:span text:style-name="T1">deycenda</text:span> Amito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Onetaco etorcendela cerutic Aldarera Meza <text:span text:style-name="T1">erratenden</text:span> horos, graciac emandrazquiogu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Cembat agradacen çayon Iaungoycoari Meza ençutea han <text:span text:style-name="T1">ofrecicen çayon</text:span> sacrificioaga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ofreciçen bayçayo</text:span> Iesu Christo vera, gauza eguin, eta meregitu cizquigun guciequi, emendic da, ece Mezan ofrecicen den sacrificioa dela auentajatuag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2">ofreciçen bayçayo</text:span> Iesu Christo vera, gauza eguin, eta meregitu cizquigun guciequi, emendic da, ece Mezan <text:span text:style-name="T1">ofrecicen den</text:span> sacrificioa dela auentajatuag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 Iaun honi <text:span text:style-name="T1">bearçayo ofrecitu</text:span> sacrificioa, eta ez yori berceri</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behar + <text:span text:style-name="T60">izan</text:span>]</text:p>
          </table:table-cell>
          <table:table-cell table:number-columns-repeated="16373"/>
        </table:table-row>
        <table:table-row table:style-name="ro1">
          <table:table-cell table:style-name="ce53" office:value-type="string" calcext:value-type="string">
            <text:p>Patriarca Abrahannec auniz aldis <text:span text:style-name="T1">leycen da</text:span> nola eguincituen Aldarea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hristo gure Iauna gurutzean ofrecitu cenean, eta ala da ece oray Mezan <text:span text:style-name="T1">ofrecicen çayonean</text:span>, Ayta eternoari agradacençayo ambat nola ordu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Nola erran yçandu bayçuen Ayta eternoac Iesu Christo batayatu, eta <text:span text:style-name="T1">transfiguratu cenean</text:span> auda ene semea onericia ceyn agradacen bayçat</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oray ygorcendraugu cerutic aldarera Meza <text:span text:style-name="T1">erratenden</text:span>oros Sacramentu sandur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gunoros ofrecicendiogula sacrificioau ceren <text:span text:style-name="T1">emandaquigun</text:span> Orcillare sanduan gurutzean ofrecitucenean meregitu cisquigun indasunac, eta aren medios barcadrazquigun eguitenditugun becatua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Errandenetic</text:span> atracenda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text:span text:style-name="T1">atracenda</text:span>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text:span text:style-name="T1">ematen bayçayo</text:span> Iaun goycoari, eta gueyago agradacen çayona eces berce gauça guciac ceren artan ofrecicenbayçayo erranden beçala Iesu Christ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ematen bayçayo Iaun goycoari, eta gueyago agradacen çayona eces berce gauça guciac ceren artan ofrecicenbayçayo <text:span text:style-name="T1">erranden</text:span> beçala Iesu Christ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uer <text:span text:style-name="T1">atracenda</text:span> ece Iesu Christori agradacen çayola gueyago Meza eces berce gauçac ceren aren vorondatea baitago gauça guciet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mbat nola ofreciceas Iaungoycoari Mezan <text:span text:style-name="T1">ofrecicen den</text:span> sacrificioa, ayen ycene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z ceren <text:span text:style-name="T1">ofrecibaytiteque</text:span> sacrificioa sanduey ceren hay yolaco maneras ecin eguinditeque nola baytio Cõcilio Tridentinoac solamente bearçayo ofrecitu Iaungoycoari, oroytcengaradela sandue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text:span text:style-name="T1">eguinditeque</text:span> nola baytio Cõcilio Tridentinoac solamente bearçayo ofrecitu Iaungoycoari, oroytcengaradela sandue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text:span text:style-name="T1">bearçayo ofrecitu</text:span> Iaungoycoari, oroytcengaradela sandue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Bigarrena, <text:span text:style-name="T1">errandenetic</text:span> atracendena da, eztela joan bear Mezara gogogayces, eta ecin gueyagos becel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igarrena, errandenetic <text:span text:style-name="T1">atracendena</text:span> da, eztela joan bear Mezara gogogayces, eta ecin gueyagos becel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text:span text:style-name="T1">eguitençayonean</text:span> Iaungoycoari ambat ceruiçu, eta ematençayonean ambat contentu nola erran bayt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text:span text:style-name="T1">ematençayonean</text:span> ambat contentu nola erran bayt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ematençayonean ambat contentu nola <text:span text:style-name="T1">erran bayt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 intẽciorequi, eta nola <text:span text:style-name="T1">bearden</text:span> Mezaco sacrificioa <text:span text:style-name="T1">ofratu</text:span> güero erranend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Cer intẽciorequi, eta nola bearden Mezaco sacrificioa ofratu güero <text:span text:style-name="T1">erranend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Irurgarren Capituloa, cer <text:span text:style-name="T1">eguin bearden</text:span> leen Meza ongui ençutec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Meza ençutera goazenean <text:span text:style-name="T1">eguin beardirade</text:span> bi gauz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Non ofrecitu baycen gurutze<text:span text:style-name="T31">ã, gure gatic </text:span><text:span text:style-name="T47">ilcen cel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frecituçuen vere gorpuça, eta vere odola vere Ayta eternoari gurutzean guregatic <text:span text:style-name="T1">ylcencel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Mezan daucagu presente<text:span text:style-name="T31">ã yrurgarren egunean yletaric </text:span><text:span text:style-name="T47">resuscitatucen</text:span><text:span text:style-name="T31"> Iauna, eta güero cerura igancen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text:span text:style-name="T1">atracendenean</text:span> Sacerdotea Sacristiatic reueztituric beguiratu beardiogu Iesu Christori verari beçal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gatic Sacerdoteac reueztituric doayenean Meza erratera representatcendu Iesu Christo gure Iauna <text:span text:style-name="T1">atrazendela</text:span> Pilatosen eche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text:span text:style-name="T1">eguincedin</text:span> guiçon, eta ofrecicedin gurutzebatean gurega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Oroytgaytecen</text:span> harças, eta emandrazquiogũ graciac, eta alauadezagu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Ala <text:span text:style-name="T1">aprouecha gaytecẽ</text:span> Iaunonec verevici<text:span text:style-name="T31">ã, eta heriotzean meregitu cisquigun ondasunes</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Misterioau celebracenduçuen horos eguiçue nizas <text:span text:style-name="T1">oroytzen çaratela</text:span> cer eguindudan çuengatic neurevici<text:span text:style-name="T31">ã</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Gauça ohec gucioc da ongui consideradiçagun eta ohesas <text:span text:style-name="T1">oroytgaytecen</text:span> eta em<text:span text:style-name="T31">ãdrazquiogun Iaunoni graciac</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bearçayo ofrecitu Iaungoycoari, <text:span text:style-name="T1">oroytcengaradela</text:span> sandue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toytz eguitendutela Iaungoycoaren aurrean ceruan, ceñes gu <text:span text:style-name="T1">oroytcen baycarade</text:span> lurre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4">ongi ethorria</text:span><text:span text:style-name="T112"> eta arraiki errezibitu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3">ongi ethorria</text:span><text:span text:style-name="T112"> eta </text:span><text:span text:style-name="T114">arraiki errezibitu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Hango bizkondeak eta seme guztiak <text:span text:style-name="T1">izatu dira</text:span> bethiere, egundainoz gero, erregez <text:span text:style-name="T1">enplegatuak</text:span>, <text:span text:style-name="T1">estimatuak</text:span>, fin eta leial <text:span text:style-name="T1">frogatuak</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text:span text:style-name="T112">Ordea, zeren ezpaitira hamar bat hi tz edo baizen, hunela diferentki eta bi aldetara </text:span><text:span text:style-name="T114">eskiribatzen direnak</text:span><text:span text:style-name="T112">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ldin </text:span><text:span text:style-name="T114">egin baliz</text:span><text:span text:style-name="T112"> euskaraz hanbat liburu, nola egin baita latinez, franzesez edo bertze erdaraz eta hitzkuntzaz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Kargatu zituen hanbat manamenduz, sakrifizioz eta zirimonia suertez, hekin batean </text:span><text:span text:style-name="T114">khen zedin</text:span><text:span text:style-name="T112"> hanbat kalteren eta damuren haste eta pitzgarri den alfertasun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Plutarkok egiten du liburu bat, etsaietarik </text:span><text:span text:style-name="T114">atheratzen den</text:span><text:span text:style-name="T112"> probetxuaz, eta guztietako handiena eta prinzipalena dio dela, alferren trabaila arazitze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4">erran ahal diteke</text:span><text:span text:style-name="T112">, etzuela egundaino gure Jaungoikoak nahi izatu, akhaba zekizten Israeleko seme hei bere etsai guztiak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3">erran ahal diteke</text:span><text:span text:style-name="T112">, etzuela egundaino gure Jaungoikoak nahi izatu, </text:span><text:span text:style-name="T114">akhaba zekizten</text:span><text:span text:style-name="T112"> Israeleko seme hei bere etsai guztiak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5">Egin da</text:span><text:span text:style-name="T116"> gure jende gazteaz; eztute hemendik ai tzina iharduki tzeko paradarik izanen, eta ez borroka tzeko e tsairik</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Solon handiak ordenatu zuen, ezen aita batek bere semeari ofiziorik erakusten etzioenean, <text:span text:style-name="T1">etzela</text:span> seme hura bere aitaren faboratzera, beharrean ikhusiagatik ere,<text:span text:style-name="T1"> obligatu izanen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Ordea, nola ezpainin tzen neure buruaz fida, </text:span><text:span text:style-name="T114">desenkusatu nintzen</text:span><text:span text:style-name="T112"> ahal bezanbat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alferrik, zeren hain zinez eta batetan </text:span><text:span text:style-name="T114">lothu zeizkidan</text:span><text:span text:style-name="T112">, non ezetz erraiteko bide guztiak hertsi baitzerauzkidaten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dakit, halaber, ezin </text:span><text:span text:style-name="T114">heda naitekeiela</text:span><text:span text:style-name="T112"> euskarako minza tze molde guztietar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4">bekhaiztuko</text:span><text:span text:style-name="T112">, eta ez mutturturik gaitzez jarriko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3">bekhaiztuko</text:span><text:span text:style-name="T112">, eta ez mutturturik gaitzez </text:span><text:span text:style-name="T114">jarriko</text:span><text:span text:style-name="T112">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nola batbedera bakearekin lohakar tzen, ezansia tzen eta gorpu tzaren plazeretara </text:span><text:span text:style-name="T114">emaiten bait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7">Erran zuen, guztiak desegin, plaundu eta lurrarekin berdindu behar zuela, zeren bere gerla guztiak eta egitekoak hiri hartarik sortzen zeiztela, eta hura deseginez gero, bakean eta soseguan </text:span><text:span text:style-name="T118">jarriko zir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6">Zeren berehala jendea alferkeriari, jan-edanari, erran- merranei, eta aisiak dakhazkeien gaixtakeria suerte guztiei </text:span><text:span text:style-name="T119">emanen zeiela</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Zeren Szipionen konseilua utzirik, hartu zuten Katonena, desegin zuten Kartagoko hiria, <text:span text:style-name="T1">jarri ziren</text:span> bere ustez bake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Katon hark berak erraiten zuen, hirur gauzatarik bere mendean ahal bezanbat <text:span text:style-name="T1">begiratu z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ta erakusten dio batbederari, nola eta zer moldez <text:span text:style-name="T1">behar duen mantenatu</text:span>, gobernatu eta, alferkeria guztiak utzirik, bere denboran trabailatu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hartan, nor bere ostatu jakinean bezala, <text:span text:style-name="T1">ostatatzen da</text:span> deabru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ek hala ikhusi nituenean, egin nuen gogoeta, hartu nuen exenplo, ikhasi nuen zer egin behar nuen, eta <text:span text:style-name="T1">zentzatu nintzen</text:span> bertzeren gaine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batsten zuenak, eztezala ebats, baina trabaila bedi, <text:span text:style-name="T1">manaia bedi</text:span>, eta halatan izanen du bere eta bertzere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Nagia ere negu hotzean, atheak atheari darauntsanean, ohean <text:span text:style-name="T1">higitzen da</text:span>, bertze aldera itzultzen da, burua goititurik jartzen d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agia ere negu hotzean, atheak atheari darauntsanean, ohean higitzen da, bertze aldera itzultzen da, burua goititurik<text:span text:style-name="T1"> jartzen d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gero ere, iraultze eta ibiltze heken guztien finean, athea bere erroetan eta nagia bere ohean bezala, bere bekhatuen xisteran eta etzauntzan <text:span text:style-name="T1">baratzen d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ztorea eskuan dadukazunean, <text:span text:style-name="T1">higitzen da</text:span>, iharrosten da, hegaldatzera aphoderatzen eta oldartzen d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gaitz lizateke konta tzea, nola <text:span text:style-name="T1">gobernatzen diren</text:span> erleak elkharren arte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Lehenbizikoan <text:span text:style-name="T1">emaiten da</text:span> aditzera zenbat kalte egiten duen luzamendutan ibiltzeak</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7" office:value-type="string" calcext:value-type="string">
            <text:p><text:span text:style-name="T120">Bigarrenean kidatzen </text:span><text:span text:style-name="T121">da</text:span><text:span text:style-name="T120">, eta </text:span><text:span text:style-name="T121">aitzinatzen</text:span><text:span text:style-name="T120">, luzamenduak utzirik, berehala bere eginbideari lothu nahi zaikan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la dabilanari gerthatzen ohi zaikana, <text:span text:style-name="T1">egin zait</text:span> niri ere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Eta kolpea hu ts egin bada ere, </text:span><text:span text:style-name="T114">eztela</text:span><text:span text:style-name="T112"> zure faltaz edo zu hartako ez gai izanez </text:span><text:span text:style-name="T114">huts egin</text:span><text:span text:style-name="T112">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4">eskiribatuko baita</text:span><text:span text:style-name="T112"> euskaraz, hura guztia, euskaldunen buruzagi bezala, zuri dagotzula, zuri </text:span><text:span text:style-name="T113">zor zaitzu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3">eskiribatuko baita</text:span><text:span text:style-name="T112"> euskaraz, hura guztia, euskaldunen buruzagi bezala, zuri dagotzula, zuri </text:span><text:span text:style-name="T114">zor zaitzu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22">Ediren bedi</text:span><text:span text:style-name="T112"> liburutto hunetan, Echaus eta Echausen omena eta izen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Konpainia berean galdegin zen berehala, ea nori </text:span><text:span text:style-name="T114">emanen zeikan</text:span><text:span text:style-name="T112"> liburuaren egiteko kargu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Enseiukarrean bezala </text:span><text:span text:style-name="T114">egiten diren</text:span><text:span text:style-name="T112"> lehenbiziko obrek eta enseiuek, zenbait huts eta falta izanagatik ere, badirudi ezen, zeren lehenak diren barkhakizun direla</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Hasten da</text:span> gerotik gerora dabilanaz egiten den liburuaren lehen parte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sten da gerotik gerora dabilanaz <text:span text:style-name="T1">egiten den </text:span>liburuaren lehen parte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lare, harroin edo thonba laur kantoinetako gora ail txatu batzuk, </text:span><text:span text:style-name="T114">egin ahal zitezkeien</text:span><text:span text:style-name="T112"> gorenak, ondoan zabal eta puntan mehar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Baina etsaien artean garenean, </text:span><text:span text:style-name="T114">behar dira</text:span><text:span text:style-name="T112"> buru-beharriak </text:span><text:span text:style-name="T114">ernatu</text:span><text:span text:style-name="T112">, zer egiten eta erraiten den behatu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on lizate orai ere, halakoekin hala <text:span text:style-name="T1">egin baledi</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Katon Zensorino hartzaz <text:span text:style-name="T1">irakurtzen da</text:span> (zeinek baitzuen alferren gainean esku eta bothere) ekhartzen zeraukatenean gizon bat bere aitzinera, akusaturik, erraiten zela ezen alferra zel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Katon Zensorino hartzaz <text:span text:style-name="T12">irakurtzen da</text:span> (zeinek baitzuen alferren gainean esku eta bothere) ekhartzen zeraukatenean gizon bat bere aitzinera, akusaturik, <text:span text:style-name="T1">erraiten zela</text:span> ezen alferra zel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filosofo hek eman zuten hartan bere ahal guztiaz aditzera gauza gaixtoa eta perilosa zela alferkeria, Jainkoa baithan <text:span text:style-name="T1">edireiten zela</text:span> ez aithortzeagatik</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emaiten baitzaitza</text:span> hegalak airatzeko eta hegaldatzeko, hala gizonari ere emaiten zaitza eskuak trabailatzeko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2">emaiten baitzaitza</text:span> hegalak airatzeko eta hegaldatzeko, hala gizonari ere <text:span text:style-name="T1">emaiten zaitza</text:span> eskuak trabailatzeko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in burdina, zokhoan datzana, ala <text:span text:style-name="T1">erabiltzen den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rdurako arropari, <text:span text:style-name="T1">etzaika</text:span> zerrenik <text:span text:style-name="T1">egiten</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 deus egiteaz beraz <text:span text:style-name="T1">ikhasten da</text:span> gaizki egite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 maliziarik eta ez pensu gaixtorik, presuna alferrean <text:span text:style-name="T1">ediren eztitekeienik</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Eta gero, ezin har dezaketenean eta ez ebats; eta bahitzekorik eta saltzekorik ere eztutenean, abiatzen dira eskean, bataren eta bertzearen forogu, anhitz beltzuri eta bekhaitzkoa izaiten dutela, eta atheak ere maiz, ez ikhusi iduri eginik, </text:span><text:span text:style-name="T114">hersten zaizt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9) [present participle + <text:span text:style-name="T60">*edi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hersten</text:span> eta <text:span text:style-name="T1">idekitzen da</text:span>, aise alde batera eta bertzera erabiltzen d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2">hersten</text:span> eta <text:span text:style-name="T12">idekitzen da</text:span>, aise alde batera eta bertzera <text:span text:style-name="T1">erabiltzen d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4">hiltzen denean</text:span><text:span text:style-name="T112">, ondotik gelditzen den seme emazurtza, anhitz lekhutan da bere aitaren amoreakgatik ongi ethorria eta arraiki errezibitu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sistrato Atenasko tirano gaixto hark ikhusi zuenean plaza guztia jende alferrez bethea, eta hetarik anhi tz malizia eta pensu gaixto </text:span><text:span text:style-name="T114">sor zitekeiela</text:span><text:span text:style-name="T112">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text:span text:style-name="T116">Erran zuen, guztiak desegin, plaundu eta lurrarekin berdindu behar zuela, zeren bere gerla guztiak eta egitekoak hiri hartarik </text:span><text:span text:style-name="T119">sortzen zeiztela</text:span><text:span text:style-name="T123">, eta hura deseginez gero, bakean eta soseguan jarriko zir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andik nahastekak, diferentziak, guduak, hauziak, e tsaigoak, eta kartagotarrekikoa baino gerla perilosagoa bere artean <text:span text:style-name="T1">sorthuko zeiel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Gizona <text:span text:style-name="T1">sortzen da</text:span> trabailuko, eta hegaztina aireko</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kusazue nola gu ezkauden behin ere geldirik eta ez alferrik? Nola hazten, handitzen, loratzen eta geure denboretan eta sasoinetan fruituz <text:span text:style-name="T1">bethatzen garen</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text:span text:style-name="T1">sor liteke</text:span> bihi hura, buztan liteke, belhar bihur liteke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text:span text:style-name="T12">sor liteke</text:span> bihi hura, buztan liteke, belhar <text:span text:style-name="T1">bihur liteke</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nbat kalte egiten duen alferkeriak, eta nola handik <text:span text:style-name="T1">sortzen den</text:span> gerotik gerora ibiltze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Segur da, guztiak erabiltzeaz, manaiatzeaz eta eskuztatzeaz ontzen, argitzen eta <text:span text:style-name="T1">fintzen dir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text:span text:style-name="T1">bethe liteke</text:span>, lakhuak, aintzirak eta bertze ur geldiak bethetzen diren bezal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bethe liteke, lakhuak, aintzirak eta bertze ur geldiak <text:span text:style-name="T1">bethetzen diren</text:span> bezal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ithurritik ura bezala, alferkeriatik ere <text:span text:style-name="T1">sortzen baitira</text:span> gaixtakeriak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erabiltze hek guztiakgatik ere, erabili ondoan bere lekhuan eta tokian <text:span text:style-name="T1">gelditzen d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Dabilan harriari, <text:span text:style-name="T1">etzaika</text:span> goroldiorik <text:span text:style-name="T1">lotzen</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i, ordea, joan zara; lekhuz </text:span><text:span text:style-name="T114">aldatu zara</text:span><text:span text:style-name="T112">; hemengo aldia egin duzu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anhitz moldez eta diferentki </text:span><text:span text:style-name="T114">minzatzen baitira</text:span><text:span text:style-name="T112"> Euskal Herrian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Hari eskerrak errenda ia tzo tzu, eta nitzaz ere othoitz egiteaz, arren othoi, </text:span><text:span text:style-name="T114">orhoit zaitezi</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text:span text:style-name="T1">içançan crucificadua</text:span> ila eta beatua, jachiçidi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Bienaventuradubac dira negar eguitendabeenac, çerren eurac <text:span text:style-name="T1">consoladuac içangodir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Edolabere neguco gau luceetan, echiric mumuraciñoari (Iaungoicoen ain ofensa andia) eta beste alperreco berbai, <text:span text:style-name="T1">apruechaduco dire</text:span> ala dotrina onegaz seina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Curuçearen señaleagaz, <text:span text:style-name="T1">zeñazen gareala</text:span>, iru leelengoa becoqui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frecidu baeroen primiciac eureen Iaungoici falsoai, aurrera <text:span text:style-name="T1">igarocidin</text:span> tropeçabaga eureen Doctrine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Cerren vste ebeen oneen faboreagaz tropeçu, eta Imedimentubaga etorqui çuneen memoriara <text:span text:style-name="T1">igarocoçal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Daucat confiancea, icusiric (según nic ustedodan) içangodala ain pro bechu andicoa, <text:span text:style-name="T1">igarocodala</text:span> seguru çure Illustrissimeen amparuen b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Aita gurea çeruetan zagoçana <text:span text:style-name="T1">santificadudila</text:span> çure içen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5" office:value-type="string" calcext:value-type="string">
            <text:p><text:span text:style-name="T1">Eguinbidi</text:span> çure vorondatea çelan çeruan, alan lur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ecatu veniala <text:span text:style-name="T1">parcaetanda</text:span> bederaci gauçagaz</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text:span text:style-name="T1">jachiçidin</text:spa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jachiçidin Infernuetara, eta irugarren egunean <text:span text:style-name="T1">erresuzitada çidin </text:span>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Amar Mandamentu oneec <text:span text:style-name="T1">ençerraetan dira</text:span> Mandamentu vit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Leelengoa sinistu Christo gure iauna guizon zan partez <text:span text:style-name="T1">sortuzala</text:span> Virguinearen sauel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Laugarrena sinistu <text:span text:style-name="T1">iasizala</text:span> infernuetara, eta aterazituzala arimaac aita santu veguira egozaneenac aen etorrera santuar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 office:value-type="string" calcext:value-type="string">
            <text:p><text:span text:style-name="T53">Emaztearen gaitzez </text:span><text:span text:style-name="T54">xikira zedina </text:span><text:span text:style-name="T53">adarreki </text:span><text:span text:style-name="T54">ehortz zedin</text:span></text:p>
          </table:table-cell>
          <table:table-cell table:style-name="ce8" office:value-type="string" calcext:value-type="string">
            <text:p>Oihenart’s <text:span text:style-name="T60">Euskal atsotitzak eta neurtitzak</text:span> (1657)</text:p>
          </table:table-cell>
          <table:table-cell table:style-name="ce11" office:value-type="string" calcext:value-type="string">
            <text:p><text:span text:style-name="T288">Oihenart, Arnaud. 2003 </text:span><text:span text:style-name="T289">[1657]</text:span><text:span text:style-name="T288">. </text:span><text:span text:style-name="T290">Euskal atsotitzak eta neurtitzak</text:span><text:span text:style-name="T291">.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6" office:value-type="string" calcext:value-type="string">
            <text:p><text:span text:style-name="T124">Emaztearen gaitzez </text:span><text:span text:style-name="T125">xikira zedina </text:span><text:span text:style-name="T124">adarreki </text:span><text:span text:style-name="T125">ehortz zedi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2" office:value-type="string" calcext:value-type="string">
            <text:p><text:span text:style-name="T7">Hil adi, </text:span><text:span text:style-name="T8">alaba aite</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text:span text:style-name="T7">Aberatsi nahi zena urthe bitan, </text:span><text:span text:style-name="T8">urkha zedin </text:span><text:span text:style-name="T7">urtherdita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Urrunera dohena ezkontzera, edo <text:span text:style-name="T1">da enganatu</text:span> edo doha enganatzera</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aharo zeno zeren <text:span text:style-name="T1">etzen xuxentu</text:span> da zuhatza makur azken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Eztate</text:span> ungi <text:span text:style-name="T1">zerbitzatu</text:span> bere mainatareki nahi duena dosta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1" office:value-type="string" calcext:value-type="string">
            <text:p>Atxeter zekeneti, abokatu goseti eta partida bien konseilu deneti, <text:span text:style-name="T1">begira adi</text:span> nola asaiet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8">Oihenart, Arnaud. 2003 </text:span><text:span text:style-name="T289">[1657]</text:span><text:span text:style-name="T288">. </text:span><text:span text:style-name="T290">Euskal atsotitzak eta neurtitzak</text:span><text:span text:style-name="T291">.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Bere onak eztituena urrikari, <text:span text:style-name="T1">gomenda bedi</text:span> urte gaitzar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8">Oihenart, Arnaud. 2003 </text:span><text:span text:style-name="T289">[1657]</text:span><text:span text:style-name="T288">. </text:span><text:span text:style-name="T290">Euskal atsotitzak eta neurtitzak</text:span><text:span text:style-name="T291">.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Lagun-artean, Hel nadinean, Elhaketan, erhogoan, Eznun dostatzen, <text:span text:style-name="T1">Eznun mintzatze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8">Oihenart, Arnaud. 2003 </text:span><text:span text:style-name="T289">[1657]</text:span><text:span text:style-name="T288">. </text:span><text:span text:style-name="T290">Euskal atsotitzak eta neurtitzak</text:span><text:span text:style-name="T291">.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21" office:value-type="string" calcext:value-type="string">
            <text:p>Lekhukhotzat hartzen dut san Augustin zein hunela <text:span text:style-name="T1">mintzatzen baita</text:span></text:p>
          </table:table-cell>
          <table:table-cell table:style-name="ce8" office:value-type="string" calcext:value-type="string">
            <text:p>Pouvreau’s <text:span text:style-name="T60">Brief works</text:span> (1859)</text:p>
          </table:table-cell>
          <table:table-cell office:value-type="string" calcext:value-type="string">
            <text:p>Pouvreau, Sylvain. 1892 [1659]. <text:span text:style-name="T60">Les petites oeuvres basques de Sylvain Pouvreau</text:span>. Chalon-sur-Saone: Imprimerie-Lithographie L. Marceau.</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Huna nola bere baitan, <text:span text:style-name="T1">Den</text:span> Kristina <text:span text:style-name="T1">mintzatzen</text:span>, Zertako naiz Mundu huntan, Non eznaizen sabatzen</text:p>
          </table:table-cell>
          <table:table-cell table:style-name="ce8" office:value-type="string" calcext:value-type="string">
            <text:p>Argainaratz’ <text:span text:style-name="T60">Deboten brebiarioa</text:span> (1665)</text:p>
          </table:table-cell>
          <table:table-cell office:value-type="string" calcext:value-type="string">
            <text:p>Argainaratz, Pierre. 1910 [1665]. <text:span text:style-name="T60">Devoten breviarioa</text:span>. Chalon-sur-Saone: Imprimerie Française &amp; Orientale E. Bertrand.</text:p>
          </table:table-cell>
          <table:table-cell table:style-name="ce28" office:value-type="string" calcext:value-type="string">
            <text:p>Secular and religious poetry</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text:span text:style-name="T1">Irakhurtzen dira</text:span> hitz eder batzu latiñez eskrituran iarririk, hilen haien hezur berak, biziei mintzatzen balira bezala</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Irakhurtzen dira hitz eder batzu latiñez eskrituran iarririk, hilen haien hezur berak, biziei <text:span text:style-name="T1">mintzatzen balira</text:span> bezala</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Bisita hartan Profeta <text:span text:style-name="T1">mintzatu zen</text:span> Erregiari gisa huntan</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Ordian gure Ienkoa <text:span text:style-name="T1">mintzatu zela</text:span> Errege hari gisa huntan</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Giten beha nola <text:span text:style-name="T1">mintzatu den</text:span> bere Ebanjelio saindian herioaz, eta ordian ikhusizo dugu, bide hau onsa hiltzeko, herioaz orhitzia, bide segura dela</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Ni hauts eta erhauts naizen hori <text:span text:style-name="T1">mintzatuko </text:span><text:span text:style-name="T12">othe</text:span><text:span text:style-name="T1"> natzaio</text:span> ene Iaunari?</text:p>
          </table:table-cell>
          <table:table-cell table:style-name="ce46" office:value-type="string" calcext:value-type="string">
            <text:p>Pouvreau’s <text:span text:style-name="T60">Iesus-Christen imitacionea</text:span> (1669)</text:p>
          </table:table-cell>
          <table:table-cell table:style-name="ce12" office:value-type="string" calcext:value-type="string">
            <text:p>Pouvreau, Sylvain. 1669. <text:span text:style-name="T60">Iesusen imitacionea</text:span>. Unpublished ms.</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number-columns-repeated="16373"/>
        </table:table-row>
        <table:table-row table:style-name="ro1">
          <table:table-cell table:style-name="ce24" office:value-type="string" calcext:value-type="string">
            <text:p>Jauna, barkha diezadazu, zu zure promesetan leial kausitzeagatik, eta kontra <text:span text:style-name="T1">mintzatuko diren</text:span> guziak gezurtarazitzeagatik</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Esku altxatzen tudanak, <text:span text:style-name="T1">mintzatzen zaitzun</text:span> mihia, makhurtzen tudan belhaunak, fiñean gorphutz gustia</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Zer aita Eternalak Zuen gaztiatu? Gabriel Aigeruak Zertzaz <text:span text:style-name="T1">ze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Maria, othe ziñen Garabik trublatu Fazoiñ huntan Gabriel <text:span text:style-name="T1">Zenea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Hiñ eztiki <text:span text:style-name="T1">izatu zen</text:span> Haren bihotza <text:span text:style-name="T1">mintzatu</text:span>, Non hango harri arrokak Izan baitziren mobit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Inozenzia ezagutuaren atsegiña Pilatus gobernadorea Bakharrik <text:span text:style-name="T1">zaio mintzatzen</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elas, Jainkoa, <text:span text:style-name="T1">mintza zaite</text:span> Eta konsola detzatz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Karitatea Jainkoari Tronura zaio ethortzen: Othoitzten du, <text:span text:style-name="T1">mintzatzen zaio</text:span>, Eta gu gaitu beiratze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Beste escola burçagui onsa ikhassi, bicitce honetaco, eliçaco Javez <text:span text:style-name="T1">onhexi datia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ita ahalaz eçariren berhez nescatilen, serora edo beste burçaguissa berhalacoac: çoin <text:span text:style-name="T1">saristatu baitirate</text:span> Parropia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zkenecoz Çuberoa herri hontaco Promotora manatcen dugu, iratçarriki orotan valia eraci deçan legue haur, bestela honen hauxliac <text:span text:style-name="T1">gaztigatu içanen dira</text:span> zinez khorte espiritua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egunez Jesus-Christ <text:span text:style-name="T1">concevitu iça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text:span text:style-name="T1">içan baita concevitu</text:span> Espiritu saintiaz, Sorthu Maria Virgina gani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Catechima laburra eta Jesus-Christ goure ginco jaunaren eçagutcia, <text:span text:style-name="T1">salvatu içateco</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hil eztaitianac, arraharturen baitu bere corpitça, hareki bethicoz saristatu, edo <text:span text:style-name="T1">gaztigatu içateco</text:span>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arropia Chipiec ezpadie indar aski erregent bederaren etchequitceco, eliçaco Guehienez <text:span text:style-name="T1">lagunturic</text:span>, hourac algargana eraciren dut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4" office:value-type="string" calcext:value-type="string">
            <text:p>Jesus-Christen graciaren ezniaz <text:span text:style-name="T1">haciric</text:span>, hourac baita çaharagoec hayer onsa behatuz ikhassiric eztakitcenac, guciac azcar dit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68" office:value-type="string" calcext:value-type="string">
            <text:p><text:span text:style-name="T53">Nola ere haboroec ezpaitucie hon ediren herri hontaco Apez gazte batec gutiz honat uscarala utçuli</text:span><text:span text:style-name="T126"> </text:span><text:span text:style-name="T53">dian Catechima, eta </text:span><text:span text:style-name="T54">ezpaitcireye</text:span><text:span text:style-name="T53"> hartçaz</text:span><text:span text:style-name="T126"> </text:span><text:span text:style-name="T58">cerbutehat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3">Gomendateen dericiegu </text:span><text:span text:style-name="T54">cerbutcha citeyen</text:span><text:span text:style-name="T53">, cien urgazteco eta concencien arhinceco aguer dereciegun Cateehisma labur </text:span><text:span text:style-name="T126">hontçaz</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Gincoac eztianaz gueroz corpitcic, nolaz corpitz elibaten itchouran <text:span text:style-name="T1">eracousten çaic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Ceren Espiritu bat <text:span text:style-name="T1">ezpaitate eracoux</text:span>, eta hala goure beguiez, bihotcen Gincoa gana altchatceco</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gatic <text:span text:style-name="T1">eracousten çaicu</text:span> Aita guiçon ohoratu baten udu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8">Iakin eraci </text:span><text:span text:style-name="T127">çaicielaric</text:span><text:span text:style-name="T126">, </text:span><text:span text:style-name="T53">baita gue batbederari hel eraei legue hori, bihotz min handi bateri ikhousten dug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68" office:value-type="string" calcext:value-type="string">
            <text:p>Hoyec <text:span text:style-name="T1">manatu dira</text:span> Mauleco hirian Urrietaren hoguei garren egun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ndulgenciac bethicoz <text:span text:style-name="T1">emnan dira</text:span> Pie V. eta Gregoire XIII. Aita saintiez Catechimaren Ohoret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Oren erdi batez haren eracasler, edo houra eracasten denian, hartan <text:span text:style-name="T1">edirenen diren</text:span> orori</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Açaroco lehen Igantian erraiten <text:span text:style-name="T1">hassi</text:span> behar <text:span text:style-name="T1">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8" office:value-type="string" calcext:value-type="string">
            <text:p>Goure arima ere espiritual delacoz, aicia, açança, votça corporal direlaric, <text:span text:style-name="T1">eztitake ikous</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guiçon eguin de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Cergatic beraz Joseph <text:span text:style-name="T1">deithu da</text:span> Jesusen ait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eman çayon</text:span> Jesus ice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gatic <text:span text:style-name="T1">deithu da</text:span> J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en Jesus hitça Salvaçalia <text:span text:style-name="T1">erran</text:span> nahi <text:span text:style-name="T1">bait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Goure aita Celietan cirena, <text:span text:style-name="T1">erabil bedi</text:span> saintuki çoure icé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Çoure Erresuma gin bequigu çoure boronthatia <text:span text:style-name="T1">eguinbedi</text:span> Celian beçala lur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Christi içati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Aithortcen dut jesus-Christec igaren eraci gutiala gincoaren eislerretic, diot exaigoatic bere escugniala, <text:span text:style-name="T1">erran nahi da</text:span> bekhatutic gracia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3" office:value-type="string" calcext:value-type="string">
            <text:p>Bere lanian bere icena gorde diana, damu gutiagoreki <text:span text:style-name="T1">bara dadi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3" office:value-type="string" calcext:value-type="string">
            <text:p>Auher eztaudian, nontic <text:span text:style-name="T1">sortcen baitira</text:span> vicioa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Gincoatan diren hirour personac eguiazki algar ganic <text:span text:style-name="T1">berheci dir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3" office:value-type="string" calcext:value-type="string">
            <text:p>Irour personetarik çoin gugatic guiçon <text:span text:style-name="T1">egui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erran nahi da guiçon <text:span text:style-name="T1">eguin del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text:span text:style-name="T1">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n<text:span text:style-name="T1"> 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irconcisioniaren egunian, <text:span text:style-name="T1">sorthu cenetic</text:span> çortci garrenian, çoin deitzen baitugu ourthax<text:span text:style-name="T31">ê</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rgatic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herioz <text:span text:style-name="T1">hil da</text:span> Jesus-Christ?</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esus Ginco beçala <text:span text:style-name="T1">hil d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Etçaitian hil Ginco beçala bena guiçon beçala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hil da</text:span> I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Limboetara; anhartio <text:span text:style-name="T1">hil cirenen</text:span>, arima honen hantic idokitera, çoin lurpé hartan haren aiduru baitçaud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Iesus-Christ hiletaric <text:span text:style-name="T1">piztu 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text:span text:style-name="T1">pizturen dira</text:span>, ceren goure arima hil eztaitianac, arraha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text:span text:style-name="T1">hil eztaitianac</text:span>, arrahas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Diot <text:span text:style-name="T1">araguistatu</text:span> <text:span text:style-name="T1">içan</text:span> <text:span text:style-name="T1">dela</text:span> virginaren sabe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3" office:value-type="string" calcext:value-type="string">
            <text:p>Eta hobeki oro eguinbide honçaz <text:span text:style-name="T1">orhit ditian</text:span>, erretorec ourthecal Pronoaren ondoan, Ordenança haur goraki iracourturen d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 office:value-type="string" calcext:value-type="string">
            <text:p><text:span text:style-name="T128">Amor, ni </text:span><text:span text:style-name="T129">naiz maitatu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Escuara, eta escualdunac </text:span><text:span text:style-name="T125">mespreciatuac</text:span><text:span text:style-name="T124">, eta </text:span><text:span text:style-name="T125">arbujatuac dir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Verthutea deitcen da verthute, ceren bere indarrez</text:span><text:span text:style-name="T7"> […] </text:span><text:span text:style-name="T130">ezbaita bentçutua </text:span><text:span text:style-name="T131">etsajez</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32">Consolatcen naiz</text:span><text:span text:style-name="T128">, ceren iduritcen baitçait asqui eguin dudala bederen ondocoei perfecinorateco</text:span><text:span text:style-name="T129"> </text:span><text:span text:style-name="T128">bidearen eracuste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5" office:value-type="string" calcext:value-type="string">
            <text:p><text:span text:style-name="T132">Sarthu cen </text:span><text:span text:style-name="T128">Pyrineoaren athecan, ceinaren copeta cucuilloan escualdunac, estrosada preparaturic, ekhin baitcitçaizcon guibeleco tropelari</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Guerla hunetan </text:span><text:span text:style-name="T125">hil ciren </text:span><text:span text:style-name="T124">Egarto erregueren mahainçaina edo despensari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Aita gueurea, Ceruetan zaudena: <text:span text:style-name="T1">santificatua izanbidi</text:span> ceure icen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62" office:value-type="string" calcext:value-type="string">
            <text:p>Ceña <text:span text:style-name="T1">concebitu zan</text:span> Espiritu Santuaren obraz, ta virtutez</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Padecitu ceban Poncio Pilatosen aguintearen (edo, poderioaren) azpian, <text:span text:style-name="T1">izandu zan</text:span> <text:span text:style-name="T1">crucificatua</text:span>, <text:span text:style-name="T1">illa</text:span>, eta <text:span text:style-name="T1">sepultatu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62" office:value-type="string" calcext:value-type="string">
            <text:p>Confessatcen degu, Espiritu-Santuaren obraz <text:span text:style-name="T1">eguin izandu zala</text:span> guizon Trinidade santuco bigarren Persona Aita Eternoaren Semea, ceñari deritzon Jesu-Christo</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text:span text:style-name="T133">Cerren, guizon guciac </text:span><text:span text:style-name="T134">concebitcen</text:span><text:span text:style-name="T133">, eta </text:span>jayotcen <text:span text:style-name="T1">badira</text:span> <text:span text:style-name="T133">ere aitagandic, </text:span>eta <text:span text:style-name="T133">amagandi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Alá, ondo confessatcen degu, esaten degunean: Jesu Christo concebitu, edo encarnatu, edi guizon <text:span text:style-name="T1">eguin izandu zala</text:span> MARIA Virginaren sabel virginalean Espiritu Santuaren obraz</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Eguia aèc gustiac, cerren Jaungoicoac berac revelatu, edo aditcera eman cirauzcan Eleiza Ama Santuari, eta onec cerren neuri proponitcen, eta iracasten dirauztan, bera <text:span text:style-name="T1">sinistua izan dadi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23" office:value-type="string" calcext:value-type="string">
            <text:p><text:span text:style-name="T135">Acusatcen naiz </text:span><text:span text:style-name="T100">seigarren mandamentuan, pecatu eguin dedal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6">Ciñatcen</text:span><text:span text:style-name="T98">, eta </text:span><text:span text:style-name="T99">santiguatcen gueradenean </text:span><text:span text:style-name="T100">confessatcen ditugu gueure fedè santuco mysterioaetan principalena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7">Jesu-Christo bera, ceña </text:span><text:span text:style-name="T99">ofrecitcen zayon</text:span><text:span text:style-name="T138"> </text:span><text:span text:style-name="T139">altare santuan bere aita eternoari gueure remedioraco, crutce santuan </text:span><text:span text:style-name="T140">ofrecitu citzaion </text:span><text:span text:style-name="T139">becel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41">Jesu-Christo bera, ceña </text:span><text:span text:style-name="T142">ofrecitcen zayon </text:span><text:span text:style-name="T143">altare santuan bere aita eternoari gueure remedioraco, crutce santuan </text:span><text:span text:style-name="T144">ofrecitu citzaion</text:span><text:span text:style-name="T145"> </text:span><text:span text:style-name="T146">becel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98">Culpaz eduqui baceban ignorantcia, </text:span><text:span text:style-name="T99">eztcebala disculpatu </text:span><text:span text:style-name="T100">ignorantcia orrec culpa içateti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ere pecatuaz </text:span><text:span text:style-name="T99">alabatu </text:span><text:span text:style-name="T100">ote </text:span><text:span text:style-name="T99">dan </text:span><text:span text:style-name="T100">iñoren aurre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137">Bere vorondatez </text:span><text:span text:style-name="T147">loitu</text:span><text:span text:style-name="T148"> ote </text:span><text:span text:style-name="T147">dan</text:span><text:span text:style-name="T148">, edo procuratu ote deban </text:span><text:span text:style-name="T140">bere burua </text:span><text:span text:style-name="T139">loitce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98">Eta fiatu ote dan jaungoicoaren misericordian, sinisturic </text:span><text:span text:style-name="T99">salvatuco dala </text:span><text:span text:style-name="T100">aren medioz</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49">Explicatcen naiz </text:span><text:span text:style-name="T150">clarecia gueiagoraco exemplo onequi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iñatecen, eta <text:span text:style-name="T1">santiguatcen gueradenean</text:span> confessatcen ditugu gueure Fedè Santuco Misteryoaetan principalena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y Jauna; cerren badaquit bestela ecin <text:span text:style-name="T1">salvatuco naizan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 redimitceagatic, libratu, eta rescatatceagatic gueuren pecatuetatic, demonioaren captiberiotic, ta esclabitudetic; eta <text:span text:style-name="T1">salvatu guindece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Iñor ere <text:span text:style-name="T1">salvatu</text:span> ote <text:span text:style-name="T1">dite</text:span>, eta juan gloriara, Eleiza Ama santuaren semerican baicen beste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Ez, jauna; cerren Eleizan sartutcen diraden aentzat, edo Eleizaren miembro <text:span text:style-name="T1">eguiten diraden</text:span> aentzat baicen ez dago salvacioric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Eta ala, Eleiçaz campora, edo Eleiçan sartutcen eztanic, ez <text:span text:style-name="T1">da salvatcen</text:span>, eta ecin arquitu ere daique salvacio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guiçona Eleizaren miembro, eta seme <text:span text:style-name="T1">eguiten d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Pueblo onetaco genteari, eta familiaco guraso guziai <text:span text:style-name="T1">eguiten zate</text:span> advertenci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arquitcen dan</text:span> Doctrina, da guchienez persona bacoitzac bere animaren salvacioraco jaquin bear debana, <text:span text:style-name="T133">eta iracatsi bear zatena aurray</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2">arquitcen dan</text:span> Doctrina, da guchienez persona bacoitzac bere animaren salvacioraco jaquin bear debana, <text:span text:style-name="T133">eta </text:span><text:span text:style-name="T134">iracatsi bear zatena</text:span><text:span text:style-name="T133"> aurray</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Jaquinic cembat <text:span text:style-name="T1">estimatu bear dan</text:span> virtutea, eta nola seguitu bear zaion virtuteco videari, Cerura juateco</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text:span text:style-name="T133">Onez ofetean.emen entzutera </text:span><text:span text:style-name="T134">ematen </text:span><text:span text:style-name="T1">dan</text:span> <text:span text:style-name="T133">gauza </text:span>da, ezen, asco <text:span text:style-name="T133">importaduco baleb erê memoriaz icastea Cartilla onetan euscaraz escrivituric </text:span>digean <text:span text:style-name="T133">guzti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Regia aez campora eta Concienciaren examinaz campora, ceñac <text:span text:style-name="T1">arquitcen diraden</text:span> Cartilla onen bostgarren, eta seigarren capituluet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guinbidi</text:span> ceure vorondatea, nola Ceruan, àla lurr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Yracasten zayo</text:span> Christauvari nori zor dion bere Christautasun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scuieco escuaren beatz andiari <text:span text:style-name="T1">arrimatcen zayo</text:span> urreneco beatza inclinaturic, edo macurturic, ceñaz guelditcen diraden beatz biac Crutzearen Figura, edo ichura eguin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text:span text:style-name="T1">eguiten diranean</text:span> Crutceac, eta aizquenengo modu orretara escu osoarequin Crucea eguiten danean, itz santu oriec esanaz bat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eguiten diranean Crutceac, eta aizquenengo modu orretara escu osoarequin Crucea <text:span text:style-name="T1">eguiten danean</text:span>, itz santu oriec esanaz bat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text:span text:style-name="T1">ingendratcen dan</text:span> lecura escua jauchitceaz confessatcen degu, Aita Eternoaren Semea guizon eguin zala Maria Virginaren entraña garbiaet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text:span><text:span text:style-name="T134">arritmatcen zavon</text:span><text:span text:style-name="T133"> urreneco beatz onetan aditcera ematenda Christoren naturaleza </text:span>humana <text:span text:style-name="T133">edo guizontasun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arritmatcen zavon urreneco beatz onetan aditcera </text:span><text:span text:style-name="T134">ematenda</text:span><text:span text:style-name="T133"> Christoren naturaleza </text:span>humana <text:span text:style-name="T133">edo guizontasun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au gauzatara <text:span text:style-name="T1">reducitzen dà</text:span> Christauvac jaquin bear deban Doctrin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xplicatcen dirade</text:span> Credoco Articulu gucia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y <text:span text:style-name="T133">dituzu jaquin, eta ezagutu Credoan </text:span><text:span text:style-name="T134">arquitcen diraden</text:span><text:span text:style-name="T133"> Misteryo, eta Articulu, edo sentencia brebe aec </text:span>gucia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text:span><text:span text:style-name="T134">ecusi </text:span><text:span text:style-name="T1">litezquean</text:span>, <text:span text:style-name="T133">eta ecusi ecin litezquean gauza </text:span>guciac <text:span text:style-name="T133">criaturic, edo sorturi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ecusi </text:span>litezquean, <text:span text:style-name="T133">eta </text:span><text:span text:style-name="T134">ecusi</text:span><text:span text:style-name="T133"> ecin </text:span><text:span text:style-name="T134">litezquean</text:span><text:span text:style-name="T133"> gauza </text:span>guciac <text:span text:style-name="T133">criaturic, edo sorturi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Articulu onetan, bada, </text:span><text:span text:style-name="T134">d</text:span><text:span text:style-name="T1">eclaratcen da</text:span>, <text:span text:style-name="T133">Jaun</text:span>goicoaren Semea <text:span text:style-name="T133">cer modu marabillosoan guizon </text:span>eguin <text:span text:style-name="T133">z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bra miragarri au gucia <text:span text:style-name="T1">eguin izanduçan</text:span> beingoan, batetan edo instante batean bert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33">Cerren, nola gucietan </text:span><text:span text:style-name="T1">arquitcen </text:span><text:span text:style-name="T151">dan</text:span><text:span text:style-name="T133">, edo guciac debean poderio bat. Jaquiunde bat, vorondate, edo nay bat: Persona Divina batec eguiten deban gauza, ori bera eguiten debe guciac junto</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añan orregatican </text:span>erè, poderioaren <text:span text:style-name="T133">obra guciac </text:span><text:span text:style-name="T134">atribuitcen zaizca</text:span><text:span text:style-name="T133"> Aita Eternoari jaquiundearenac (edo sabiduriarenac) Semeari, eta amorioarenac Espiritu Santuari</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gatican obra ab <text:span text:style-name="T1">atribuitcen zayo</text:span> Espiritu-Santuari</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Modu onetan, </text:span>bada, <text:span text:style-name="T152">explicatcen da</text:span><text:span text:style-name="T133"> Misteryo au clarecia, eta, </text:span>noticia <text:span text:style-name="T133">gueiagoraco</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34">galdetu diraden</text:span><text:span text:style-name="T133"> iru gauza aec, eta orain galdetuaz, berriro essango dan gauza jaquite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53">galdetu diraden</text:span><text:span text:style-name="T133"> iru gauza aec, eta orain galdetuaz, berriro </text:span><text:span text:style-name="T134">essango dan</text:span><text:span text:style-name="T133"> gauza jaquite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Galdetcen zayo</text:span>, bada Christauari: Christo jayo zanean, nola guelditu zan MARIA Ama andre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brahamen Senoa deitcen citzaion lecura, nun <text:span text:style-name="T1">arquitcen ciraden</text:span> Anima justuac detenitu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rtatic ecusieraguin cien bere divinidadea <text:span text:style-name="T31">ân </text:span><text:span text:style-name="T47">arquitcen ciraden</text:span><text:span text:style-name="T31"> Anima justu aey guciay</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onetan <text:span text:style-name="T1">iracasten zacuna</text:span> da, ecen Christoc, Jaungoico dan partetic, igualmente (edo berdin) debala gloria Aita Eternoarequi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i jauna; eta guztiac presentaturic <text:span text:style-name="T1">arquituco dirade</text:span> Jesu-Christo Juez Supremo aren presentcian, eta aurr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Viciac <text:span text:style-name="T1">aditcen diráde</text:span>, graciaco estaduan eriotceac mundu onetan arquitu cituan ae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llac <text:span text:style-name="T1">aditcen dirade</text:span>, pecatu mortaleco estaduan eriotceac mundu onetan arquitu cituan ae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a gracia: izan divino bat; gueure animari vicitza ematen digona, ceñaz mediante <text:span text:style-name="T1">arquitcen gueraden</text:span> Jaungoicoaren adisquide, beraren seme adoptivo ta escogitu, eta gloriaren heredero eguin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text:span text:style-name="T31">â </text:span><text:span text:style-name="T47">imaginatu alditean</text:span><text:span text:style-name="T31"> gaitcican andiena, quentceen diguna gueuren animaren vicitza ceña dan graci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Nola <text:span text:style-name="T1">eguiten dà</text:span> pecatu mortal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un Bienaventuraduac, Jaungoicoa ecusiaz, eta amatuaz, dauden gozatcen, eta egongo diraden possesio dultce artan, <text:span text:style-name="T1">desseatu</text:span> al <text:span text:style-name="T1">litezquean</text:span> contentu guciaqui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Buru visiblea, edo mundu onetan beguiaquin <text:span text:style-name="T1">ecusten dan</text:span> burua, d<text:span text:style-name="T31">â Aita Santu Romacoa, Christoren beraren Vicario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Arquitcen</text:span> ote <text:span text:style-name="T1">da</text:span> Eleiza onetan gueuren pecatuen barcacioraco remedio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ta onegatican, bada, an ez <text:span text:style-name="T1">da</text:span> guelditcen, edo <text:span text:style-name="T1">arquitcen</text:span> oguiaren iruditasuna, edo apariencia, eta oguiaren accidenteac bacar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en Magestadea erè ez <text:span text:style-name="T1">da aumentatcen</text:span>, eta repartitcen hostia aètar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la Christo Jaungoici, eta Guizon eguiazco bacar bat bera <text:span text:style-name="T1">arquitcen dà</text:span>, eta dago Hostia consagratu gucietan igualmente, edo berdi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eguin bear diran</text:span>, eta eguingo dir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2">eguin bear diran</text:span>, eta <text:span text:style-name="T1">eguingo dir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Fedeco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da</text:span> Acto Esperantzaco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Caridadecoa, edo Amoriozco Acto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eenena: uso razoezcora datorrenean aditcera <text:span text:style-name="T1">ematen zayonetic</text:span> obligacio au debaná pecatu mortalaren azpi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Yracasten dà</text:span> cer Oratcio eguin bear degu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ingendratcen dan lecura escua jauchitceaz confessatcen degu, Aita Eternoaren Semea guizon <text:span text:style-name="T1">eguin zala</text:span> Maria Virginaren entraña garbiaet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Jaichi zan infernuetara, <text:span text:style-name="T1">piztuzan</text:span> illen artetic irugarren egun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ostgarrena, sinistea <text:span text:style-name="T1">il zanetic</text:span> irugarren egunean resucitatu zana illen artet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ostgarrena, sinistea il zanetic irugarren egunean <text:span text:style-name="T1">resucitatu zana</text:span> illen artet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4">Trinidade santuco Persona oetatic cein </text:span><text:span text:style-name="T76">eguin </text:span><text:span text:style-name="T155">zan</text:span><text:span text:style-name="T156"> </text:span><text:span text:style-name="T34">guizo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eta nun guiçon <text:span text:style-name="T1">eguin z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7">Articulu onetan, bada, declaratcen da, Jaungoicoaren Semea cer modu marabillosoan guizon </text:span><text:span text:style-name="T158">eguin z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gatican Christo guiçon <text:span text:style-name="T1">eguin ç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text:span text:style-name="T1">ilzan</text:span>, cerren Jaungoicoa zan partetic (içanic espiritua) ecin il ceit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ilzan, cerren Jaungoicoa zan partetic (içanic espiritua) ecin <text:span text:style-name="T1">il ceite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hristo crutcean <text:span text:style-name="T1">il çanean</text:span> Corputz Santua eta Anima Santua apartadu ote ciraden Divinidadeagand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crutcean il çanean Corputz Santua eta Anima Santua <text:span text:style-name="T1">apartadu</text:span> ote <text:span text:style-name="T1">ciraden</text:span> Divinidadeagand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ciraden</text:span> beiñere <text:span text:style-name="T1">apartadu</text:span> Divinidadeagandic, baicican guelditu ciraden Corputça, eta Anima alcargandic apartaduric, bañan ez Divinidadeagand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apartadu çanean</text:span>, nora jachi ç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2">apartadu çanean</text:span>, nora <text:span text:style-name="T1">jachi ç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zan jaichi</text:span> condenaturic ceuden criatura desdichatu aen lecura, baicican Limbor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text:span text:style-name="T1">il zanetic</text:span> sembat garren egunean resucitadu, edo piztu z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il zanetic sembat garren egunean resucitadu, edo <text:span text:style-name="T1">piztu z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ra <text:span text:style-name="T1">resucitadu zan</text:span> bere poderioz, eta virtutez</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text:span text:style-name="T1">resucitadu zan</text:span>? Juntatuaz bere Anima, eta bere Corputza alcarrequi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odu orretan guelditu zan glorioso resucitaturic, andic aurrera ecin beinere berriz <text:span text:style-name="T1">il ceitean</text:span> modu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Resucitadu zanetic</text:span> cembatgarren egunean igo ceban Ceruetara; eta noren virtutez?</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utic <text:span text:style-name="T1">jaichiten</text:span> ote <text:span text:style-name="T1">dà</text:span> Christo hostiara, eta calicer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santu, divina, eta poderoso aen virtutez <text:span text:style-name="T1">pasatcen d</text:span><text:span text:style-name="T30">â</text:span><text:span text:style-name="T31"> hostiac deban oguiaren substancia Christoren Corputz vicia izater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text:span text:style-name="T258">(18) [present participle + </text:span><text:span text:style-name="T259">izan</text:span><text:span text:style-name="T260">]</text:span></text:p>
          </table:table-cell>
          <table:table-cell table:number-columns-repeated="16373"/>
        </table:table-row>
        <table:table-row table:style-name="ro1">
          <table:table-cell table:style-name="ce62" office:value-type="string" calcext:value-type="string">
            <text:p>Ez, jauna, baicican Christo vicia bera; cerren oguia (leen esan degun becela) <text:span text:style-name="T1">convertidu zan</text:span> Christoren Corputz viciaren substanci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mendatua othoitz eta pratica batez Capitulu baccoitcharen akhabançan, zoinac <text:span text:style-name="T1">itzuliac izatu baitire</text:span> Francessetic Escararat Bayonaco Diocessaco Jaun Aphez Missioner bat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reatura hilcor, eta bekhatuz cargatu bat baicen ez naicen arren; ofritcen darozkizut Aphezaren escuz, <text:span text:style-name="T31">ô eguiazco Jainco bici eta eternala, ogui hori eta arno hori, ceinac </text:span><text:span text:style-name="T47">izan behar baitute gambiatuac</text:span><text:span text:style-name="T31"> zure Seme Jesu-Christoren Gorphutcerat eta Odolerat</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Saindua, Saindua, Saindua da armadetaco Jainco Jauna, <text:span text:style-name="T1">izan bedi glorificatua</text:span> ceruetaco gorene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Odol adoragarri hortaric chorta bat yausterat utzazu ene arimaren gainerat, <text:span text:style-name="T1">izan dadintzat garbitua</text:span> bekhatu gucietaric, eta sustatua zure amudioaren khar sacratua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Izan bedi</text:span> zure icena <text:span text:style-name="T1">santificatua</text:span> Ceru lurret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Barkha diezadazu, <text:span text:style-name="T31">ô ene Jaincoa, ene izpirituco barrayamendua eta ene bihozteco hotztazuna, zutaz occupatua eta zuretzat </text:span><text:span text:style-name="T47">sustatua izan behar zuten</text:span><text:span text:style-name="T31"> mement hortan</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er probetchu cinduke Trinitateco misterioaz gauça barrenac eta gordeac jakitea, eta hetaz zuhurki eta goraki mintzatzea humil izan faltaz, <text:span text:style-name="T1">gaitzetsia bazare</text:span> Trinitateco presun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z dugu merecitcen (hala da) <text:span text:style-name="T1">entzunac izaitea</text:span>; bainan considerazazu gracia horiec eskhatcen darozkitzugula, Jesu-Christo, zure Semearen bid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Garbi nazazu, Jauna, <text:span text:style-name="T1">sacrificatua izaterat</text:span> doatzun Bildoxaren odole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sparantza izan egun batez <text:span text:style-name="T1">errecibitua izateco</text:span>, zure hautatuei Ceruan preparatu diozuten banket sacratu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rhoit zaite halaber, Jauna, Purgatorioan diren arima gaichoez, zureac dire, zure odolaz <text:span text:style-name="T1">erosiac</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8) [passive participle]</text:p>
          </table:table-cell>
          <table:table-cell table:number-columns-repeated="16373"/>
        </table:table-row>
        <table:table-row table:style-name="ro1">
          <table:table-cell table:style-name="ce62" office:value-type="string" calcext:value-type="string">
            <text:p>Ene mereciei beguiratcen badiozute, ez duket esparantzaric <text:span text:style-name="T1">plazatua izateco</text:span> erresuma hartan, ceinetarat heltcea Apostoluec, bethi martyrec, eta Birgina sainduec ecin ardietsi baitute</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ne Jesus maitagarria! Egun çure Haragui sainduaz <text:span text:style-name="T1">neurritua-içateco</text:span> çoriona ez badut; soffriçaçu errecibi-çait-çadan bederen izpirituz eta bihotc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text:span text:style-name="T1">arbuiatua izatea</text:span>, eta nihortaz ezagutua izan gabe bicitce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arbuiatua izatea, eta nihortaz <text:span text:style-name="T1">ezagutua izan</text:span> gabe bicitce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fritcen darotzut, bat <text:span text:style-name="T1">eguiten naicelaric</text:span> Jesu-Christoren eta haren Elizaren intencioneki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ortacotz bat <text:span text:style-name="T1">eguiten naiz</text:span> aphezarekin, acorda dietzagutzun amoreac gatic, Jesu Christo gure Jaunaren bidez eta icenet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h Iauna, sobera-baicen ez-da eguia, ez-dudala mereci çure errecibitcea; indigne <text:span text:style-name="T1">errendatu-naiz</text:span> ossoqui ene bekhatu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Uste duzu benturaz hanitz gauza ikhasi ditutzula eta unki dakizkitzula; <text:span text:style-name="T1">segura zaite</text:span> haguitcez guehiago direla zuc ez dakizkitzunac</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Agrada bekizu, <text:span text:style-name="T31">ô ene Jaincoa, zure icen sainduaren ohoretan eta gloriarentzat, gure abantailletan, eta zure Eliza sainduarenetan, </text:span><text:span text:style-name="T47">ofritcen zaitzun</text:span><text:span text:style-name="T31"> Sacrificioa</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cia bekhatorea naicelaric, ausartatcen naiz galdetcerat gracia bera enetzat, <text:span text:style-name="T1">erran nahi da</text:span>, <text:span text:style-name="T31">ô ene Salbatzailea!</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2" office:value-type="string" calcext:value-type="string">
            <text:p>Norc berac communiatcen duenean, horren orde <text:span text:style-name="T1">eguin-behar-dire</text:span> communiaceco Actac</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Gauza banoa eta funsgabecoa da oraino haraguiaren guticien seguitcea, eta hain garrazki <text:span text:style-name="T1">punituco diren</text:span> atseguinen maitatce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text:span text:style-name="T1">ikhusten direnen</text:span> amodiotic apartatcen, eta ikhusten ez diren ontasunei iratchekitce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ikhusten direnen amodiotic apartatcen, eta <text:span text:style-name="T1">ikhusten</text:span> ez <text:span text:style-name="T1">diren</text:span> ontasunei iratchekitce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hi baduzu erreligionearen jakitea salbamenduco <text:span text:style-name="T1">balia dakizun</text:span>, jarraiki behar zaizcote Jesu-Christoren urratsei</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embatenaz baitzaren arguituago, hambatenaz <text:span text:style-name="T1">punituco zare</text:span> garrazkiago, ez bazare jakinaren eredura sainduki bicitce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Chutitcen naiz</text:span>, <text:span text:style-name="T31">ô Legueguille soberanoa, zuri marcatceco Ebanyelio sainduan diren eguia handiac</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du da, ò ene arima, <text:span text:style-name="T1">altcha gaitecen</text:span> behere huntaco gauza guciez gorago</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Verbo eternala, gauza gucien eguilea, demborac <text:span text:style-name="T1">bethe cirenean</text:span> gure gatic guizon eguinic, sacrificio miragarri hau establitu duzun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Finean banitate handi bat da hain laster <text:span text:style-name="T1">iragaten diren</text:span> gaucei amodioz lotcea, eta bethi iraun behar duen zorionarentzat ez kharric ez lehiaric izate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hoit zaite maiz errancomun huntaz: Beguia ez <text:span text:style-name="T1">da asetcen</text:span> ikustez, ez beharria aditc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z-dut guehiago seguitu nahi zure maximez bertceric; <text:span text:style-name="T1">mintza zaite</text:span>, Jauna; huna non aditcen zaitudan, sehi baten sumetimendu oso bateki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Jauna, orai zure erresuman zarena, <text:span text:style-name="T1">orhoit zaite</text:span> nitaz zure misericordian, eta sacrificio saindu hunen merecimenduz indazu necesario ditudan berthute guciac</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halaber, Jauna, Purgatorioan diren arima gaichoez, zureac dire, zure odolaz erosiac</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Ahantz beguizkitzu</text:span>, Jauna, ene bekhatuac, cenentzat Jesu-Christo zure Semea, aldare hunen gainean immolaturic heldu bait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maiz errancomun huntaz: Beguia ez da asetcen ikustez, ez beharria aditc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enturosoa milla bider ni Zerren <text:span text:style-name="T1">juntadu naizazun</text:span> zeuri, Mila grazia emaiten deusat Au ordenadu dauen Jaunari</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undu guztiko Emperadore Zesar Augusto aundiak Ala nairik, <text:span text:style-name="T1">alista bitez</text:span> aren basallo gustiak</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orondate asko gaz <text:span text:style-name="T1">xarten naiz</text:span> bidean, Pozik etorriko naiz zure atze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Xaunari demaguzan graziak Maria Ona nun <text:span text:style-name="T1">agertudan</text:span> Belengo uri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Lo egiten iskuzu; goiza etorri echazu, Puntu onetan oera naiz, da <text:span text:style-name="T1">enaiz</text:span> ondo <text:span text:style-name="T1">berotu</text:sp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katariak <text:span text:style-name="T1">alegrabitez</text:span>, alegrabidi zerua! Portale baten jaiorik dago Mesias prometidu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Cumplitu bidi</text:span> sekula beti Ordenadua zeru altuti</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text:span text:style-name="T1">Cumplitu bedi</text:span> beti sekula Zeru altuak ordenadu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Zeu zara ene Xauna, esklabea naiz ni, Zeure borondatea <text:span text:style-name="T1">kumplitu bidi</text:sp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Joseph itzi bekio pensamentu orri, Biotzeko penea <text:span text:style-name="T1">desterra bidi</text:sp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Ibini bidi</text:span>, Alkate Xauna, ibini bidi legea, Mutilak libre, nescachak eurak paga dezeela danze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Ibini bidi, Alkate Xauna, <text:span text:style-name="T1">ibini bidi</text:span> legea, Mutilak libre, nescachak eurak paga dezeela danze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Ordenadurik dago gu ara xuatea, <text:span text:style-name="T1">Cumplitu bidi</text:span> Xaunaren borondate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Eperik ezta Josef <text:span text:style-name="T1">cumplitzen</text:span> ez <text:span text:style-name="T1">tanik</text:span> Laster xaioko da Jesusa niganik</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statu eske gabilz ez arren beatu, Zeuroen trabajua <text:span text:style-name="T1">pagatuko xazu</text:sp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Arzaraz beti gure nagusi alamenean ezteuz ichi, Olloa nola iskintokian <text:span text:style-name="T1">gizenzen jaku</text:span> losageri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Ni </text:span><text:span text:style-name="T159">naiz amatu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3" office:value-type="string" calcext:value-type="string">
            <text:p><text:span text:style-name="T34">Ni </text:span><text:span text:style-name="T35">naiz eguiñ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1" office:value-type="string" calcext:value-type="string">
            <text:p><text:span text:style-name="T160">Beira zaite </text:span><text:span text:style-name="T161">ispilu andian</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5">Elizalde, Francisco. 1735. </text:span><text:span text:style-name="T296">Apezendaco dotrina christiana uscáras</text:span><text:span text:style-name="T297">.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2" office:value-type="string" calcext:value-type="string">
            <text:p>Gucietan <text:span text:style-name="T58">icusico zara </text:span><text:span text:style-name="T53">len becala</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5">Elizalde, Francisco. 1735. </text:span><text:span text:style-name="T296">Apezendaco dotrina christiana uscáras</text:span><text:span text:style-name="T297">.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52" office:value-type="string" calcext:value-type="string">
            <text:p>Cergatic, nola adisquideac baytire, beti biac <text:span text:style-name="T1">acompañatzen dire</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5">Elizalde, Francisco. 1735. </text:span><text:span text:style-name="T296">Apezendaco dotrina christiana uscáras</text:span><text:span text:style-name="T297">.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Erreguetan deusugu Andrea, borondate andi euqui ebanagaiti, </text:span><text:span text:style-name="T159">ofrezietan zala </text:span><text:span text:style-name="T150">gugaiti artuten eriozea</text:span></text:p>
          </table:table-cell>
          <table:table-cell office:value-type="string" calcext:value-type="string">
            <text:p>Diego de Urkizu’s <text:span text:style-name="T60">Liburu</text:span> <text:span text:style-name="T60">Virgina Santissimien Errosario Santuena</text:span> (1737)</text:p>
          </table:table-cell>
          <table:table-cell table:style-name="ce9" office:value-type="string" calcext:value-type="string">
            <text:p><text:span text:style-name="T298">Urkizu, Diego de. 1737. </text:span><text:span text:style-name="T299">Virgina Santissimien Errosario Santuena</text:span><text:span text:style-name="T300">. Pamplona: Joseph Joachín Martínez.</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62">Señale au ceñatuten dala da </text:span><text:span text:style-name="T144">santiguetan dala </text:span><text:span text:style-name="T163">ondo</text:span></text:p>
          </table:table-cell>
          <table:table-cell table:style-name="ce13" office:value-type="string" calcext:value-type="string">
            <text:p><text:span text:style-name="T254">Arzadun’s </text:span><text:span text:style-name="T4">Doctrina cristianeen esplicacinoa</text:span><text:span text:style-name="T3"> (1738)</text:span></text:p>
          </table:table-cell>
          <table:table-cell table:style-name="ce9" office:value-type="string" calcext:value-type="string">
            <text:p>Arzadun, Martin. 1738. <text:span text:style-name="T60">Doctrina cristianeen esplicacinoa</text:span>. Bilbao: Adolfo Depont.</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49">Othoiztua naiz</text:span><text:span text:style-name="T150">, aitaz, amaz, aitarenaz, amarenaz</text:span></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4" office:value-type="string" calcext:value-type="string">
            <text:p>Ematen naitçatçu</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5" office:value-type="string" calcext:value-type="string">
            <text:p><text:span text:style-name="T164">Eçteçaçula gogorki trata, tentacioniaç </text:span><text:span text:style-name="T159">atacatu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165">Eci eçta bere buria goratcen diana pheretchatu, bena bai </text:span><text:span text:style-name="T166">Jincouaç gora </text:span><text:span text:style-name="T167">eçarri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34">Çu </text:span><text:span text:style-name="T76">cira</text:span><text:span text:style-name="T34"> eguiaçki </text:span><text:span text:style-name="T168">nitçaç</text:span><text:span text:style-name="T167"> maithatia</text:span><text:span text:style-name="T34">, milaren artian </text:span><text:span text:style-name="T35">haitati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6" office:value-type="string" calcext:value-type="string">
            <text:p>Jaun apezküpü mündü oroz <text:span text:style-name="T1">laüdatu den</text:span> baten eginbide(e)n jardiestea desiratzen düen ororentako</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H(ai)en (e)üskarala <text:span text:style-name="T1">ützüli izan den</text:span> lib(ü)rüño haur zure handitarzünaren gomendüaren, bat eta (e)re süstengüaren pean ezarri izan düzü</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56" office:value-type="string" calcext:value-type="string">
            <text:p>Jinkoaren graziaren sokorriaz <text:span text:style-name="T1">lagüntüak</text:span> ez <text:span text:style-name="T1">bad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a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gisa oroz <text:span text:style-name="T1">ohoratü izatea</text:span> merexi düzün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Hartakotz konbeni dela jüjatzen dit lehen beno lehen <text:span text:style-name="T1">izan dadin inprimatüa</text:span> Jinkoaren gloriagatik, eta Züberoa herriko fidel ororen profeitü ezpiritüalagatik</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aur düzüla, ene irakurzale maitea, zuregatik zure lengoajeala <text:span text:style-name="T1">ützüli izan den</text:span> lib(ü)rü bat, zoin mündü ororen erraneala, eskriptüra sainta bere(i)zten delarik beit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artakotz ere ez düzü heltübada batere haboro lengoajetara <text:span text:style-name="T1">ützüli iza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obekiago haren lehen iseia ezar(r)iren düanik, edo beste zonbait argitarzün zuri, ene irakurzale maitea, emaitera <text:span text:style-name="T1">ekarri izane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56" office:value-type="string" calcext:value-type="string">
            <text:p><text:span text:style-name="T34">Nour ere eçpeita orano bere buriari ossoki hil, berhala </text:span><text:span text:style-name="T35">tentatu</text:span><text:span text:style-name="T36"> eta </text:span><text:span text:style-name="T167">garhaitu içaten d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56" office:value-type="string" calcext:value-type="string">
            <text:p><text:span text:style-name="T34">Comentietan arren guiçonac </text:span><text:span text:style-name="T35">borogatu içaten dira</text:span><text:span text:style-name="T36">, hala noula urhia labe bero batetan</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2" office:value-type="string" calcext:value-type="string">
            <text:p>Elhe hanitç erraitetic <text:span text:style-name="T58">beguira cite</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Cihaur ja haritaco eta goçamenetaco <text:span text:style-name="T1">emaiten beitc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ib(ü)rü txipi hontan edireiten diren eskola honak, zoinen ikustea ez beita neke zure botzari <text:span text:style-name="T1">behatzen direnentako</text:spa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Jinkoaren ajütüareki(n), hasi eta akabi beita, h(ai)en beren salbamentüala helarazitzeko <text:span text:style-name="T1">zerbütxa</text:span> ahal <text:span text:style-name="T1">ledin</text:spa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56" office:value-type="string" calcext:value-type="string">
            <text:p>Zoinen lüharrastürik, eta zonbat apalmentüreki(n) den zure handitarzünaren begirari eta zerbütxari leial bat, eta hari ezin haboro <text:span text:style-name="T1">estekatü den</text:span> bat</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6" office:value-type="string" calcext:value-type="string">
            <text:p>Hartzaz <text:span text:style-name="T1">zerbütxatzen da</text:span> espiritü gaixtoa gure bere lazoetan atzamaiteko</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ehen pentsamentü üken behar düguna da gihaurdanik ez gitakeala hainbeste itxüra honen üdüriaren pean <text:span text:style-name="T1">gordatzen den</text:span> etsaiari bühürt</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Zoinen merexitzeko hanitx <text:span text:style-name="T1">zerbütxatzen beitzaizgü</text:span> kanpotikoak</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4" office:value-type="string" calcext:value-type="string">
            <text:p><text:span text:style-name="T12">Zuri züzen jüstoagoreki(n) </text:span><text:span text:style-name="T1">gomenda leite</text:span><text:span text:style-name="T12"> lib(ü)rüño, hainbeste gizon bai debozion(e)az</text:spa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6" office:value-type="string" calcext:value-type="string">
            <text:p>Lib(ü)rü txipi hontan <text:span text:style-name="T1">edireiten diren</text:span> eskola honak, zoinen ikustea ez beita neke zure botzari behatzen direnentako</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Zük egiten eta erraiten dütüzüneki(n), pareiü batetan jüntatürik <text:span text:style-name="T1">edireiten diren</text:span>, eta tenpora beraurtan jardiets ahal deze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Ikasten beitütüe, hanitxez ehiñerago gogoan etxekiren dütüela katiximan <text:span text:style-name="T1">erakusten zaitzen</text:span> egia saintüak</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ezinago konplitü zirena, (hori beitate Jinkoaganat eta zure manüpean <text:span text:style-name="T1">ezarri zaitzün</text:span> ardietarat düzün amorioaren seinale bat), haur dükezü zure handitarzünari baizik ezin emaiten den laüdorio bat</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ezinago konplitü zirena, (hori beitate Jinkoaganat eta zure manüpean ezarri zaitzün ardietarat düzün amorioaren seinale bat), haur dükezü zure handitarzünari baizik ezin <text:span text:style-name="T1">emaiten den</text:span> laüdorio bat</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Zoin, ohoin estalgünez estalgüne nontik zer ebatsiren düan dabilan bat bezala, gizonen bihotzetan <text:span text:style-name="T1">sartzen beita</text:spa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Amore(a)gatik gizon berriaren beztimenta honez beztitürik, bekatü orijinaletik <text:span text:style-name="T1">baratü zaigün</text:span> kozü gaixto haren kontre bühürtzen ikas dezagü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Letra hau eskiribatzen darotzut zuri erraiteko errezebitu nuela zure letra 120 liberako letra sanjarekin, zeintaz <text:span text:style-name="T1">pagatua izan bai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Eta zerbeit egin duzula aditu dugu, eta unki <text:span text:style-name="T1">goberna zaite</text:span>; eta errezibitu nuben zazpi libera Martinenganik</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1" table:number-columns-repeated="16372"/>
        </table:table-row>
        <table:table-row table:style-name="ro1">
          <table:table-cell table:style-name="ce81" office:value-type="string" calcext:value-type="string">
            <text:p>Zuhurki <text:span text:style-name="T1">goberna zaite</text:span>. Eta osabaz ere berri onak ditug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1" table:number-columns-repeated="16372"/>
        </table:table-row>
        <table:table-row table:style-name="ro1">
          <table:table-cell table:style-name="ce81" office:value-type="string" calcext:value-type="string">
            <text:p>Alaba bat baduzu iduri dubena perfek; etorriko da horrat bakija <text:span text:style-name="T1">egiten denian</text:span>, idurikitzen d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Eskribatzen dizut bi lerro hauk zuri markatzerat emateko estatu miserable batian <text:span text:style-name="T1">kausitzen 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Hor laster <text:span text:style-name="T1">aberasten</text:span> omen <text:span text:style-name="T1">dira</text:span>; zuk ere sa?a duzu gai h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zure zerbitzari, Gacina de Biscarrondo</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zure zerbitzari, errespetu handi bat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ene espos maitea, zure ikhusteko esperantzar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Emendik harat <text:span text:style-name="T1">oroitu zaren</text:span> baiño obeki oroitu zu zarela giz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73" office:value-type="string" calcext:value-type="string">
            <text:p><text:span text:style-name="T169">Munduaren partetic aguirienetan jaquin dan gueiena griegoz ta latinez </text:span><text:span text:style-name="T170">escribitu </text:span><text:span text:style-name="T1">iza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4" office:value-type="string" calcext:value-type="string">
            <text:p>Anciñaco filosofo lenenac, erretoricoac, ta are gueiago dana, eleizaguizonic andienac, maisuric jaquinsuenac, Espiritu Santuaren arguiaz <text:span text:style-name="T1">guidatuac</text:span>, beren ceruco libruac lenguage bietan escribitu cituzte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San Agustin bat onetaraco bere lecio ta erreglac gramaticaco libru bat <text:span text:style-name="T169">escribitu ta gazteai </text:span><text:span text:style-name="T171">abc</text:span><text:span text:style-name="T169">-tic asi ta eracusten</text:span><text:span text:style-name="T170"> jarri zan</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iceronen urrengoa Quintiliano esan edo <text:span text:style-name="T1">contatu</text:span> oi <text:span text:style-name="T1">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Gazte bat aurtasunetic nola ondo </text:span><text:span text:style-name="T170">aci bear dan</text:span><text:span text:style-name="T169">, </text:span><text:span text:style-name="T171">abc</text:span><text:span text:style-name="T169">-tic asi ta guizon prestu, chit jaquinsu edo biribill eguin arteraño</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Eusquera Jaincoac nai ta menditarte oietan, beti nasgabe, beti garbi, beti seguru beregan </text:span><text:span text:style-name="T170">gorde izandu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Chanchetan <text:span text:style-name="T1">esan</text:span> oi <text:span text:style-name="T1">da</text:span> edo euscaldunac esan oi dute Jaungoicoac paradisuan <text:span text:style-name="T169">Adan gure Aitari45 eusqueraz “Adan, non cera?” esan ciol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rduan lengoageen naspilla izandu zan, ta arrezquero ere nasgabeco hebreo garbia <text:span text:style-name="T1">usatcen zala</text:span> dió gure Cornelioc</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nciñaco izquera zarren artean, gucien lenen, aurreneco ama ta asiera bezala, hebreoa beti <text:span text:style-name="T1">contatce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Munduaren partetic aguirienetan </text:span><text:span text:style-name="T170">jaquin dan</text:span><text:span text:style-name="T169"> gueiena griegoz ta latinez escribitu </text:span>izan d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mbeste libru ondo escribitceco ta oriec bear bezala iracurtceco,</text:span>esan edo itzeguiteco bietan erregla on asco <text:span text:style-name="T1">eman di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Esan</text:span> oi <text:span text:style-name="T1">dana</text:span>: oiei lepoa ebaqui edo bicia quendu gabe, euscara ecin utci edo quendu diteque</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san oi dana: oiei lepoa ebaqui edo bicia quendu gabe, euscara ecin utci edo <text:span text:style-name="T1">quendu diteque</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Jaungoicoaren vorondate jaquiña da aren fede ta <text:span text:style-name="T169">legueco mysterio escutatu ta dotrina salvatceco bear dana, sacerdote jaunen </text:span>ministerio sagraduetan, eusqueraz baicic emen eguin ta <text:span text:style-name="T1">esan bear</text:span> ez <text:span text:style-name="T1">dal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Bada Aita Manuel </text:span>Larramendic neque gogor ta estudio esan al baño andiagoarequin ecin izango ta ecin <text:span text:style-name="T1">eguingo zan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Nafarroan, len ta oraiñ, <text:span text:style-name="T169">bertaco ta are gueiago Franciaco libruen socorruaz, nolerebait errazago beren izquera </text:span><text:span text:style-name="T170">gorde iza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text:span text:style-name="T169">Maravilla au ondo icusi, enzun ta aditu gabe ecin, ala fede, </text:span><text:span text:style-name="T170">sinistu </text:span><text:span text:style-name="T1">liteque</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Guisa onetan edo bestean itzeguitea ferian edo dendan <text:span text:style-name="T1">erosten dan</text:span> gauza ezt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cribitcen asi baño lenago munduan <text:span text:style-name="T1">itzeguiten zan</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Gendeen artean beste lenguageric eusquera baño dicha gabeagoric <text:span text:style-name="T1">ezta icusi</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text:span text:style-name="T1">eguiten badira</text:span>, ta gure mutilcho edo aurrai bildur ta azoteaquin eusqueraz itzeguitea eragozten bazaie</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eguiten badira, ta gure mutilcho edo aurrai bildur ta azoteaquin eusqueraz itzeguitea <text:span text:style-name="T1">eragozten bazaie</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 ez escolan ta ez <text:span text:style-name="T169">gramatican euscara beñere </text:span><text:span text:style-name="T170">utci bear ezt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Eguiaz <text:span text:style-name="T1">esan</text:span> oi <text:span text:style-name="T1">da</text:span>: gaztelania ez icasi ta eusquera bai aztu</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itzeguiteco ta ez elcar aditzeco erdarazco ta euscarazco naspilla moldacaiz eta nazcagàrri bat <text:span text:style-name="T1">enzun</text:span> oi <text:span text:style-name="T1">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etaraco diran erreglac ondo <text:span text:style-name="T172">gordetcen badira</text:span><text:span text:style-name="T169"> edoceñ eusquera chitez beraa, suave eta gozoa ertengo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text:span><text:span text:style-name="T170">esan zan</text:span><text:span text:style-name="T169">, ederqui ta </text:span>nai bezala iracurtera gure chiquiac eta andiac eguingo dir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do iracurteco lengo ondo <text:span text:style-name="T1">escribitu bear da</text:span>; ta nola ondo escribitceac asco laguntcen duen, ala gaizqui escribitceac ondo iracurtea asco eragozten du</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text:span><text:span text:style-name="T170">esan</text:span><text:span text:style-name="T169"> oi </text:span><text:span text:style-name="T170">da</text:span><text:span text:style-name="T169">; ta alferricaco letra asco utci ta itcez esaten edo aoz pronunciatcen dana garbiro escribituaz, obeto ta errazago </text:span>acertatuco d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esan oi da; ta alferricaco letra asco utci ta itcez esaten edo aoz </text:span><text:span text:style-name="T170">pronunciatcen dana</text:span><text:span text:style-name="T169"> garbiro escribituaz, obeto ta errazago </text:span>acertatuco d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text:span text:style-name="T1">itceguiten dan</text:span> guisa, ezpada buru gabe ta nola nai escribitcen dute, ta argatic nequez ta gaizqui iracurten d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itceguiten dan guisa, ezpada buru gabe ta nola nai escribitcen dute, ta argatic nequez ta gaizqui <text:span text:style-name="T1">iracurte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Latiñean amasei letra jaquiñac ciran; guero besteac billatu ta orañ bear dituenac baditu; eusqueran orobat <text:span text:style-name="T1">icuste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Vocalac esan nai du aoz bera esateco beste letren bearric ez duena, eta bera bacarric berez <text:span text:style-name="T1">esaten dan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an nai <text:span text:style-name="T169">du ez berez edo bacarric, baicican vocalaquin batean aoz </text:span><text:span text:style-name="T170">esaten diranac</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an Agustinen lenengo lecioa da itz edo dicioen asiera edo nola <text:span text:style-name="T1">asi bear diran</text:span> ta cer letraqui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Orrequin guciac nastu, elcar ecin aditu eta guizonac munduan <text:span text:style-name="T1">banatu ciran</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lere, asco eguiequi eusquera </text:span><text:span text:style-name="T170">galdu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izcaico predicadore asco gurean predicatcera <text:span text:style-name="T1">oitu</text:span> edo <text:span text:style-name="T1">eguin diral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me ta alabac chiquitatic escolan erdaraz ta euscaraz edo guztitara <text:span text:style-name="T1">oitu bear di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Lau eguneco <text:span text:style-name="T169">egercicio pisca batequin seguru erdaraz bezala edo aisago euscaraz iracurtcera</text:span><text:span text:style-name="T170"> </text:span><text:span text:style-name="T1">eguingo ce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Escolan bertan eracatsi ordu onean ta erdaraz jardun dezatela; </text:span>baña guero libre, naiz eusqueraz, naiz gaztelaniaz; orrequin bietara <text:span text:style-name="T1">eguingo di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esan zan, ederqui ta </text:span>nai bezala iracurtera gure chiquiac eta andiac <text:span text:style-name="T1">eguingo di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Onetara oitu ta eguin, ta gogotic equin ta laster lau egunean </text:span>orretara <text:span text:style-name="T1">eguingo ce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usquera, latiña bezala, letra gueienaz <text:span text:style-name="T1">baliatce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da, hemen kontatzen ditudanak dirade, ezpadut huts egiten, … 245<text:span text:style-name="T31">½ cargas; eta baldin huts </text:span><text:span text:style-name="T47">egin bada</text:span><text:span text:style-name="T31">, kontatuko ditu beurrek ere</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biga<text:span text:style-name="T13">[</text:span>r<text:span text:style-name="T13">]</text:span> Elduiñ etorriko da. Gaztiga beza ola haundiko kabiaz zer <text:span text:style-name="T1">egiñ behar den</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Horra Jaimeren denboran <text:span text:style-name="T1">egiñ ziran</text:span> burniak, astean astekoak, lenbiziko lau astetan tretxuan aritu baitze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Horra Lorenzoren partida joan den asterañokoa, eta orañ geldituko dira joan den asteko burniak gehienak, eta aste honetan <text:span text:style-name="T1">egiten diranak</text:span>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r. <text:span text:style-name="T1">Geldi bedi</text:span> ongi. Arranbide, 19 de enero de 1787</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ez dakik noiz <text:span text:style-name="T1">akabatuko diran</text:span> haxi eta zakar hoiek, eta abisatuko dut</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Horra Lorenzoren partida joan den asterañokoa, eta orañ <text:span text:style-name="T1">geldituko dira</text:span> joan den asteko burniak gehienak, eta aste honetan egiten diranak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Egun baziran hiru itzai; bialdu ditut hamabi barra, eta <text:span text:style-name="T1">gelditu dira</text:span> hamalau barra, eta hoiek egiñen dut bialzera alegiñ guziaz</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3">Olatxoa ongi hasi da. Ta franzesa ez </text:span><text:span text:style-name="T174">da agertu</text:span><text:span text:style-name="T175">, ta gaztigatu diot datorrela bereha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Joseph Antoniok esan dit Irungo burniak behar dituena bigar <text:span text:style-name="T1">agertuko dela</text:span> Oiarzuna, ta jakiñen duela zer modu de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Nik esan diot berorrekin <text:span text:style-name="T1">konpon dedil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Orañ Motela horrara heldu denean <text:span text:style-name="T1">konponduko da</text:span> nahi duen bez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Orañik ez <text:span text:style-name="T1">dira</text:span> elizatik <text:span text:style-name="T1">erakutsi</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nboll hemen aritu den denborako espensa bost laguneko espensako diruetatik <text:span text:style-name="T1">pagatzen da</text:span>, eta ogiak ere honetan sartu ditu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text:span text:style-name="T1">kargatzen zaiona</text:span> Garatekori arinduko zaio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kargatzen zaiona Garatekori <text:span text:style-name="T1">arinduko zaio</text:span>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Sanjuanek hor esan du noski gure suertean zenbat kargaren entresaka egin duten, ta horiez gañera Olaandituko dotazioan <text:span text:style-name="T1">egin da</text:span> hamabi kargaren entresak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natxuriren perrazalleak eskatzen du perra burnia, ta <text:span text:style-name="T1">emanen zaion</text:span> edo zenbat pagaraziko diogun gaztiga bez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90" office:value-type="string" calcext:value-type="string">
            <text:p>Paratu dute hamaseiean ta hartan <text:span text:style-name="T1">itzali da</text:span>, ta erreal bat eman dio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Gaztelun <text:span text:style-name="T1">hasi den</text:span> lantegi honek ere zerbait bealz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Beleak esan dit semeari esan diola nola izandu geran, semeak eranzun diola basoko irabaziarekin eziñ <text:span text:style-name="T1">pasa daitekeala</text:span> hura, ta nahi duguna egi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90" office:value-type="string" calcext:value-type="string">
            <text:p>Zortzi urretxikitatik 6 anega ta bi lakadi a 9 cuartos <text:span text:style-name="T1">pagatu zaio</text:span>, ta sobratu ziran ola handikoen babatako 16 pezetas y 19 cuarto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Arragoa deskargatzen <text:span text:style-name="T1">sartu dira</text:span> olatxekoaz kanpora 7 día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Maxalenek lenekoan 13<text:span text:style-name="T31">½ pezeta, ta gañera eskatu zuela 40 pezetas, ta guzia </text:span><text:span text:style-name="T47">eman zitzaion</text:span><text:span text:style-name="T31">, 40 pezeta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Len aldizka bezala orañ guziak batean, ta len ordañakoa franko izaten da han dabilzan haietan, baño orañ, guziak behar diran honetan, ez <text:span text:style-name="T1">da</text:span> hañ aisa <text:span text:style-name="T1">billatuk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rrenteriako olatxokoak <text:span text:style-name="T1">gelditu dira</text:span>, ta izanen dira lagunak has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6">Ta Errenterian mea garbitzen ari diran oiarzuarrai eman ditioztet bi pezeta, mea zare bi ta bihorzeko bat pagatzeko. Orañ </text:span><text:span text:style-name="T177">gelditzen dira</text:span><text:span text:style-name="T176"> 20 </text:span><text:span text:style-name="T178">pezetas </text:span><text:span text:style-name="T179">sobr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latxoa ongi <text:span text:style-name="T1">hasi da</text:span>. Ta franzesa ez da agertu, ta gaztigatu diot datorrela bereh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askiak <text:span text:style-name="T1">hautsi dira</text:span> hamasei, hamar kuarto ta erdiñ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Gelditzen da</text:span> harzeko 16 pezetas y 30<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obera <text:span text:style-name="T1">erre da</text:span>. Moztu ta estuturik sartu dugu; berria beharko d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la handitik ari diranean kuartillua gehiago omen da usarioa, ta mealleari asteko ezkuturako eskas <text:span text:style-name="T1">ateratzen zai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pensa maisuarena atera ta <text:span text:style-name="T1">gelditzen zaio</text:span> ola handiko bakoitzari 30 pezetas y 21<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 nau orainguiño inoc icusi ardauac <text:span text:style-name="T1">igarota</text:span>, gach eguinda, zabuca oñac locaturic, ez miña motelduta, ez beguijac lausotut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text:span text:style-name="T1">Gorde zaite</text:span> bada aurreracuan orrelan verba eguitet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Badaquizu barriz celan<text:span text:style-name="T1"> jazten nas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rbilleta oraingüen ordian eztaucazu imini baño aus zapi, edo marrats bat <text:span text:style-name="T1">loitu etzait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Ona emen lapico galanta, ta pichar bete ardao: <text:span text:style-name="T1">ase zaitece</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guichijan <text:span text:style-name="T1">zara icusico</text:span> Indar galantac arturi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Icen onaren zalia nasan aldeti, ez oi <text:span text:style-name="T1">nas sartu</text:span> ardanteguijetan nora e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Aserratuco ezpalichaquio</text:span> jaquin gura neuque nor dan, ta cec ecarri daben on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n <text:span text:style-name="T1">sartu nas</text:span> emen cuartillu bat atera, eta cerbait jaate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Lengo Barberu chaarrac ibilli oi cirian deshonretan euren opicijo onrauba; <text:span text:style-name="T1">batuten cirian</text:span> tabernetan ta nun na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c barriz dinozu, astaqui bat izango dala dongaro jasten dalaco, nequezaliacaz bat <text:span text:style-name="T1">eguiten dalaco</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teutsut nic lotsaric galdu, ez galduco bere; baña bai eguija garbijac esan, ta <text:span text:style-name="T1">minduten bazara</text:span>, zeuria izango da errub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iri dozu, adisquidia, baserrijan <text:span text:style-name="T1">aci zariala</text:span>; eztozula inos Bizcai ta basoarteti urte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cer izango litzate azur ausijac compondu biar bacenduz, edo osatu golpe andi bat artu ta <text:span text:style-name="T1">heridu dan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a eraatsi zaurichuban locaarrijac <text:span text:style-name="T1">ascatuco</text:span> ez <text:span text:style-name="T1">dirian</text:span> guisaan iñoren escu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Abarcac cirian euren oñetacuac, ta ortocic ibilten bere ez <text:span text:style-name="T1">cirian lotsatu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ta celan <text:span text:style-name="T1">aci cendubezan</text:span> zu? ¿Celan cinuazan escola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Osatuten bada</text:span> celan edo alan, zorijonian dei eguin jat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text:span text:style-name="T1">austen dira</text:span> egunian bein lurrezcuac badira, ta bestelanguac, edo urtu oi ditu subac, edo ausita saldu edo trucau biar izaten di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Cer diñozu? ¿Nun <text:span text:style-name="T1">aci zara</text:span>? Bedeincatu eguizu bada gaur esan eztaiguben cristinau gaistuac garial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Jatsico dira</text:span> meza enzutera jai egunetan indrisca, ta eurra bada bere</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ña bildur naz errebesau ez daidan, edo aise dongas <text:span text:style-name="T1">bete</text:span> ez <text:span text:style-name="T1">nadi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Cetan <text:span text:style-name="T1">parau</text:span> ete <text:span text:style-name="T1">zan</text:span> Piestia? ¿Noc osatu eb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text:span text:style-name="T1">dira</text:span> ez onlango heridac Bedarchubaz <text:span text:style-name="T1">oset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c ez daquit celan <text:span text:style-name="T1">osatu zan</text:span> cantau daben tran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text:span text:style-name="T1">jacolaco</text:span> echagun beguiratu bati ondo <text:span text:style-name="T1">eguiten</text:span> buruba bat eguit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Ibillico dira gaisuen artian odolac manchau eztaguizan bildurrez sangrija bat <text:span text:style-name="T1">eguin</text:span> biar <text:span text:style-name="T1">dan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Errazago <text:span text:style-name="T1">icasten dira</text:span> zure biarguinzac niriac baño</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Maisuba; ¿eta cer eguingo cenduque zuc burdi bat banatu, burpillac locatu ta ascora bat <text:span text:style-name="T1">emongo balichaquezu</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text:span text:style-name="T1">Atera</text:span> biar <text:span text:style-name="T1">da</text:span> odola gach ascotan, baña neure ustez, ez aimbestetam, celan ateraten d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tera biar da odola gach ascotan, baña neure ustez, ez aimbestetam, celan <text:span text:style-name="T1">ateraten d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eintzat ez odolaterateric eguin Osaguille nausi, Medicuben icena <text:span text:style-name="T1">emoten jaqueenac</text:span> gaisua icusi, ta oneec aguindu art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iar sari guiejago <text:span text:style-name="T1">emoten bajatzu</text:span> odola ateratiarren, bildur izateco da diru guriac aci edo gueitu ezdeguizan odola aterateco premi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i nire esanac <text:span text:style-name="T1">eguin bal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disquidia, ¿cer da erretilluba? Platerian <text:span text:style-name="T1">ateraten dira</text:span> aza ta oquel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austen dira egunian bein lurrezcuac badira, ta bestelanguac, edo urtu oi ditu subac, edo ausita saldu edo <text:span text:style-name="T1">trucau</text:span> biar <text:span text:style-name="T1">izaten d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scoz gozuago dira aza ta oquela zati escuz ebagui, atzacaz ta oguiz batu, ta <text:span text:style-name="T1">jaten dirianac</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re echian ta baserricoen artian beti jan aurreti alan <text:span text:style-name="T1">eguin</text:span> oi <text:span text:style-name="T1">d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er <text:span text:style-name="T1">esango litzate</text:span> enzungo balitz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Cer esango litzate <text:span text:style-name="T1">enzungo balitz</text:span>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Miliquerijen artian ez<text:span text:style-name="T1">da</text:span> aragui sendoric <text:span text:style-name="T1">egui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nac ta chaarrac, atsacabia ta atseguiña emoten dabeenac <text:span text:style-name="T1">artu</text:span> biar <text:span text:style-name="T1">dira</text:span> aserre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racusaldiac, lenvicico Comunioraco <text:span text:style-name="T1">prestatu bear diran</text:span> Aurrentzat</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Bai, Jauna, Fede, Esperanza, ta onezco damu, edo Contricio osoarequin <text:span text:style-name="T1">biurtzen baciran</text:span> Jaunag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Confesatcen diran</text:span> becatari guciac artzenote ditue ondasun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mbicia,<text:span text:style-name="T1"> jarrico naiz</text:span> Jaunaren aurrean lecu egoquiren batean, ta adoratuco det humilltasun, eta errespeto guciarequin, goiceco jaieran eracusten d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Lembicia, <text:span text:style-name="T1">jarrico naiz</text:span> Jaunaren aurrean, eta adoratuco det humiltasun, eta errespeto guci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ostgarrena, <text:span text:style-name="T1">Confesatzen nintzanean</text:span>, oroitzen ote nintz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az onezco damu, edo Contricioarequin confesatzeco <text:span text:style-name="T1">prestatzen bada</text:span> bat, eta Elizara dijoala bidean iltzen bada Confesiogabe, Ceru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text:span text:style-name="T1">prestatzen dana</text:span> confesatzeco, Elizaraco bidean iltzen bada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asmo gucitic jayoa, eta alaco sasoian Ipintzen duana becataria, non prest <text:span text:style-name="T1">jartzen dan</text:span> ecergatic-ere aurrera becaturic ez egui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sco ote da becatu larriric beiñere ez eguiteco asmoa, becatu venialac baicic eguiñ ez duana, <text:span text:style-name="T1">confesatzen dane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tzeco asmo-iduri utsarequin <text:span text:style-name="T1">confesatu</text:span> oi <text:span text:style-name="T1">diran</text:span> becatarien gañ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r, edo ceiñ ote dira ontzeco asmo eguiazco gabe, edo asmo-irudi utsarequin-<text:span text:style-name="T1">confesatzen diranac</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la <text:span text:style-name="T1">confesatu ditequean</text:span> becatu venialac baicic ez duana, esan dá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Confesoreac ematen dion penitencia eguiteco asmo gabe <text:span text:style-name="T1">confesatcen danac</text:span> cer becatu eguiten du?</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igarrena, Comulgatu bear badu, eta becatuan <text:span text:style-name="T1">arquitzen ba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co <text:span text:style-name="T1">prestatzen ceranean</text:span>, acusatzen asi baño len eguin bear dezu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ra zoacenean, nola <text:span text:style-name="T1">jarrico cer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Jarrico naiz</text:span> belaunico umiltasun andiarequin, eta ciñatuco nai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Ongui diozu, baña zarrai, eta ericho daudenai lecu eguitea, lembaitlen <text:span text:style-name="T1">Confesa ditecen</text:span>, ederqui dirudian gauza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cusatzen asi baño len esan, eta eguin bear dezuna aditu degu: esazu orain nola <text:span text:style-name="T1">acusatuco cer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cusatcen naiz</text:span> nere Jangoicoa bear bezala ez amatu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Acusatzen naiz</text:span> eriotzaco orduan etsaiac acusatuco nauan guci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nengoan <text:span text:style-name="T1">eracusten dira</text:span>, Confesioco Sacramentuari dagozcan gauz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irugarrenean, nola obraz <text:span text:style-name="T1">eguiten dan</text:span> lenengo bietan hitzez adiraci d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Hirugarrenean, nola obraz eguiten dan lenengo bietan hitzez <text:span text:style-name="T1">adiraci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renean, <text:span text:style-name="T1">eracusten zayo</text:span>, alá lenvicico Comunioa eguiten duan aurrari, nola, edo cein Cristauri betico vicitza doatsuaren bide eder-garbi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Cer icen </text:span><text:span text:style-name="T181">eman</text:span><text:span text:style-name="T182"> oi </text:span><text:span text:style-name="T181">zate</text:span><text:span text:style-name="T182"> biotzeco damuari, aozco Confesioari, eta obrazco satisfaccioari?</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 dan, eta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Lembicia, jarrico naiz Jaunaren aurrean lecu egoquiren batean, ta adoratuco det humilltasun, eta errespeto guciarequin, goiceco jaieran <text:span text:style-name="T1">eracusten dan</text:sp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text:span text:style-name="T1">eguiten diran</text:span> batzuetan laburseago, eracutsico zatzu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eguiten diran batzuetan laburseago, <text:span text:style-name="T1">eracutsico zatzu</text:span>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onfesio gaiztoac berritzeco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san dezu, nola <text:span text:style-name="T1">eguin bear dan</text:span> azqueneco Confesioric oraindañoco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Cergatic <text:span text:style-name="T1">deitzen zaio</text:span> <text:span text:style-name="T13">Atricioari beldurrezco damu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len <text:span text:style-name="T1">esan dan</text:span> bezala, Atricioa bera utsic ez dan asco becatariari graciaren apaindura ederra ema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en errazago sortzen dan guchitan <text:span text:style-name="T1">eguin</text:span> oi <text:span text:style-name="T1">dan</text:sp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u, edo <text:span text:style-name="T1">confesatu bear</text:span> ote <text:span text:style-name="T1">dira</text:span> becatu venialac-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Nola confesatu ditequean becatu venialac baicic ez duana, <text:span text:style-name="T1">esan dá</text:span>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zea becatuac examinan <text:span text:style-name="T1">arquitu diran</text:span> eran, eta adiñ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text:span text:style-name="T1">gordetzen badira</text:span> Confesioan, cer becatu eguiten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gordetzen badira Confesioan, cer becatu <text:span text:style-name="T1">eguiten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Confesio onarequin bacarric quentzen, eta <text:span text:style-name="T1">bucatzen dan</text:span> becatu larrien confesatu bea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diozu: eta confesio gaistoac berritzeco nola <text:span text:style-name="T1">eguin ditequean</text:span> examina, esan z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ngui diozu: eta confesio gaistoac berritzeco nola eguin ditequean examina, <text:span text:style-name="T1">esan zan</text:sp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usitzen duan penitentcia chiquia bada, chiquia, edo veniala izango dá alde onetatic <text:span text:style-name="T1">eguiten dan</text:span> becatua 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qui escatuco, edo erregutuco diot, alda deguidala beste penitencia batera, <text:span text:style-name="T1">alda baditeque</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 du Elizac señalatu dembora hau, baña Iruñeco Apaiz Nagusiaren mendeco errietan ala leguez, nola usanzaz garizuman <text:span text:style-name="T1">eguiñ</text:span> oi <text:span text:style-name="T1">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guintzen du, vicitzan ez <text:span text:style-name="T1">daquiela utzi</text:span> Elizan sartzen, eta hiltzen dirane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Aguintzen du, vicitzan ez daquiela utzi Elizan sartzen, eta hiltzen diranean, <text:span text:style-name="T1">ucatu daquiela</text:span>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Lembicia, barcatzen du becatuai cegoten betico pena, eta aldatzen du, emen, edo Purgatorioan demboraz <text:span text:style-name="T1">bucatuco dan</text:span>, pen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embat gauzatara<text:span text:style-name="T1"> biurtcen dira</text:span> esan dituzun bost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gatic bost gauza aec <text:span text:style-name="T1">biurtcen dira</text:span> iru oeta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xamina <text:span text:style-name="T1">biurtcen dan</text:span> Confesio onera; eta ontzeco asmoa eguiazco damu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rugarrena, becatu larri, edo mortal gucietara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damu au dala Espiritu Santuaren laguntza, eta graciarequin <text:span text:style-name="T1">sor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gañera, damu au <text:span text:style-name="T1">sortzen dala</text:span> Fedeac eracusten duan damu bide, edo motivoren bategati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cic bear dala viotzetic eguiaz, eta venaz <text:span text:style-name="T1">sortzen dan</text:span> damu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becatu larri gueietara <text:span text:style-name="T1">zabaltzen dán</text:span> damu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amu bat biotzean <text:span text:style-name="T1">sortzen dana</text:span>, lembicia, ceren gauza guciz itsusia d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text:span text:style-name="T1">sortu</text:span> oi <text:span text:style-name="T1">dan</text:span> betico vicitza galtzeco, eta betico su, eta garretan erortzeco beldurre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amut bat biotzean <text:span text:style-name="T1">sortzen dana</text:span>, ceren Ontasun, eta Maitagarritasun baztergabea dan Jaunaren contra becatu eguin degu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tricioa da añ damu indartsua, añ miragarri, ta prestua, non biotzean <text:span text:style-name="T1">sortzen dan</text:span> une, edo puntuan bertan ayenatzen dituan becatu larri guci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Beraz onezco damu, edo Contricioarequin confesatzeco prestatzen bada bat, eta Elizara dijoala bidean </text:span><text:span text:style-name="T181">iltzen bada</text:span><text:span text:style-name="T182"> Confesiogabe, Cerura joango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Jaunaren graci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prestatzen dana confesatzeco, Elizaraco bidean <text:span text:style-name="T1">iltzen bada</text:span>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nfernura, ceren becatu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igarrena, becatu gucietara, larrietara, beintzat,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diozunean: <text:span text:style-name="T13">becatu gucietara, larrietara beintzat, </text:span><text:span text:style-name="T183">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rrazago <text:span text:style-name="T1">sortzen dan</text:span> guchitan eguin oi d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guintzen du, vicitzan ez daquiela utzi Elizan sartzen, eta <text:span text:style-name="T1">hiltzen diranean</text:sp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stgarrena, Confesatzen nintzanean, <text:span text:style-name="T1">oroitzen</text:span> ote <text:span text:style-name="T1">nintzan</text:sp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ec eguiteco <text:span text:style-name="T1">valia diteque</text:span>, Dotrinaco liburuchoac dacarren, goiceco jayer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estan dud Joangoicuatan Ayta gueiza gucietan Poder dionaren, Ceuriaren Lurraren Criazale; Eta Jesu Christo Aren Seme Gore Jein Bacocha, Zoin <text:span text:style-name="T1">Izan beicen Concebituric</text:span> Espiritu Saintu Geinaren Obraz</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Umanidadieren Zazpietaco leyna, Sines Gore Jesu Cristo Jeyna, G<text:span text:style-name="T13">[</text:span>u<text:span text:style-name="T13">]</text:span>izon dena bequinbatez, <text:span text:style-name="T1">Izan cela concebituric</text:span> Espiritu Saintu Jeynaren Obraz; Bigarna, Sines Sortu cela Ama Berginaganic</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yta gorea, Ceurietan zaudiana, <text:span text:style-name="T1">Santifica bedi</text:span> Zore icena</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 bequigu Zore reynoa Goregana; <text:span text:style-name="T1">Cumpli bedi</text:span> Zore borontatia, Nola ceurian Cala lurre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l eta orci, <text:span text:style-name="T1">Sausci cela</text:span> Limbuetra, Cantic Irurgarren Egunean Resucitatu cela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text:span text:style-name="T1">Resucitatu cela</text:span>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Resucitatu cela Ilen artetic, <text:span text:style-name="T1">Igan cela</text:span>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mar Mandamentu Saintu cuec <text:span text:style-name="T1">Zerretan drade</text:span> Bitan: Leyna, Juangoyco Jeyna Gaiza guciez gaynetic Oneresi eta estima dezagu<text:span text:style-name="T13">[</text:span>l<text:span text:style-name="T13">]</text:span>a</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Umanidadieren Zazpietaco leyna, Sines Gore Jesu Cristo Jeyna, G</text:span><text:span text:style-name="T184">[</text:span><text:span text:style-name="T185">u</text:span><text:span text:style-name="T184">]</text:span><text:span text:style-name="T185">izon dena bequinbatez, Izan cela concebituric Espiritu Saintu Jeynaren Obraz; Bigarna, Sines </text:span><text:span text:style-name="T186">Sortu cela</text:span><text:span text:style-name="T187"> Ama Berginaganic</text:sp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rurgarna, Sines <text:span text:style-name="T1">Sausi cela</text:span> Linbuetra, Cantic Idoqui ztiela Patriaraquen Arimac</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text:span text:style-name="T1">Resucitatu cela</text:span>; Seygarna, Sines Igan cela Ceurietara</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Resucitatu cela; Seygarna, Sines <text:span text:style-name="T1">Igan cela</text:span> Ceurietara</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eina borontean, bigarna aoan, irorgarna burarretan, <text:span text:style-name="T1">mincetan grelaric</text:span> gore Jein eta Juangoico Jeinarequi</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rontetic bioceara, biocetic ezquerreco soinneara, ezquerrecotic escoinecoara, <text:span text:style-name="T1">mincetan grelaric</text:span> Trinitate Saintu Jeinnarequi</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leheneko aldietan bezala, <text:span text:style-name="T1">agertuko zare</text:span> usaiako tokirat</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4">–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bertzerik <text:span text:style-name="T1">atheratuko den</text:span>, zeren orai hoik gargo<text:span text:style-name="T13">[</text:span>ro<text:span text:style-name="T13">]</text:span> handituzkoak dire nere ustez</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4">–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noiz arthe bethi <text:span text:style-name="T1">igaran garen</text:span> noiz behar dugun kanporat juan eta oinon hola gare, ez dakit noiz arthe</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4">–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nitate da araguiaren nahicunter jarraikitcia; eta desiratcia certzaz ere hain garrazki <text:span text:style-name="T1">gaztigatu içan behar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Jakinxier laket çaie bere burien aguertzia eta çuhurrac <text:span text:style-name="T1">deithu içati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ombatenaz haboro eta hobekiago beitakikeçu, hambatenaz garratzkiago <text:span text:style-name="T1">jujatu içanen cira</text:span>, saintukiago bicitcen ezpac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Çointzaz eracasten beiteicu behar dutugula haren bicitcia eta eguitatiac imitatu; <text:span text:style-name="T1">nahi baguira</text:span> eguiazki <text:span text:style-name="T1">argui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Isseya cite</text:span> arren, çoure bihotzaren gaiça ikhousten direne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unxa centçu gabia da, salbamentiari so eztauden gaicer <text:span text:style-name="T1">estecatcen den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urc du guduca azcarrago bat, çoina bere buriaren goitcera <text:span text:style-name="T1">isseyatcen d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text:span text:style-name="T1">estekatcenago beitira</text:span> jakitiari, eciez behar bezala bicitciari, hartacoz ardura inganatcen d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estekatcenago beitira jakitiari, eciez behar bezala bicitciari, hartacoz ardura <text:span text:style-name="T1">inganatc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ndi içatia tchercatcenago beitie eziez umil içatia, hartacoz bere phensamentietan khe bat beçala <text:span text:style-name="T1">ezdeustur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rgudia cite</text:span> gogo hounez eta ichilic beha cite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rgudia cite gogo hounez eta ichilic <text:span text:style-name="T1">beha cite</text:span>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z flacu dena eta cerbait guisaz araguiaren nahicunterara erortoki, nekez <text:span text:style-name="T1">daite</text:span> lurreco gudicietaric ossoki <text:span text:style-name="T1">sol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text:span text:style-name="T1">Ezçitiala fida</text:span> çoure jakitatian, ez çoin nahibeita guiçonen antcian; bena bai lehenago Jincoaren gracian, çoinec umilac laguntcen beitutu, eta bera baithan fidatcen direnac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fida çoure jakitatian, ez çoin nahibeita guiçonen antcian; bena bai lehenago Jincoaren gracian, çoinec umilac laguntcen beitutu, eta bera baithan <text:span text:style-name="T1">fidatcen direnac</text:span>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Ezçitiala glorifica</text:span> çoure aberaxturçunetan, hanitz balin baduçu; ez etare çoure adichkidetan photerexu direlacoz, bena Jincoatan, çoinec oro emaiten beiteizcu, eta ororen gagnetic bera eman nahi beitçai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glorifica çoure aberaxturçunetan, hanitz balin baduçu; ez etare çoure adichkidetan photerexu direlacoz, bena Jincoatan, çoinec oro emaiten beiteizcu, eta ororen gagnetic bera <text:span text:style-name="T1">eman nahi beitçaic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Ezçitiala handi</text:span> çoure khorpitzaren handitarçunaz edo edertarçunaz, çoin eritarçun tchipi batec ahitcen eta itchousten beit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ogotic ounhesten dugu <text:span text:style-name="T1">imprima dadin</text:span> Jesu-Kristen Imitacionia, çuberouco uscaralat berriz utzul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ri da guiçonen eskietaric elkhi den libururic ederrena, escriptura sainta berhez <text:span text:style-name="T1">uzten delari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text:span text:style-name="T1">erran ahal daite</text:span>, erliac lilien cocoxetic eztigueya bilcen di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1" office:value-type="string" calcext:value-type="string">
            <text:p>Houra orhatu eta <text:span text:style-name="T1">adelatu diala</text:span>, hantic arimaren beharrune gucientzat errekeitu berheci baten emaiteco</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ahi genuke arrax oroz, othoitciaren aitcinetic edo ondotic, <text:span text:style-name="T1">iracour ledin</text:span> capitulu bat</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sseya cite arren, çoure bihotzaren gaiça <text:span text:style-name="T1">ikhousten direnen</text:spa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sseya cite arren, çoure bihotzaren gaiça ikhousten direnen amouriotic soltatçera, eta ecin <text:span text:style-name="T1">ikhousten direnetarat</text:span>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uçula hanitz jakiteco nahicunte handiegui bat, ceren ezpiritiaren barreiadura, eta inganio handiric han <text:span text:style-name="T1">edireiten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citiala arren handious içan çoure jakitatiaz: bena loxa ukhen eçaçu <text:span text:style-name="T1">eman içan çaiçun</text:span> eçagutz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xt:span text:style-name="T1">ta behar gaitzexi</text:span> jakitatia edo gaicen eçagutce simplia, çoin beraurtan houn beit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text:span text:style-name="T1">Eguin behar direnen</text:span> aitcinetic ikhoust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zta behar elhe ez gogocounte orori bere senhestia eman; bena gaiçac <text:span text:style-name="T1">behar dira</text:span> luçaz eta cincinki Jincoaren aitcinian <text:span text:style-name="T1">pheça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las, ardura sinhesten eta <text:span text:style-name="T1">erraiten da</text:span> ehikiago gaizkia eciez houna, besteentaco; hainbeste beikira fla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gente çuhurrec eztutie ehignera sinhesten elhe errailiac oro: ceren beitakie guiçonaren ejoguidura gaizkialat <text:span text:style-name="T1">ekharri de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uhurtcia da orano, nournahiren elhen ez sinhestia, eta entzun eta <text:span text:style-name="T1">sinhexi diren</text:span> gaicen, besten beharrietara ez berhala ichourtc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ia <text:span text:style-name="T1">da behar</text:span>, escriptura saintan <text:span text:style-name="T1">tcherkhatu</text:span>, ez elhen edertaçun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Iracourtu ere behar du escriptura saintac, <text:span text:style-name="T1">eguin içan den</text:span> ezpiritu beri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Hain gogo hounez behar dutugu iracourtu libru debotac eta simpliac, noula goraki eta jakitereki <text:span text:style-name="T1">eguin içan dir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çaçula galtha nourc erraiten dian, bena gogoa emaçu cer <text:span text:style-name="T1">erraiten d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nahibeita guisaz guiçonac cerbait gaizki asmatcen badu, berhala bere beithan erreus <text:span text:style-name="T1">bilhatcen d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hechatcen ere da arhinzki, nahi diana <text:span text:style-name="T1">eguiten ezçayonia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ori da guiçonen eskietaric <text:span text:style-name="T1">elkhi den</text:span> libururic ederrena, escriptura sainta berhez uzten delaric</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text:span text:style-name="T1">bilcen dian</text:sp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bilcen dian beçala, liburu hounen eguiliac <text:span text:style-name="T1">bildu diala</text:span>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orhit cite erran çahar hounez, ez<text:span text:style-name="T1">tela</text:span> beguia <text:span text:style-name="T1">assetcen</text:spa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chil bite</text:span> dotorac, mutu bite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chil bite dotorac, <text:span text:style-name="T1">mutu bite</text:span>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 chahu, simple, eta fermo bat ez<text:span text:style-name="T1">ta</text:span> eguiteco hanitzetan <text:span text:style-name="T1">barreiatc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Çoumbat ez<text:span text:style-name="T1">tira</text:span> mundian jakite vano batez <text:span text:style-name="T1">galtcen</text:span>, Jincoaren cerbutchiaz acholic eztielaco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içonac <text:span text:style-name="T1">igaraiten dira</text:span>, bena Jincoaren eguiac bethi iraiten d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e buriari ossoki <text:span text:style-name="T1">hil eztena</text:span> berhala tentaturic eta garhaituric da, gaiça tchipi eta char elibatet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text:span text:style-name="T1">orhit cite</text:span> erran çahar hounez, eztela beguia assetce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be da eguiazki Jincoa cerbutchatcen dian laborari umil bat, eciez filosofo urguluxu bat, çoinec bere arimaren arrancura utziric, celuco içarren lasterrac <text:span text:style-name="T1">gogouatcen beitu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41" office:value-type="string" calcext:value-type="string">
            <text:p>Nouri ere Verbo eternala <text:span text:style-name="T1">mintçatcen beita</text:span>, houra hanitz nahasduratic escantzutcen d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chil bite dotorac, mutu bite creaturac oro çoure aitcinian, eta çu cihaur <text:span text:style-name="T1">mintza zakiztada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aiça segura da azken judicioco egunian etzaicula galthatu içanen, cer iracourtu dugun, bena bai cer eguin dugun; ez çoinen ounxa <text:span text:style-name="T1">mintçatu guiren</text:span>, bena bai çoinen debotki bici içan guir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stec diticie orai hen carguiac, eta eztakit hetzaz <text:span text:style-name="T1">orhitcen</text:span> ere <text:span text:style-name="T1">direnez</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Jincoa hanitz maneriaz <text:span text:style-name="T1">mintzatcen çaicu</text:span>, ihouren berhezkeriaric eguin gabe</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eki eta simpleki, deboteki eta pherestieki içan cite ardura; eta hounialat erakharten dien gaicetzaz <text:span text:style-name="T1">mintza cite</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igarren gazeta <text:span text:style-name="T1">igorria izanen da</text:span> gaurkua bezala hainitz presuneri, partikularki herrietako konseiluko jauner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ertze aldiko gazetan emanen ditugu, eskual herriko merkatu handienetan, abonamenduen errezibitzeko, <text:span text:style-name="T1">kargatuak izanen diren</text:span> presunen izen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ainan <text:span text:style-name="T1">othoiztatuac izan dire</text:span>, promes ederrez inguratuac, eman dute beren hitza eta atchiki; azken aldico segur</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Orain beretik <text:span text:style-name="T1">errezibitzen dire</text:span> abonamenduak adreza hun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Frantzian urte buru batetic bertzeat <text:span text:style-name="T1">saltzen da</text:span> hamar edo hamabi miliunen bakala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2">da</text:span> itshaso guzietan kausitzen; arrantza handienak <text:span text:style-name="T1">egiten dire</text:span>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itzazkegu condena flacatu direnac; <text:span text:style-name="T1">itzulico zauzkigu</text:span>, segur, helduden bozk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57">Ordre tirano horren pean </text:span><text:span text:style-name="T158">erabili dire</text:span><text:span text:style-name="T188"> etchez etche, othoizca </text:span><text:span text:style-name="T189">– ez dakit belhaunicatu den cembeit – cer nahi pentsatuz, cer nahi erranez</text:sp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phezarena, erlijioneari <text:span text:style-name="T1">behatcen diren</text:span> kestione guci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eputatuen ganbaran <text:span text:style-name="T1">pasatu da</text:span> egun haukietan lege berri bat zoinen medioz: kampo erresumetarik Frantzian sartuko de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eputatuen ganbaran pasatu da egun haukietan lege berri bat zoinen medioz: kampo erresumetarik Frantzian <text:span text:style-name="T1">sartuko den</text:spa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da</text:span> itshaso guzietan <text:span text:style-name="T1">kausitzen</text:span>; arrantza handienak egiten dire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entseguez nahico dugu zuen etchetan bethi <text:span text:style-name="T1">ager diten</text:span> Eskual herrico usantcha zaharrac; gure ahal guciaz defendiatuco ditugu zuen intresac</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adakigu denec cer conditionetan <text:span text:style-name="T1">agertu den</text:span> Morde Joanthoren icen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34,000 botz horiec han izanen dire fidelki lehen eleccione yeneraletan; horiec <text:span text:style-name="T1">yuntatuco dire</text:span>; 6,000 botz emaile aurthen bozcatu ez direnac eta churi direnac segurk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hen orenan <text:span text:style-name="T1">trichtatu gare</text:span>, bainan gutienic ez gire lotsa ethorkitzuneco</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duco Errepublicaren obrac <text:span text:style-name="T1">mintzatuco dire</text:span> berac eta goraki gure alde</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skualdun langileak eta laborariak ikhusten duzue beraz deputatu churiak zuetaz <text:span text:style-name="T1">okupatzen direla</text:span> Parise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huriac berac <text:span text:style-name="T1">estonatu ciren</text:span> Morde Joanthoren agertceaz; casic denac, batzu bihotcez, bertceac bortchaz, preparatuac ginen botzen ez emaiter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60">Geexina gure neskato izanari mila goraintziak </text:span><text:span text:style-name="T61">ezkondu den</text:span><text:span text:style-name="T13">[…]</text:span><text:span text:style-name="T60">; horra dazkigun berri guziak</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Khusi dugu hanitz jende <text:span text:style-name="T1">hil dela</text:span> eta desiratzen ginuen gure etxeko ahaiden berriak xeheki jakitiaz </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50">Don Paskualek ideia du jiteko Ahazparneraino tur bat fite. Menturaz maiatzian </text:span><text:span text:style-name="T190">phastuko da</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Jose karpinterua <text:span text:style-name="T1">hil</text:span> izan <text:span text:style-name="T1">da</text:span>, eta karnabalak ere arras tristiak phasatu dira;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text:span text:style-name="T1">phasatu dira</text:span>;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phasatu dira; Juan konserbakua <text:span text:style-name="T1">itho zen</text:spa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91">Juanes zaharraren phartez arrebari goraintzi Ondarlara, berriak jakin nahia dela, eta Piarre Ttipiak miliunka Josepe Ezkerrarekin xinhaurri hiltzen ari direla eta erdi lotsatuak direla, nahi luketela jakin </text:span><text:span text:style-name="T192">bueltatuko den</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text:span text:style-name="T191">Mila goraintzi gutaz galdatzen duten guzier; </text:span><text:span text:style-name="T192">gelditzen gira</text:span><text:span text:style-name="T191"> arrapostuaren espero</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osagarria arras ona da eta desiratzen dautzug<text:span text:style-name="T13">[</text:span>u<text:span text:style-name="T13">]</text:span> abantail beraz goza ziten orai eta bethi</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93" office:value-type="string" calcext:value-type="string">
            <text:p><text:span text:style-name="T60">Bixkaineko familiain eta Ortxaixeneko familia</text:span><text:span text:style-name="T13">[</text:span><text:span text:style-name="T60">i</text:span><text:span text:style-name="T13">]</text:span><text:span text:style-name="T60">n berriak, Unhaianekuez (Unhaianekuek), Gallurrukuak, aita hanitz </text:span><text:span text:style-name="T61">orhoitzen dela</text:span><text:span text:style-name="T60"> gaztiaz</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Martxede eskatu zitzauna egin balau, <text:span text:style-name="T1">ezren enuxaten</text:span> eta xarrekiten zren adexkidetarzun berart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ku egongiuarengatik, <text:span text:style-name="T1">ankartu zren</text:span> bi emazte; batak zion iror ogei ta zortzi urte; eta berziak ogei ta borz</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Gero, trenprareki <text:span text:style-name="T1">gaintu</text:span> emon <text:span text:style-name="T1">zren</text:span>, gaztiak zarretaz; eta faiten emon zren zarrak zauden etseko bortara, kantatra berze kantxoin xunto oiltan daudana</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xa eztaud isartan oboro, solo xarrekitan nazala osagarri eta xateko ganu onareki; koneki <text:span text:style-name="T1">despeditan naz</text:span> Urrietakuaraino</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tik, ene gaztezutiuan, <text:span text:style-name="T1">erraiten zen</text:span> emaztek altarier eta saintiuer egiten zein erreberenziari</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izon bilgune batian, batek ezbadu elerik erran, karentako <text:span text:style-name="T1">erraiten da</text:span> anitx gisatra</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axe ilik dauden arima guziuentako elizan <text:span text:style-name="T1">egiten dra</text:span> funzione andi bana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xa estaud obro isartan, baizik, orri zerbutxatu naz betik <text:span text:style-name="T1">baratan nazala</text:span> gose andi bateki</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aud isartan obro, ezik betik <text:span text:style-name="T1">baratan naz</text:span> gisa berian, aiketa Mayatzekuaraino</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osetxaren biltako tenpran, <text:span text:style-name="T1">ezta baratan</text:span> gentia gay eta egun, nola tenpra baidigu llabur, aprobetxatiagati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text:span text:style-name="T1">ezbaizren erkiten</text:span> este, biltan zreneti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ezbaizren erkiten este, <text:span text:style-name="T1">biltan zrenetik</text:sp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ixko ganuareki nago xakin nay, ya orri <text:span text:style-name="T1">sontuto denez</text:span> edo nola dago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ndorian bi goxez erori zen izotz bat kartxirietan talatu baizaizkugun alubiak eta gaiza tierno guziuak <text:span text:style-name="T1">exartu dira</text:sp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n kuetan nago sendimentu pikor bateki; orai gunean <text:span text:style-name="T1">il zitzaitadan</text:span> ñore mentian adexkiderik andien ekun duana, iri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l zen</text:span> minik bage; solo irur egun igari zion oyan; berak eskatruk, errezibitu ztion sakramentu saintu guziua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la ezbaitud ekun orren kartarik, min artu zionaz gero, betik nago xakin nay <text:span text:style-name="T1">sontotu zenez</text:span> ote; eta zertan daraman berorren lan andia</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nke erraiten daitadala daigun udan xinen dela kona gaizak onki <text:span text:style-name="T1">erkiten bazazkau</text:span> ilabete batentako, kemenko uren artra, ene eta iror edo lauren lagungiuareki, tenpra guziuan uskaraz ele erraiteko</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ero orrek ekusen du zer egin biar dion; <text:span text:style-name="T1">ezgra gatxiten</text:span> noranai fan dein, badakigu ñork ere eztakiola obeki, bapana berark, gaizak nola komeni zazk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ketan <text:span text:style-name="T1">guartu nintzen</text:span> ortaz, konsentitu nion, xa, eznaula eskribiten obrori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gunian <text:span text:style-name="T1">guartu nintzen</text:span>, nola ene Ama zenak (Jangeikoak bere zeurian dakala) kontatan zaitad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zan zen arrestatua</text:span> eta Bai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regain <text:span text:style-name="T1">izan zen</text:span> beraz <text:span text:style-name="T1">kondenatua</text:span> itzalerat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z erdirat orduko <text:span text:style-name="T1">izan zen ar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ria</text:span>; treinaz etori naia, oinez ets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Izan zen aRrestatua</text:span> eta Bay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egain <text:span text:style-name="T1">izan zen</text:span> beraz <text:span text:style-name="T1">kondenatua</text:span> itzalera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 erdirat oRduko <text:span text:style-name="T1">izan zen a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ia</text:span>; treinaz etoRi naia, oinez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Bestitzen da</text:span> soldado arropan. Aitak [ematen dio] zaldia eta behar duen diru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tak zer egiten du ikusteko ian kuraya izanen zuen: bide lazter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ko patroina <text:span text:style-name="T1">deitzen da</text:span> Saint Leon saindu haundiagorik ezt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ra zelarik, mutil bezala zagon Bastoinea <text:span text:style-name="T1">deitzen den</text:span> etxe batean, egonaren medioz etxekotu ondo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tik haxirik, Urdazuriraino ez <text:span text:style-name="T1">da</text:span> her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ria da; lekhu aiphatuenak kurriturik ere, ezin <text:span text:style-name="T1">hauta ziteken</text:span> toki eder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rehun bat urthe, han bizi zela ermitau saindu bat Jean Batiste Beherekotxea <text:span text:style-name="T1">deitzen zena</text:span>, Ainhoa Gor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ko patroina <text:span text:style-name="T1">deitzen da</text:span> San Leon saindu aundiagorik ez d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a zelatik, mutil bezala zagon Bastoina <text:span text:style-name="T1">deitzen den</text:span> etxe bate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tik hasirik, URdazuraino ez <text:span text:style-name="T1">da</text:span> he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ia da; leku aiphatuenak kuRiturik ere, ezin <text:span text:style-name="T1">hauta ziteken</text:span> toki ede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ehun bat uRthe, ham bizi zela ermitau saindu bat Jean Batiste Beherekotxea <text:span text:style-name="T1">deitzen zena</text:span>, Ainhoa Go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rraiten dio: ‘Bizia ala moltza!’ <text:span text:style-name="T1">Itzultzen da</text:span> iziturik e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a badoha bertzeari bezala erraiten dio: ‘bizi ala moltza’. <text:span text:style-name="T1">Itzultzen da</text:span> bereh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k zeR egiten du ikusteko ia kuraya izanen zuen: bide lazte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Eraiten dio: ‘Bizia ala moltza!’<text:span text:style-name="T1"> Itzultzen da</text:span> iziturik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 badoha beRtze hari bezala eRaiten dio: ‘bizia ala moltza’. <text:span text:style-name="T1">Itzultzen da</text:span> bere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HoR haiz I ere’. ‘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9" office:value-type="string" calcext:value-type="string">
            <text:p><text:span text:style-name="T34">J. Kerexeta'ri esker, sarri argitara </text:span><text:span text:style-name="T76">emonak izan ziran</text:span><text:span text:style-name="T34">, eta gaur be, oraingo gazteak zelako idazleak — gozo ta errazak— jakin dagien eta guk aspaldi danik izandako atseginaldi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99" office:value-type="string" calcext:value-type="string">
            <text:p><text:span text:style-name="T150">Atan-orretan, mendian-beera, bei gorri bat, erri-bei bat, ikotika</text:span><text:span text:style-name="T190"> age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lan, deika ta deadar baten, ordu luzeetan egon zan, nonbaitetik zerbait edo norbait </text:span><text:span text:style-name="T76">agertuko zalakot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netan, Urtsule andrea gaztan-otzarea buruan ebala </text:span><text:span text:style-name="T76">agertu zan</text:span><text:span text:style-name="T34">; eta bide aretan berreun oinkada egin orduko, bidearen erdi-erdian ume-abarkatxoa ikusi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rrapalada baten bidera jatsirik, otzarako gaztae guztiak atz-miazketan jan ebazan. Aren ekiña orretan! Ase ta bete </text:span><text:span text:style-name="T76">egi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text:span text:style-name="T1">agertuko zalakotan</text:span>, zulo-ertzean zain geratu z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puin-sail bikaña da, errekasto-betea datorren ura bailitz, berezberez bape indartu barik </text:span><text:span text:style-name="T76">irakurten dan</text:span><text:span text:style-name="T34"> sailla, eurak dauken gozotasuna geuri be ixuri ta itsatsi nairi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Eta Urtsule, azeriaren zaratetara jagita, sua egoalakotan izututa, kortara joan zan; eta, kortako atea </text:span><text:span text:style-name="T190">edegi zaneko</text:span><text:span text:style-name="T150">, astoak, azeri maltzurra lepoan ebala, lauoinka iges egin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Oi!, biar erriko guztiak ikaratuta</text:span><text:span text:style-name="T190"> geratuko dira</text:span><text:span text:style-name="T150">, elizea onen txukun eta dotore ikusita —esan eban Mainton neske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93">Il naitenean</text:span><text:span text:style-name="T34">, zeruko atea zabalduko daustan ustea ba-yonat, beintzat</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table-cell table:style-name="Default" table:number-columns-repeated="16372"/>
        </table:table-row>
        <table:table-row table:style-name="ro1">
          <table:table-cell table:style-name="ce99" office:value-type="string" calcext:value-type="string">
            <text:p><text:span text:style-name="T34">Iru gazteak, olako barriketakaz pozik ebizan artean, Pedro deunaren irudia, neskatillen eskuetan laprast eginda, altaratik beera jausi zan; dana zatitut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Neskak, euren erri-zaindari andiaren irudi ederra apurtuta ikustean, negarrez eta zarataka asi ziran. Eta arein zaratetara eliz-zaiña (sakristaua) beingoan </text:span><text:span text:style-name="T76">eliza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text:span text:style-name="T1">sartu zan</text:span> eliza aretan; eta, ango zoritxarra ikusi ebanean, errukitu egin zan; eta erriko jaia igaro arte, Santuaren soiñekoakaz jantzi eta Pedro Deunaren lekuan, altaran, bera jarriko zala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sartu zan eliza aretan; eta, ango zoritxarra ikusi ebanean, errukitu egin zan; eta erriko jaia igaro arte, Santuaren soiñekoakaz jantzi eta Pedro Deunaren lekuan, altaran, bera <text:span text:style-name="T1">jarriko zala</text:span>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Biaramonean, elizea lagunez beterik zala, amarretako Meza nagusia </text:span><text:span text:style-name="T76">as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Orduan, Atximo berealaxe <text:span text:style-name="T1">zutundu zan</text:span>, eta deadar andiz «dimatarrok, or konpon!; ni ba-noa ta kitu» esanez, altaratik beera salto andi bat eginda, elizatik ariñeketan urten z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Jazopen oneaz, dimatar zintzoak ikaraz <text:span text:style-name="T1">jarri ziran</text:span>: Pedro Deunak errian jente txarra egoalako egin ebala alde, uste izan eben geienak-e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text:span text:style-name="T1">larritu</text:span> egin <text:span text:style-name="T1">zan</text:span>, eta bere kolkorako «oraintxe galdua nok» esanda, Oba-rantz abiatu z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larritu egin zan, eta bere kolkorako «oraintxe galdua nok» esanda, Oba-rantz <text:span text:style-name="T1">abiatu zan</text:sp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aren ankaazurrak ez </text:span><text:span text:style-name="T76">ziran</text:span><text:span text:style-name="T34"> iñoiz geiago Dima-ko errian </text:span><text:span text:style-name="T76">sartu</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gure mutilla, amaren esana egitearren, beste bagarik, errotarako bide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bide-zati bat igarorikoan, zugatz-erpiñean txirulika ziarduan txori kantariagana begir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Zutundu zanean</text:span>, arto-zorroari ikututxo bat be egiteke (egin bagarik), bide-ondoko landan, bedartzan, patxaraz-patxaraz jarri z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Zutundu zanean, arto-zorroari ikututxo bat be egiteke (egin bagarik), bide-ondoko landan, bedartzan, patxaraz-patxaraz <text:span text:style-name="T1">jarri zan</text:sp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rrotara-osterea eginda, </text:span><text:span text:style-name="T76">etxeratu zanean</text:span><text:span text:style-name="T34">, amak ikaraz esan eutsan: —A, mutil! Ba-ator, orraitiño! Errotara-ostean egun guztia egiteko, ¿zer jazo yak? Olakorik, egundo...!</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i zala-ta, bere jangurea asetearren, artzain-txaboletatik eta basetxe- inguruetatik sarri-sarritan </text:span><text:span text:style-name="T76">igarote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iñon gaztae-usaiñik somatzen ba-eban somatu, surra astin eta buztana astiñago ebala, antxe bertan </text:span><text:span text:style-name="T76">geratzen zan</text:span><text:span text:style-name="T34">, agorako janari gozoaren zai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lluntze baten, gure azeria, Urtsule etxekandrearen basetxeko atarte zabalera eldu zan; eta, begi ta belarri, barrura adi-adi jarrita, atarte aretako jesarleku-azpian patxaraz-patxaraz </text:span><text:span text:style-name="T76">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ma-alabok abesti-abotsaz </text:span><text:span text:style-name="T76">ikaratu</text:span><text:span text:style-name="T34"> egin </text:span><text:span text:style-name="T76">ziran</text:span><text:span text:style-name="T34">, atean egoana nor edo zer zan arean be ez ekien-eta</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Urtsule, abarkatxoa bigarrenez ikusi ebanean, bestearen laguna zalakotan, poz-pozik</text:span><text:span text:style-name="T76"> jarri zan</text:span><text:span text:style-name="T34">; eta auxe esan eban: «Onakorik! Emen beste abarka bat! Eta berau or bidean ikusi yonadaren laguna dala esango naieuke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urez «putxi-putxi» eginda gero, basetxeko solora joanda, lotan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duan, Urtsule etxekandrea, mutiko zoliaren deadar errimeak bizkortuta, zer jazo ete-zeitekean ikustera urten zan; eta, azeri gaiztoak basetxeko soloan egin eban triskantzea ikusi ebanean, asarre-bitset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ñungane-mendira eldu ziranean, baiña, azeria, astoari ez esker eta ez ezertxo be esan bagarik, «rrast!», bere zuloan </text:span><text:span text:style-name="T76">sa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agertuko zalakotan, zulo-ertzean zain <text:span text:style-name="T1">geratu zan</text:sp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Baiña azeria bere zulotik iñoiz be ez zan urteten-eta, gure astoa </text:span><text:span text:style-name="T190">estutu</text:span><text:span text:style-name="T150"> egin </text:span><text:span text:style-name="T190">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stoaren tamala ori entzundakoan! Eta azeriaren eskertxarraz ikaratuta, asto gaisoa alako baten mendian beera </text:span><text:span text:style-name="T76">abi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6" office:value-type="string" calcext:value-type="string">
            <text:p><text:span text:style-name="T194">Düala hogei bat urte, jakinik Larrainen telefona </text:span><text:span text:style-name="T195">ezarririk izan zela</text:span><text:span text:style-name="T194">, jin zen Pello Otsagabirik oski berri elibatekin, behar zütüala Mauleko kosi bati telefonaz igorri</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96" office:value-type="string" calcext:value-type="string">
            <text:p><text:span text:style-name="T196">Ez dü, ene ustez, Jondane Petirik holako bidanjantik hartzen; zelüko </text:span><text:span text:style-name="T34">borta </text:span><text:span text:style-name="T76">hersi da</text:span><text:span text:style-name="T34"> eta arranoa nekez da han 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Hiru dailariak xütitürik soz dagotza zer </text:span><text:span text:style-name="T197">diren ikusiko</text:span><text:span text:style-name="T196"> oro zoin lehiatürikago</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6" office:value-type="string" calcext:value-type="string">
            <text:p><text:span text:style-name="T34">Nola </text:span><text:span text:style-name="T76">deitzen da</text:span><text:span text:style-name="T34"> delako gaxki egilea? dio etxeko jaun zaharrak, etxearen ikertzez, ez baitzüan nahi haatik holako aujami bati eman aterbe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Ezarri zütüan txilintxau erran delako alanbre mehean eta bera </text:span><text:span text:style-name="T76">hürrüntü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txe batetan <text:span text:style-name="T1">sartü zen</text:span> borta jo gabe, üdüri hil bat xutik, eta erran nolaz horra zen gaüko alojearen nahiz</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Azkenoz Pello gaizoa hatsik ezin hartzera zoan, noiz gatü batetan trabatürik erori baitzen lüze bezain zabal sükalte erditara bai eta panparekin ferreta erdiz erdi </text:span><text:span text:style-name="T76">hautse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spainiako hegiala heltü zenean izerdi llapa eta hatsalbo, </text:span><text:span text:style-name="T76">jarri zen</text:span><text:span text:style-name="T34"> hats hartzeko eta küia bere kantüan pausatü, eskü batez etxekitzen züalarik</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8">Sartü zen</text:span><text:span text:style-name="T196"> tarte arte batetan, porrokiña</text:span><text:span text:style-name="T34">tzen zelarik eta denbora berean erbi bat elki zen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Sartü zen tarte arte batetan, porrokiña</text:span><text:span text:style-name="T34">tzen zelarik eta denbora berean erbi bat </text:span><text:span text:style-name="T76">elki zen</text:span><text:span text:style-name="T34">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rran baiko ematen dü sokari tirako ozen bat eta gainen Mariak mandoari pusako handi bat, bai eta mandoa petik tiratürik, gainetik pusatürik </text:span><text:span text:style-name="T76">larrütü zen</text:span><text:span text:style-name="T34"> eta Pello hareki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text:span text:style-name="T1">dirade larrütü</text:span>, Bai eta peko zolan biak zale sartü Sartü badira sartü,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text:span text:style-name="T1">badira sartü</text:span>,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badira sartü, han <text:span text:style-name="T1">dira baratü</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Bena mündüala <text:span text:style-name="T1">baita</text:span> Pello franko <text:span text:style-name="T1">hiltzen</text:span> Ikusiren dütügü, ez bagira hiltze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Bena mündüala baita Pello franko hiltzen Ikusiren dütügü, ez <text:span text:style-name="T1">bagira hiltzen</text:spa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Ber denboran arranoa nontik baitik jin zen eta aragiaren ürrina senditürik, zorrozka </text:span><text:span text:style-name="T76">sartü zen</text:span><text:span text:style-name="T34"> baxa zol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Bena arranoa oihüak baserazirik zalhe odeitan gor </text:span><text:span text:style-name="T197">igaran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z dü, ene ustez, Jondane Petirik holako bidanjantik hartzen; zelüko borta hersi da eta arranoa nekez <text:span text:style-name="T1">da</text:span> han <text:span text:style-name="T1">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50">Orea </text:span><text:span text:style-name="T190">altxatzen den</text:span><text:span text:style-name="T150"> artean ama badoa baratzealat aza lantare zonbaiten lantatzera, eta hau xilo egin eta tapa kiska-kaska ari d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02" office:value-type="string" calcext:value-type="string">
            <text:p><text:span text:style-name="T149">Ken zaite</text:span><text:span text:style-name="T150"> nere aurretik! Alde egin zazu emendik! edo zerbait eman zaida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02" office:value-type="string" calcext:value-type="string">
            <text:p><text:span text:style-name="T199">Nere alaba (Petrirengatik) orren eskutan </text:span><text:span text:style-name="T200">jarri bada</text:span><text:span text:style-name="T199"> jakin zazute </text:span><text:span text:style-name="T72">nere baimeñik gabe izan d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02" office:value-type="string" calcext:value-type="string">
            <text:p><text:span text:style-name="T14">Botikan </text:span><text:span text:style-name="T16">saltzen</text:span><text:span text:style-name="T14"> ez </text:span><text:span text:style-name="T16">dan</text:span><text:span text:style-name="T14"> zerbai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dago beldurrik, gazteak ez ditu austen, berak ez baditu puskatzen. Zartzaroan </text:span><text:span text:style-name="T73">austen dira</text:span><text:span text:style-name="T72"> bere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Txintxarri </text:span><text:span text:style-name="T200">entzun bedi</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itortu bear da, mediku ona ez </text:span><text:span text:style-name="T73">dala</text:span><text:span text:style-name="T72"> merezi aña </text:span><text:span text:style-name="T73">estimatzen</text:span><text:span text:style-name="T72"> ta ordaintze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Giltxurdinean arri koxkorrak </text:span><text:span text:style-name="T200">mugitzen diranean</text:span><text:span text:style-name="T199"> ikaragarria d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gizona, lasago egongo z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Larriturik </text:span><text:span text:style-name="T200">sartzen dala</text:span><text:span text:style-name="T199">.) Zer ziran karraixi oiek? Orain ere etxea </text:span><text:span text:style-name="T72">jendez bete zaigu-t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or zaitugu emen iñori pulsua artzeko. Nola </text:span><text:span text:style-name="T73">sartu zerate</text:span><text:span text:style-name="T72">? Deitu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Otsegin degu ta ez zuten erantzuten. Atea zabalik arkitu degu ta </text:span><text:span text:style-name="T73">sartu g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text:span text:style-name="T1">esnatzen da </text:span>begiak zabalduaz. Emakumezko biak pizka bat urrutiratzen dira</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esnatzen da begiak zabalduaz. Emakumezko biak pizka bat <text:span text:style-name="T1">urrutiratzen di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 gaztea zaitugu gizona. Zer gertatzen zaizu? Ea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aude isilik gizona! Ez zaidazula orrelakorik esan. Auleriz </text:span><text:span text:style-name="T73">ilko nintzak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style-name="ce13"/>
          <table:table-cell table:number-columns-repeated="16372"/>
        </table:table-row>
        <table:table-row table:style-name="ro1">
          <table:table-cell table:style-name="ce102" office:value-type="string" calcext:value-type="string">
            <text:p><text:span text:style-name="T199">Onera nerekin </text:span><text:span text:style-name="T200">sartu dan</text:span><text:span text:style-name="T199"> atsoak ez zuen bada aragi aundirik</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Itzuli zaite</text:span><text:span text:style-name="T199"> emendik illabet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urrera! Bukatzen ari giñan. Laister izango da zure txanda. Alki ortan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Ez dakit azkenerako nola </text:span><text:span text:style-name="T200">butatuko dan</text:span><text:span text:style-name="T199"> kontu a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i! ai! ene Joxepa! Au miña! Ez... in asna… sa aa! </text:span><text:span text:style-name="T73">Itotzen nai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re senarra </text:span><text:span text:style-name="T73">gaixotu da</text:span><text:span text:style-name="T72">!</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Jaun ori </text:span><text:span text:style-name="T73">geldi dedilla</text:span><text:span text:style-name="T72"> emen atera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Jueza joana dala igarri du ta laister </text:span><text:span text:style-name="T200">suspertuko zai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Inyekzio bat emango diot eta </text:span><text:span text:style-name="T200">suspertuko da</text:span><text:span text:style-name="T199"> bere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ta ezeri. </text:span><text:span text:style-name="T73">Sendatu zera</text:span><text:span text:style-name="T72"> ta beste leku batera noa. Barkaturik zaud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ta aztertuko zaitu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ergatlk </text:span><text:span text:style-name="T73">sartu</text:span><text:span text:style-name="T72"> ote </text:span><text:span text:style-name="T73">naiz</text:span><text:span text:style-name="T72"> medikuta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Orain ere </text:span><text:span text:style-name="T200">gaxotu</text:span><text:span text:style-name="T199"> al </text:span><text:span text:style-name="T200">zaigu</text:span><text:span text:style-name="T199">? Apaiz billa joan bearko de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da orrenbesterako! Pizka bat </text:span><text:span text:style-name="T200">ikaratu dala</text:span><text:span text:style-name="T199">. Uts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al dakizute odola geldi arazten? Emakumea </text:span><text:span text:style-name="T73">il diteke</text:span><text:span text:style-name="T72"> ta zuena izango da erru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Gaxoa ez <text:span text:style-name="T1">bada sendatzen</text:span> medikuak edo Petrikillok dute errua... Sendatzen bada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xoa ez bada sendatzen medikuak edo Petrikillok dute errua... <text:span text:style-name="T1">Sendatzen bada</text:span>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al </text:span><text:span text:style-name="T200">zera gogoratzen</text:span><text:span text:style-name="T199">?</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2">Asi ziran, ostera, kanpai astunak torre zaarrean eta orduan </text:span><text:span text:style-name="T203">agertu ziran</text:span><text:span text:style-name="T202"> erriko lagunak kaleak betean, goitik eta beetik, iparraldetik eta egoet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z al <text:span text:style-name="T1">da agertu</text:span> gure arkitetu... jauna?</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Giltzak edegi zituen edegi. Urik, orraitiño, ez </text:span><text:span text:style-name="T205">zan</text:span><text:span text:style-name="T204"> mutur zilloetatik </text:span><text:span text:style-name="T205">agertzen</text:span><text:span text:style-name="T204">, kanpora nair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Azken txoriak ziran unekada aretan </text:span><text:span text:style-name="T205">agertuten ziranak</text:span><text:span text:style-name="T204">, nagiak menpean artuak bai lit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Une orretan </text:span><text:span text:style-name="T205">agertzen ziran</text:span><text:span text:style-name="T204">, etxerantz joateko, umeteri biurri ta jolasgarria aurretik ebel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Nikanor-en argumentuan indarra zala, ala euren ikasteko gogorik eza zala, beingoan </text:span><text:span text:style-name="T205">jarri ziran</text:span><text:span text:style-name="T204">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text:span text:style-name="T1">urratu zan</text:span>, bapatean. Deadar eta txilioak entzun zir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urratu zan, bapatean. Deadar eta txilioak <text:span text:style-name="T1">entzun ziran</text:sp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asten zan uraren borbola beian, eta azkenen buruan, <text:span text:style-name="T1">susmau zeitekean</text:sp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204">Etxeetako aterik asko zabal egozan, ziran giñoan; errietan, orrelako esturetan alkarri laguntzeko </text:span><text:span text:style-name="T205">agertu</text:span><text:span text:style-name="T204"> oi </text:span><text:span text:style-name="T205">dan</text:span><text:span text:style-name="T204"> gogo zintzoa ta bata besteaganako jaier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6">Orma sendo ta goiti luzeak zituan baratz arek, eta inguruko bidean, bada ezpada, zer gertauko, albomutil erazko eta aiutuak izatea, zuur </text:span><text:span text:style-name="T207">jokatzen 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Aldaba-otsak </text:span><text:span text:style-name="T205">asi ziran</text:span><text:span text:style-name="T204"> gerotxuago eta banaka banaka leioak eta balkoietako ateak edegiten zitue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text:span text:style-name="T1">asten zan</text:span> uraren borbola beian, eta azkenen buruan, susmau zeiteke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Lanbide au ez zan bakarra eurentzat, ain zuzen; bakotxaren ogipide ta jardunak zituen lanburutzat, eta orrezaz ganerakoa zan errian </text:span><text:span text:style-name="T205">sortu zeitekezan</text:span><text:span text:style-name="T204"> suak itxungit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204">Etxe zaarrak egin eban berea, uriko uradarrak, bear zan lez, gertu baiño leen. Sua, berez berez, makaldu, alpertu eta </text:span><text:span text:style-name="T205">itxungi</text:span><text:span text:style-name="T204"> egin </text:span><text:span text:style-name="T205">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Ikasle atzera oneek zituan Nikanor-ek gogoko. Azken-unean ipiñi lakirioa eta orduantxe, geldi ta bare, bertan beera </text:span><text:span text:style-name="T205">lotzen ziranak</text:span><text:span text:style-name="T204">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Kontuak egin-ala, autuan ziarduela, ondo jantziriko gazte bat </text:span><text:span text:style-name="T205">sartu zan</text:span><text:span text:style-name="T204"> dendan. Bestela baitakoan begiratuten eutsan neskatilleari, onek Nikanor-eri txanponak emon bitarte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8">Biar arte, laztana, eta ez lan larregirik egin, alperrik </text:span><text:span text:style-name="T209">galdu</text:span><text:span text:style-name="T208"> ez </text:span><text:span text:style-name="T209">zaite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204">Nikanor, barriren barri, Tutulu-ren dendara </text:span><text:span text:style-name="T205">sartu zan</text:span><text:span text:style-name="T204">. Aren emaztea egoan ord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Tutulu-neko dendara </text:span><text:span text:style-name="T205">sartu zan</text:span><text:span text:style-name="T204">, bipil ta eragin. Agertu-olesa egin eban, baiña, isiltasuna besterik ez egoan 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text:span text:style-name="T1">Salatuak izan</text:span> bide <text:span text:style-name="T1">dira</text:span>. Tiroz, bi hilak izan dira: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text:span text:style-name="T1">hilak izan dira</text:span>: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text:span text:style-name="T202">Mihisea zabaldua ikusiz geroz, berehala </text:span><text:span text:style-name="T203">gordeko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hilak izan dira: Bi baiones… Bat kolpatua eta preso altxatua: Manex Etxeberrikoa… Bertzeak <text:span text:style-name="T1">salbatu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Ene emaztearekin ez </text:span><text:span text:style-name="T205">naiz</text:span><text:span text:style-name="T204"> sekulan </text:span><text:span text:style-name="T205">samurtzen</text:span><text:span text:style-name="T204">. Ez naiz nehoiz Jainkoarenganik hoin hurbil bizi iz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text:span text:style-name="T1">agertzen dira</text:span> presonerak. Ikusliarren aldetik sartzen dira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2">Gau bat eta egun bat oraino gure amets ederrak betikotz </text:span><text:span text:style-name="T203">trenkatuko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6">Martina </text:span><text:span text:style-name="T207">ateratzen da</text:span><text:span text:style-name="T206">. Piarre bakarrik dago kezkatua, sukaldeko lanak segituz eta leihotik behatu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10">Betiri </text:span><text:span text:style-name="T211">ateratzen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5">Sar zaite</text:span><text:span text:style-name="T204"> sar, Gaxina!… Zer duzu arpegi hori?… Zer dituzu, berri txarra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204">Milesker hari ere aintzinetik… </text:span><text:span text:style-name="T212">(</text:span><text:span text:style-name="T213">Ateratzen da</text:span><text:span text:style-name="T212">)</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So bat ematerat noa mendiari, ikusteko gure mutiko </text:span><text:span text:style-name="T214">hori nontsu den bere ardiekin! </text:span><text:span text:style-name="T212">(</text:span><text:span text:style-name="T213">Ateratzen da</text:span><text:span text:style-name="T212">) </text:span><text:span text:style-name="T214">Aintzurra hartzen </text:span><text:span text:style-name="T204">dut «sans-culotte»-ak jiten balin badira, jakinen duzu sator ihizirat ateraia naiz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text:span text:style-name="T1">ateratzen da</text:span>. Apur baten buruan sartzen dira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ateratzen da. Apur baten buruan <text:span text:style-name="T1">sartzen dira</text:span>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Ho, jaun erretora, ez dakizu nola bihotza punpaka</text:span><text:span text:style-name="T205"> lotu zaitan</text:span><text:span text:style-name="T204">, Betirik erran dautalarik hemen zin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Puska horiek dira Jainkoari eskainiak eta sakratuak. Ez </text:span><text:span text:style-name="T205">dira</text:span><text:span text:style-name="T204"> gure etxetik </text:span><text:span text:style-name="T205">aterako</text:span><text:span text:style-name="T204">, Jainkoaren etxerat joaiteko baizi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15">Eta jaun bikarioa zer </text:span><text:span text:style-name="T216">bilakatu da</text:span><text:span text:style-name="T215">?</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6">Gero, xutiturik emeki </text:span><text:span text:style-name="T207">ateratzen da</text:span><text:span text:style-name="T206">, gurutzea daramala bere zakuarekin, kartsuki, prosesionean beza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agertzen dira presonerak. Ikusliarren aldetik <text:span text:style-name="T1">sartzen dira</text:span>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17">Ana </text:span><text:span text:style-name="T218">agertzen da</text:span><text:span text:style-name="T217"> otarre bat beso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6">Apur baten buruan </text:span><text:span text:style-name="T207">agertzen da</text:span><text:span text:style-name="T206"> Manex, bi eskuak bizkar gibelean estekatuak, itxura arras trixte bat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Izpiritu-amodioak du bakarrik iraupena. Izpiritu amodioz betikotz josia </text:span><text:span text:style-name="T205">gelditzen naiz</text:span><text:span text:style-name="T204"> zu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Nigar egiten dut, bainan bozkariotan nago ikusiz zure fedearen fermutasuna. Apur batentzat </text:span><text:span text:style-name="T205">gira</text:span><text:span text:style-name="T204"> elgarrenganik </text:span><text:span text:style-name="T205">berexte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15">Dena duk ean lur ziloan </text:span><text:span text:style-name="T216">suntsitzen den</text:span><text:span text:style-name="T215"> gure bizi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12">(Noizbait </text:span><text:span text:style-name="T213">mintzatzen da</text:span><text:span text:style-name="T212">, hitzak nigarrekin aldizkatuz) </text:span><text:span text:style-name="T214">Ba, ttantta eta osaba!… Nere senarra, tirokatu </text:span><text:span text:style-name="T212">dut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Eta </text:span><text:span text:style-name="T205">oroit hadi</text:span><text:span text:style-name="T204"> nola den hemengo erreglamendua. Debekatua duk hemen mintzatzea politikaz, presondegi barneko harathunatez eta ere auziari doakotene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204">Ez nian sekulan asmatuko ere, senar-emaztegai batzu hola </text:span><text:span text:style-name="T205">mintza zitezkela</text:span><text:span text:style-name="T204"> elgar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Eta <text:span text:style-name="T1">mintza hadi</text:span> ez zuka baina toka edo noka. Nungotarra haiz hi?</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6" office:value-type="string" calcext:value-type="string">
            <text:p><text:span text:style-name="T219">An egon ze denbora puxka bat, eta ezagutu zue izen bear zuen bere andregaia. Ongi ezagutu zuelaik, Mariano Merzedesekin </text:span><text:span text:style-name="T220">ezkondu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Senar emazten eben zazpi umeak Iruñen sortu eta aziak zire eta denak irakasleak </text:span><text:span text:style-name="T222">egi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Indartasun aundi orrek anitz erakusten digu eta berdin </text:span><text:span text:style-name="T76">aurkitzen de</text:span><text:span text:style-name="T34">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urik beretan</text:span><text:span text:style-name="T76"> 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Nik uste dut erran duden gauze guzien gañera, nik ezagutu duden Euskal Errian etxe guzietan Ama Birjiña arront maitatua izan dela eta ez <text:span text:style-name="T1">bazire</text:span> etxean otoitz <text:span text:style-name="T1">egiten</text:span> eta arrosaria <text:span text:style-name="T1">ematen</text:span>, orduan elizan egiten zirela,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Nik uste dut erran duden gauze guzien gañera, nik ezagutu duden Euskal Errian etxe guzietan Ama Birjiña arront maitatua izan dela eta ez bazire etxean otoitz egiten eta arrosaria ematen, orduan elizan <text:span text:style-name="T1">egiten zirela</text:span>,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23">Bi ilabete ebetan geiago elizan, baño ezin elizara juan etxean gelditzen zirenak, etxean </text:span><text:span text:style-name="T224">ematen ze</text:span><text:span text:style-name="T225"> arrosarioa eta gibeletik amar bat </text:span><text:span text:style-name="T226">aitegurea </text:span><text:span text:style-name="T227">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Orai ez dut uste ainbertze otoitz </text:span><text:span text:style-name="T220">egiten dela</text:span><text:span text:style-name="T219">, baño uste dut aurridek maiteago dutela elka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Aurra aski buluxia da eta ain ongi </text:span><text:span text:style-name="T222">ikusten da</text:span><text:span text:style-name="T221"> bere gorputza erran daikela: zenbat beidetu ote aurrari?</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Ganbara berean dago Mariano eta Merzedesen irudi bat. Mariano berak egina ixpildu batekin. Andreak </text:span><text:span text:style-name="T222">ezagutzen da</text:span><text:span text:style-name="T221"> indartasun guzietarik bazuel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Teodoro Nabaz Huizi zue izen eta abizenak eta bere aita eta ama zire Goizuetakoak, jende onak denak. Juan eta Leoni </text:span><text:span text:style-name="T222">deitze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Senar emazte ebek izen zuzte iru seme eta zazpi alaba. </text:span><text:span text:style-name="T222">Deitzen zire</text:span><text:span text:style-name="T221"> semeak Teodoro, Mariano eta Joxe Mari eta alabak zire Mari Mertxe, Mari Karmen, Maria Ana, Maria Juana, Maria Amelia, Maria Isabel eta Maria Esthe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Orduen etze biribilik eta zaldiek errestatzen zute zalgurdi edo kotxe </text:span><text:span text:style-name="T222">deitzen zen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8">Bera Madriden </text:span><text:span text:style-name="T229">oposición </text:span><text:span text:style-name="T230">deitzen </text:span><text:span text:style-name="T222">dena</text:span><text:span text:style-name="T221"> egiten, aurra gaizkitu eta il, eta berak deus etzekiela; baño il zen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8">Emakume sandu onek lau iraspen seurik egin zitue, </text:span><text:span text:style-name="T229">cantinas escolares </text:span><text:span text:style-name="T230">deitzen </text:span><text:span text:style-name="T222">dena</text:span><text:span text:style-name="T221"> erdaraz</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31">Colonias</text:span><text:span text:style-name="T232"> </text:span><text:span text:style-name="T233">deitzen </text:span><text:span text:style-name="T234">dena</text:span><text:span text:style-name="T235">, au da, aurrak udan zortzi urtetarik amabiak artio ilabete bat goraberan dazin, itsasoa bear duena Fuenterrabia deitzen den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31">Colonias</text:span><text:span text:style-name="T232"> </text:span><text:span text:style-name="T236">deitzen </text:span><text:span text:style-name="T235">dena, au da, aurrak udan zortzi urtetarik amabiak artio ilabete bat goraberan dazin, itsasoa bear duena Fuenterrabia </text:span><text:span text:style-name="T237">deitzen den</text:span><text:span text:style-name="T235">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ai artio ez zitzaide gogoratu alako galderaik, baño egun ebetan ainbertze emakume </text:span><text:span text:style-name="T76">igaro dire</text:span><text:span text:style-name="T34"> nere buruan, denak indartasun aundikoak ala batre ikastasun gabek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gaixoek uste zute apez eta monja edo serora guziak zerura juaten zirela, ezkonduak baño aisego, eta orrengatik pozez </text:span><text:span text:style-name="T76">betetzen zire</text:span><text:span text:style-name="T34"> juaten zirelaik eta ama gaixoek otoitz eta baru anitz egiten zute, bere lan anitz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Eta gaixoek uste zute apez eta monja edo serora guziak zerura juaten zirela, ezkonduak baño aisego, eta orrengatik pozez </text:span><text:span text:style-name="T190">betetzen zire</text:span><text:span text:style-name="T150"> juaten zirela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6" office:value-type="string" calcext:value-type="string">
            <text:p><text:span text:style-name="T219">Indartasun aundi orrek anitz erakusten digu eta berdin </text:span><text:span text:style-name="T220">aurkitzen de</text:span><text:span text:style-name="T219">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6" office:value-type="string" calcext:value-type="string">
            <text:p><text:span text:style-name="T221">Seurik beretan </text:span><text:span text:style-name="T222">aurkitzen zire</text:span><text:span text:style-name="T221">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6" office:value-type="string" calcext:value-type="string">
            <text:p><text:span text:style-name="T219">Bi ilabete ebetan geiago elizan, baño ezin elizara juan etxean </text:span><text:span text:style-name="T220">gelditzen zirenak</text:span><text:span text:style-name="T219">, etxean </text:span><text:span text:style-name="T238">ematen ze arrosarioa eta gibeletik amar bat </text:span><text:span text:style-name="T239">aitegurea </text:span><text:span text:style-name="T238">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40">Ori egia da eta aurrak asperturik lo </text:span><text:span text:style-name="T241">gelditzen zire</text:span><text:span text:style-name="T240"> gaix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Erran zirete Kataluñan, bein batez, artu zuela matakan aundi bat eta beraikin eskutan bota zuela bere etxetik gizon kiskil bat, zerengatik <text:span text:style-name="T1">sartu zen</text:span> bere etxera eta uste izein zue beraz irri itera juan zela eta artu zuelaik matakana eskura gizonak laister egin zue kanpora</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42">Semeak gazteago </text:span><text:span text:style-name="T243">il zire</text:span><text:span text:style-name="T242"> eta alaba geienak iruetan ogei eta amarretara urbil edo geag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Garagarrilleain ondar egunean, ilundu ondoan deitu zute atera eta nere aite </text:span><text:span text:style-name="T222">atera ze</text:span><text:span text:style-name="T221"> eta erran zue: aurrein am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Nere amak aur onei eman zio bularra ogeite lau ilabetez eta </text:span><text:span text:style-name="T222">gelditu zen</text:span><text:span text:style-name="T221"> gure etxean ogei eta amarretaraño euskera ikasteaga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44">Bera Madriden </text:span><text:span text:style-name="T245">oposición </text:span><text:span text:style-name="T246">deitzen dena egiten, aurra gaizkitu eta il, eta berak deus etzekiela; baño </text:span><text:span text:style-name="T247">il zen</text:span><text:span text:style-name="T246">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44">Bera Madriden </text:span><text:span text:style-name="T245">oposición </text:span><text:span text:style-name="T246">deitzen dena egiten, aurra gaizkitu eta il, eta berak deus etzekiela; baño il zen minuto berean erran omen zio bere lagunari: nere semea </text:span><text:span text:style-name="T247">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Eta lagunak: nondik?, zure semea ez </text:span><text:span text:style-name="T220">da il</text:span><text:span text:style-name="T219">, ez dizu niok erran. Bai erran dire berak. Bere aurridek etziote </text:span><text:span text:style-name="T238">erran </text:span><text:span text:style-name="T248">oposicion</text:span><text:span text:style-name="T249">ak akitu artio </text:span><text:span text:style-name="T219">eta akitu zituelaik etorri ze bere etxera eta tren delakotik iautsi zelaik, bere senarra an bere bila etorria, erran zio: Teodoro, gure seme Mariano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Eta lagunak: nondik?, zure semea ez da il, ez dizu niok erran. Bai erran dire berak. Bere aurridek etziote </text:span><text:span text:style-name="T238">erran </text:span><text:span text:style-name="T248">oposicion</text:span><text:span text:style-name="T249">ak akitu artio </text:span><text:span text:style-name="T219">eta akitu zituelaik etorri ze bere etxera eta tren delakotik </text:span><text:span text:style-name="T250">iautsi zelaik</text:span><text:span text:style-name="T219">, bere senarra an bere bila etorria, erran zio: Teodoro, gure seme Mariano </text:span><text:span text:style-name="T220">il da</text:span><text:span text:style-name="T219">?</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Eta bere lagunak eta bere etxean </text:span><text:span text:style-name="T222">gelditu zire</text:span><text:span text:style-name="T221"> arriturik ola aztatze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51">Denbora ontan </text:span><text:span text:style-name="T252">gelditu ze</text:span><text:span text:style-name="T251"> Nafarroko emakume irakasle guzien zaindaritak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31">Colonias</text:span><text:span text:style-name="T232"> </text:span><text:span text:style-name="T236">deitzen </text:span><text:span text:style-name="T235">dena, au da, aurrak udan zortzi urtetarik amabiak artio ilabete bat goraberan dazin, itsasoa bear duena Fuenterrabia deitzen den tokira, eta mendira bear duena Zudairera, osasunez </text:span><text:span text:style-name="T237">bete daitzen</text:span><text:span text:style-name="T235">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93">Oroitu gaitetzen</text:span><text:span text:style-name="T34"> nola Jesukristoren legea ongi jarraitzen zuztenei iltzen zuztela lemexiko iru edo lau gizaldi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34">Ez dakit Jaungoikoain deiaz </text:span><text:span text:style-name="T76">oroitzen</text:span><text:span text:style-name="T34"> ote </text:span><text:span text:style-name="T76">zire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Oraño ez nue sei urteik eta </text:span><text:span text:style-name="T220">oroitzen naiz</text:span><text:span text:style-name="T219"> nolakoa zen aurrein ama: beltzaran bat, ederra, bi begi arront beltxak, aundiak eta argitasun eder bat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Amar urtetaik amabietara urbil erran zio aurrak nere aitari: aita ez </text:span><text:span text:style-name="T222">naiz oroitzen</text:span><text:span text:style-name="T221"> eukeraz ‘aita’ eta ‘txakurra’ baiz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di huntako süjeta dateke gure herriko; Emanen deiziegün jeian <text:span text:style-name="T1">girade ezagütüko</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5) Reciproc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 biga… hamar trago, Nun <text:span text:style-name="T1">ezten hüstü</text:span> gehiag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erriko bestetan, gaztiak <text:span text:style-name="T1">dira mozkortü</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Xaxi eta Pette <text:span text:style-name="T1">dira</text:span> ezkuntzez <text:span text:style-name="T1">algarretatü</text:span>, Ta biak Basabürian bethikoz dirate bür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ere aiher izan gabe okherra ziküzü jiten: Telebixta aitzinian haiñbeste <text:span text:style-name="T1">beniz</text:span> ni <text:span text:style-name="T1">lazten</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la hola aitzinara heltü behar zaikegia? Ez<text:span text:style-name="T1">ta hüstüko</text:span> orano bethik haboro her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uni edo horri nula <text:span text:style-name="T1">loth nintake</text:span>? Zeren bazter orotarat badit bethi indarkatz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r dük hor ogen handia: eztük nihuiz ikhasiko! Aphürri arren <text:span text:style-name="T1">loth hadi</text:span> lan hun baten eg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Oro <text:span text:style-name="T1">biltzen girelarik</text:span> zure edantegiala, Ene arrenkürak dütüt urthukirik kanpu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haur ere hortan nüzü eta ez arrajiteko, Ahal oroz <text:span text:style-name="T1">lothuko niz</text:span> herrian lan ükhe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Ziek, gizun pottoluak, <text:span text:style-name="T1">bazter zitaie</text:span> hebentik, Edari hun horik oro baitütüt zalhe hüstürik</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Gure nahikuntiari nur othe <text:span text:style-name="T1">bühürt lizate</text:span>? Lehertürik pharkamentü bertan galthegin lezak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iritik eraitsiz geroz nula <text:span text:style-name="T1">ziren khanbiatü</text:span>! Ulhün hatzamaiten zütüt, erran ezazü: zer duz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ntzütia dit besta handi bethik egiten diela, Gazte hanitx <text:span text:style-name="T1">biltzen dela</text:span> goizetik berant gai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a eder baiginizün, gazte bazen: hau da egia; Zentako berantialat <text:span text:style-name="T1">sarthü da</text:span> itsuske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hidanik holaxerik, e<text:span text:style-name="T1">hiz</text:span> hi <text:span text:style-name="T1">khanbiatüko</text:span>, Bai eta astohünjale egündano egon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usuri, ixilik ago! Beste saill bati <text:span text:style-name="T1">loth hadi</text:span>, Zeren ezagüt hirioke bertan beste lillürald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la <text:span text:style-name="T1">bühürtzen bazide</text:span> gure nahiküntiari, Arruntaz herritik kanpo behar zütiegü ezar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ldumagarria zan, hau da, hamabostero <text:span text:style-name="T1">agertzen zan</text:span> orrialde baten zerrenda zatitxo bat</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e lan zabalagoetan be (hiztegietan adibidez) <text:span text:style-name="T1">agertzen dira</text:span> arrainen izenen Bermeoko bariante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Harrapatzen ziran</text:span> espeziak be ugariak ziran: batzuk balio komertzial handidunak eta beste batzuk ez horrenbeste</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zuk moila ganetik kainaberaz <text:span text:style-name="T1">harrapatzen zirenak</text:span> eta beste batzuk urruneko ozeanoetako ur-tropikaletako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zter batetan egoten ziran “arrain bereziak”, kopuru gitxian <text:span text:style-name="T1">harrapatzen zirenak</text:span>, sarritan ale bakarrak baino ez ziren egoten h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text:span text:style-name="T1">harrapatzen danean</text:span>, ez da itxuraz be ezagutze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harrapatzen danean, ez <text:span text:style-name="T1">da</text:span> itxuraz be <text:span text:style-name="T1">ezagutzen</text:spa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ure gaztaroan moilatik arrantzan egin aurretik <text:span text:style-name="T13">aixarretan</text:span> joaten ginen karnadatarako erabiltzeko: orain <text:span text:style-name="T13">gusanak</text:span> <text:span text:style-name="T1">erabiltzen dir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nen antzeko zerrenda bat publikatu neban Bermeon 1990tik 2005era bitartean <text:span text:style-name="T1">argitaratzen zan</text:span> <text:span text:style-name="T13">Akatz</text:span> aldizkari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azinoartean <text:span text:style-name="T1">onartzen den</text:span> bakarra. Latinez edo latinizatua izat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in bada espeziea ziurtasunez identifikatu, baina generoa ezagutua da, sp. laburdura <text:span text:style-name="T1">erabi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tsas-azalean <text:span text:style-name="T1">ikusten da</text:span> norezean balitz lez</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da jaten</text:span> baina gibeletik orio ona lortzen z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da jaten baina gibeletik orio ona <text:span text:style-name="T1">lortzen zan</text:sp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Jan</text:span> egiten <text:span text:style-name="T1">da</text:span> baina usain gogorra dau. Arin galtz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Galdu</text:span> ez <text:span text:style-name="T1">dan</text:span> izena, kasu askotan, aldatu egin da,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text:span text:style-name="T1">aldatu</text:span> egin <text:span text:style-name="T1">da</text:span>,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reek ikustean gure jakinmina <text:span text:style-name="T1">biztuten zan</text:span> eta arrantzale zaharrei edo-ta portuko neskatilei galdetzen geuntsen arrain hareen izen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an egiten da baina usain gogorra dau. Arin <text:span text:style-name="T1">ga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aldatu egin da, eta espezieren bat deskribatzeko berbea behar dogunean, gaztelerazko izenen bat erabiltzen dogu euskerazkoaz inor ez <text:span text:style-name="T1">da gogoratzen</text:spa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number-columns-repeated="2"/>
          <table:table-cell table:style-name="ce9"/>
          <table:table-cell table:number-columns-repeated="8"/>
          <table:table-cell table:style-name="ce13"/>
          <table:table-cell table:number-columns-repeated="16372"/>
        </table:table-row>
        <table:table-row table:style-name="ro1">
          <table:table-cell office:value-type="string" calcext:value-type="string">
            <text:p>(continue collecting examples from Mounole (2011: 273)</text:p>
          </table:table-cell>
          <table:table-cell table:number-columns-repeated="16383"/>
        </table:table-row>
        <table:table-row table:style-name="ro1">
          <table:table-cell office:value-type="string" calcext:value-type="string">
            <text:p>(continue collecting examples from database of BHS paper manuscript on reflexivity)</text:p>
          </table:table-cell>
          <table:table-cell table:number-columns-repeated="16383"/>
        </table:table-row>
        <table:table-row table:style-name="ro1">
          <table:table-cell office:value-type="string" calcext:value-type="string">
            <text:p>(continue collecting examples from Axular (2015: 27)</text:p>
          </table:table-cell>
          <table:table-cell table:number-columns-repeated="16383"/>
        </table:table-row>
        <table:table-row table:style-name="ro1">
          <table:table-cell office:value-type="string" calcext:value-type="string">
            <text:p>(continue collecting examples from Lazarraga (2010: 175)</text:p>
          </table:table-cell>
          <table:table-cell table:number-columns-repeated="16383"/>
        </table:table-row>
        <table:table-row table:style-name="ro1">
          <table:table-cell office:value-type="string" calcext:value-type="string">
            <text:p>(continue collecting examples from Otxoa de Arin (1902: 38)</text:p>
          </table:table-cell>
          <table:table-cell table:number-columns-repeated="16383"/>
        </table:table-row>
        <table:table-row table:style-name="ro1">
          <table:table-cell office:value-type="string" calcext:value-type="string">
            <text:p>(continue collecting examples from Beriain (1621: 25)</text:p>
          </table:table-cell>
          <table:table-cell table:number-columns-repeated="16383"/>
        </table:table-row>
        <table:table-row table:style-name="ro1">
          <table:table-cell office:value-type="string" calcext:value-type="string">
            <text:p>(continue collecting examples from Agirre Asteasukoa (1803: 47)</text:p>
          </table:table-cell>
          <table:table-cell table:number-columns-repeated="16383"/>
        </table:table-row>
        <table:table-row table:style-name="ro1">
          <table:table-cell office:value-type="string" calcext:value-type="string">
            <text:p>(continue collecting examples from Kardaberatz (2004: 33)</text:p>
          </table:table-cell>
          <table:table-cell table:number-columns-repeated="16383"/>
        </table:table-row>
        <table:table-row table:style-name="ro1">
          <table:table-cell office:value-type="string" calcext:value-type="string">
            <text:p>(continue collecting examples from Mogel (1904: second chapter)</text:p>
          </table:table-cell>
          <table:table-cell table:number-columns-repeated="16383"/>
        </table:table-row>
        <table:table-row table:style-name="ro1">
          <table:table-cell office:value-type="string" calcext:value-type="string">
            <text:p>(continue collecting examples from Belapeyre (1983: 61)</text:p>
          </table:table-cell>
          <table:table-cell table:number-columns-repeated="16383"/>
        </table:table-row>
        <table:table-row table:style-name="ro1">
          <table:table-cell office:value-type="string" calcext:value-type="string">
            <text:p>(continue collecting examples from Maister (2009: 46)</text:p>
          </table:table-cell>
          <table:table-cell table:number-columns-repeated="16383"/>
        </table:table-row>
        <table:table-row table:style-name="ro1">
          <table:table-cell office:value-type="string" calcext:value-type="string">
            <text:p>(continue collecting examples from Intxauspe (1883: 16)</text:p>
          </table:table-cell>
          <table:table-cell table:number-columns-repeated="16383"/>
        </table:table-row>
        <table:table-row table:style-name="ro1">
          <table:table-cell office:value-type="string" calcext:value-type="string">
            <text:p>(continue collecting examples from Kapanaga (1656: 19)</text:p>
          </table:table-cell>
          <table:table-cell table:number-columns-repeated="16383"/>
        </table:table-row>
        <table:table-row table:style-name="ro1">
          <table:table-cell office:value-type="string" calcext:value-type="string">
            <text:p>(continue collecting examples from Xurio (1872: 7)</text:p>
          </table:table-cell>
          <table:table-cell table:number-columns-repeated="16383"/>
        </table:table-row>
        <table:table-row table:style-name="ro1">
          <table:table-cell office:value-type="string" calcext:value-type="string">
            <text:p>(continue collecting examples from Lakarra (1981: 136)</text:p>
          </table:table-cell>
          <table:table-cell table:number-columns-repeated="16383"/>
        </table:table-row>
        <table:table-row table:style-name="ro1">
          <table:table-cell office:value-type="string" calcext:value-type="string">
            <text:p>(continue collecting examples from Padilla Moyano &amp; Bidegain (2015: 100)</text:p>
          </table:table-cell>
          <table:table-cell table:number-columns-repeated="16383"/>
        </table:table-row>
        <table:table-row table:style-name="ro1">
          <table:table-cell office:value-type="string" calcext:value-type="string">
            <text:p>(continue collecting examples from Salaberri Zaratiegi et al. 2021: 70)</text:p>
          </table:table-cell>
          <table:table-cell table:number-columns-repeated="16383"/>
        </table:table-row>
        <table:table-row table:style-name="ro1">
          <table:table-cell office:value-type="string" calcext:value-type="string">
            <text:p>(continue collecting examples from Salaberri Zaratiegi et al. 2023: 46)</text:p>
          </table:table-cell>
          <table:table-cell table:number-columns-repeated="16383"/>
        </table:table-row>
        <table:table-row table:style-name="ro1">
          <table:table-cell office:value-type="string" calcext:value-type="string">
            <text:p>(continue collecting examples from Estornés Lasa 1984: 71)</text:p>
          </table:table-cell>
          <table:table-cell table:number-columns-repeated="16383"/>
        </table:table-row>
        <table:table-row table:style-name="ro1">
          <table:table-cell office:value-type="string" calcext:value-type="string">
            <text:p>(continue collecting examples from Etxeberri &amp; Hiriart-Urruti 1887(1/3)</text:p>
          </table:table-cell>
          <table:table-cell table:number-columns-repeated="16383"/>
        </table:table-row>
        <table:table-row table:style-name="ro1">
          <table:table-cell office:value-type="string" calcext:value-type="string">
            <text:p>(continue collecting examples from Gómez 1991: 387)</text:p>
          </table:table-cell>
          <table:table-cell table:number-columns-repeated="16383"/>
        </table:table-row>
        <table:table-row table:style-name="ro1">
          <table:table-cell office:value-type="string" calcext:value-type="string">
            <text:p>(continue collecting examples from Kamino &amp; Salaberri 2006: 100)</text:p>
          </table:table-cell>
          <table:table-cell table:number-columns-repeated="16383"/>
        </table:table-row>
        <table:table-row table:style-name="ro1">
          <table:table-cell office:value-type="string" calcext:value-type="string">
            <text:p>(continue collecting examples from Coyos (2013: 24)</text:p>
          </table:table-cell>
          <table:table-cell table:number-columns-repeated="16383"/>
        </table:table-row>
        <table:table-row table:style-name="ro1">
          <table:table-cell office:value-type="string" calcext:value-type="string">
            <text:p>(continue collecting examples from Bustintza (1990: 16)</text:p>
          </table:table-cell>
          <table:table-cell table:number-columns-repeated="16383"/>
        </table:table-row>
        <table:table-row table:style-name="ro1">
          <table:table-cell office:value-type="string" calcext:value-type="string">
            <text:p>(continue collecting examples from Iñigo (2011: 121)</text:p>
          </table:table-cell>
          <table:table-cell table:number-columns-repeated="16383"/>
        </table:table-row>
        <table:table-row table:style-name="ro1">
          <table:table-cell office:value-type="string" calcext:value-type="string">
            <text:p>(continue collecting examples from Euskaltzaindia (1982: 104)</text:p>
          </table:table-cell>
          <table:table-cell table:number-columns-repeated="16383"/>
        </table:table-row>
        <table:table-row table:style-name="ro1">
          <table:table-cell office:value-type="string" calcext:value-type="string">
            <text:p>(continue collecting examples from Xarritton (1992: 15)</text:p>
          </table:table-cell>
          <table:table-cell table:number-columns-repeated="16383"/>
        </table:table-row>
        <table:table-row table:style-name="ro1">
          <table:table-cell office:value-type="string" calcext:value-type="string">
            <text:p>(continue collecting examples from Erkiaga (1962: 19)</text:p>
          </table:table-cell>
          <table:table-cell table:number-columns-repeated="16383"/>
        </table:table-row>
        <table:table-row table:style-name="ro1" table:number-rows-repeated="1047275">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Times New Roman PS'" style:font-family-generic="roman"/>
    <style:font-face style:name="Times New Roman1" svg:font-family="'Times New Roman'" style:font-adornments="Lodia" style:font-family-generic="roman" style:font-pitch="variable"/>
    <style:font-face style:name="Times New Roman2" svg:font-family="'Times New Roman'" style:font-adornments="Negrita" style:font-family-generic="roman" style:font-pitch="variable"/>
    <style:font-face style:name="Times New Roman3" svg:font-family="'Times New Roman'"/>
    <style:font-face style:name="Times New Roman4" svg:font-family="'Times New Roman'" style:font-family-generic="roman"/>
    <style:font-face style:name="Times New Roman5" svg:font-family="'Times New Roman'" style:font-family-generic="roman" style:font-pitch="variable"/>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2:51:46.700000000</meta:creation-date>
    <dc:date>2024-11-15T20:55:25.776000000</dc:date>
    <meta:editing-duration>P2DT13H26M44S</meta:editing-duration>
    <meta:editing-cycles>1297</meta:editing-cycles>
    <meta:generator>LibreOffice/7.5.2.2$Windows_X86_64 LibreOffice_project/53bb9681a964705cf672590721dbc85eb4d0c3a2</meta:generator>
    <meta:document-statistic meta:table-count="1" meta:cell-count="14009" meta:object-count="0"/>
  </office:meta>
</office:document-meta>
</file>